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Helvetica" svg:font-family="Helvetica, Arial, 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CJK JP Regular1" svg:font-family="'Noto Sans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f4f" officeooo:paragraph-rsid="00179f4f"/>
    </style:style>
    <style:style style:name="P2" style:family="paragraph" style:parent-style-name="Standard">
      <style:text-properties officeooo:rsid="00179f4f" officeooo:paragraph-rsid="00179f4f"/>
    </style:style>
    <style:style style:name="P3" style:family="paragraph" style:parent-style-name="Standard">
      <style:text-properties officeooo:rsid="00179f4f" officeooo:paragraph-rsid="00c0d55a"/>
    </style:style>
    <style:style style:name="P4" style:family="paragraph" style:parent-style-name="Standard">
      <style:text-properties officeooo:paragraph-rsid="00179f4f"/>
    </style:style>
    <style:style style:name="P5" style:family="paragraph" style:parent-style-name="Standard">
      <style:text-properties officeooo:rsid="00199b0e" officeooo:paragraph-rsid="00199b0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9b0e" officeooo:paragraph-rsid="00199b0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747352" officeooo:paragraph-rsid="0074735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747352" officeooo:paragraph-rsid="00a8691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747352" officeooo:paragraph-rsid="00b1403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4c3f41" officeooo:paragraph-rsid="004c3f41" fo:background-color="#ffffff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b41efd" officeooo:paragraph-rsid="00b50fee" fo:background-color="#fffff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b41efd" officeooo:paragraph-rsid="00b5d609" fo:background-color="#fffff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179f4f" officeooo:paragraph-rsid="00179f4f" fo:background-color="#cccccc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747352" officeooo:paragraph-rsid="00747352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officeooo:rsid="006273f4" officeooo:paragraph-rsid="00a38c07"/>
    </style:style>
    <style:style style:name="P16" style:family="paragraph" style:parent-style-name="Standard">
      <style:text-properties style:text-underline-style="solid" style:text-underline-width="auto" style:text-underline-color="font-color" officeooo:rsid="002ee1c7" officeooo:paragraph-rsid="00a0dd2e"/>
    </style:style>
    <style:style style:name="P17" style:family="paragraph" style:parent-style-name="Standard">
      <style:text-properties style:text-underline-style="solid" style:text-underline-width="auto" style:text-underline-color="font-color" officeooo:rsid="00322412" officeooo:paragraph-rsid="00322412"/>
    </style:style>
    <style:style style:name="P18" style:family="paragraph" style:parent-style-name="Standard">
      <style:text-properties style:text-underline-style="solid" style:text-underline-width="auto" style:text-underline-color="font-color" officeooo:rsid="00322412" officeooo:paragraph-rsid="003bf565"/>
    </style:style>
    <style:style style:name="P19" style:family="paragraph" style:parent-style-name="Standard">
      <style:text-properties style:text-underline-style="solid" style:text-underline-width="auto" style:text-underline-color="font-color" officeooo:rsid="0033a02b" officeooo:paragraph-rsid="0033a02b"/>
    </style:style>
    <style:style style:name="P20" style:family="paragraph" style:parent-style-name="Standard">
      <style:text-properties style:text-underline-style="solid" style:text-underline-width="auto" style:text-underline-color="font-color" officeooo:paragraph-rsid="00a50908"/>
    </style:style>
    <style:style style:name="P21" style:family="paragraph" style:parent-style-name="Standard">
      <style:text-properties officeooo:rsid="001a4bef" officeooo:paragraph-rsid="001a4bef"/>
    </style:style>
    <style:style style:name="P22" style:family="paragraph" style:parent-style-name="Standard">
      <style:text-properties officeooo:rsid="001b8312" officeooo:paragraph-rsid="001c47db"/>
    </style:style>
    <style:style style:name="P23" style:family="paragraph" style:parent-style-name="Standard">
      <style:text-properties officeooo:rsid="001b8312" officeooo:paragraph-rsid="00a50908"/>
    </style:style>
    <style:style style:name="P24" style:family="paragraph" style:parent-style-name="Standard">
      <style:text-properties officeooo:rsid="001b8312" officeooo:paragraph-rsid="00a86911"/>
    </style:style>
    <style:style style:name="P25" style:family="paragraph" style:parent-style-name="Standard">
      <style:text-properties officeooo:rsid="001ffebf" officeooo:paragraph-rsid="001ffebf" fo:background-color="#ffffff"/>
    </style:style>
    <style:style style:name="P26" style:family="paragraph" style:parent-style-name="Standard">
      <style:text-properties officeooo:rsid="004c3f41" officeooo:paragraph-rsid="004c3f41" fo:background-color="#ffffff"/>
    </style:style>
    <style:style style:name="P27" style:family="paragraph" style:parent-style-name="Standard">
      <style:text-properties officeooo:rsid="004c3f41" officeooo:paragraph-rsid="00b5d609" fo:background-color="#ffffff"/>
    </style:style>
    <style:style style:name="P28" style:family="paragraph" style:parent-style-name="Standard">
      <style:text-properties officeooo:rsid="005e45c2" officeooo:paragraph-rsid="005e45c2" fo:background-color="#ffffff"/>
    </style:style>
    <style:style style:name="P29" style:family="paragraph" style:parent-style-name="Standard">
      <style:text-properties officeooo:rsid="005e45c2" officeooo:paragraph-rsid="006ef67f" fo:background-color="#ffffff"/>
    </style:style>
    <style:style style:name="P30" style:family="paragraph" style:parent-style-name="Standard">
      <style:text-properties officeooo:rsid="006273f4" officeooo:paragraph-rsid="004c3f41" fo:background-color="#ffffff"/>
    </style:style>
    <style:style style:name="P31" style:family="paragraph" style:parent-style-name="Standard">
      <style:text-properties officeooo:rsid="00b50fee" officeooo:paragraph-rsid="00b50fee" fo:background-color="#ffffff"/>
    </style:style>
    <style:style style:name="P32" style:family="paragraph" style:parent-style-name="Standard">
      <style:text-properties officeooo:rsid="00b50fee" officeooo:paragraph-rsid="00b5d609" fo:background-color="#ffffff"/>
    </style:style>
    <style:style style:name="P33" style:family="paragraph" style:parent-style-name="Standard">
      <style:text-properties officeooo:rsid="00b50fee" officeooo:paragraph-rsid="00bbae77" fo:background-color="#ffffff"/>
    </style:style>
    <style:style style:name="P34" style:family="paragraph" style:parent-style-name="Standard">
      <style:text-properties officeooo:rsid="0023427e" officeooo:paragraph-rsid="0023427e" fo:background-color="#ffffff"/>
    </style:style>
    <style:style style:name="P35" style:family="paragraph" style:parent-style-name="Standard">
      <style:text-properties officeooo:rsid="00b41efd" officeooo:paragraph-rsid="001ffebf" fo:background-color="#ffffff"/>
    </style:style>
    <style:style style:name="P36" style:family="paragraph" style:parent-style-name="Standard">
      <style:text-properties officeooo:rsid="00b8a840" officeooo:paragraph-rsid="00b8a840" fo:background-color="#ffffff"/>
    </style:style>
    <style:style style:name="P37" style:family="paragraph" style:parent-style-name="Standard">
      <style:text-properties officeooo:rsid="002ee1c7" officeooo:paragraph-rsid="002ee1c7"/>
    </style:style>
    <style:style style:name="P38" style:family="paragraph" style:parent-style-name="Standard">
      <style:text-properties officeooo:rsid="002ee1c7" officeooo:paragraph-rsid="003e4c4c"/>
    </style:style>
    <style:style style:name="P39" style:family="paragraph" style:parent-style-name="Standard">
      <style:text-properties officeooo:rsid="002ee1c7" officeooo:paragraph-rsid="00a0dd2e"/>
    </style:style>
    <style:style style:name="P40" style:family="paragraph" style:parent-style-name="Standard">
      <style:text-properties officeooo:rsid="002ee1c7" officeooo:paragraph-rsid="004cb658"/>
    </style:style>
    <style:style style:name="P41" style:family="paragraph" style:parent-style-name="Standard">
      <style:text-properties officeooo:rsid="002ee1c7" officeooo:paragraph-rsid="00bd67b0"/>
    </style:style>
    <style:style style:name="P42" style:family="paragraph" style:parent-style-name="Standard">
      <style:text-properties officeooo:rsid="00322412" officeooo:paragraph-rsid="005ce7a0"/>
    </style:style>
    <style:style style:name="P43" style:family="paragraph" style:parent-style-name="Standard">
      <style:text-properties officeooo:rsid="00322412" officeooo:paragraph-rsid="003bf565"/>
    </style:style>
    <style:style style:name="P44" style:family="paragraph" style:parent-style-name="Standard">
      <style:text-properties officeooo:rsid="00322412" officeooo:paragraph-rsid="00a1d9d2"/>
    </style:style>
    <style:style style:name="P45" style:family="paragraph" style:parent-style-name="Standard">
      <style:text-properties officeooo:rsid="00322412" officeooo:paragraph-rsid="00a3a766"/>
    </style:style>
    <style:style style:name="P46" style:family="paragraph" style:parent-style-name="Standard">
      <style:text-properties officeooo:rsid="0033a02b" officeooo:paragraph-rsid="0033a02b"/>
    </style:style>
    <style:style style:name="P47" style:family="paragraph" style:parent-style-name="Standard">
      <style:text-properties officeooo:rsid="0033a02b" officeooo:paragraph-rsid="003d1a3b"/>
    </style:style>
    <style:style style:name="P48" style:family="paragraph" style:parent-style-name="Standard">
      <style:text-properties officeooo:rsid="0033a02b" officeooo:paragraph-rsid="005ce7a0"/>
    </style:style>
    <style:style style:name="P49" style:family="paragraph" style:parent-style-name="Standard">
      <style:text-properties officeooo:rsid="0033a02b" officeooo:paragraph-rsid="00a0dd2e"/>
    </style:style>
    <style:style style:name="P50" style:family="paragraph" style:parent-style-name="Standard">
      <style:text-properties officeooo:rsid="0047fb28" officeooo:paragraph-rsid="0047fb28"/>
    </style:style>
    <style:style style:name="P51" style:family="paragraph" style:parent-style-name="Standard">
      <style:text-properties officeooo:rsid="004c3f41" officeooo:paragraph-rsid="00590de7"/>
    </style:style>
    <style:style style:name="P52" style:family="paragraph" style:parent-style-name="Standard">
      <style:text-properties officeooo:rsid="004c3f41" officeooo:paragraph-rsid="005d9bfd"/>
    </style:style>
    <style:style style:name="P53" style:family="paragraph" style:parent-style-name="Standard">
      <style:text-properties officeooo:rsid="004c3f41" officeooo:paragraph-rsid="005dd4bf"/>
    </style:style>
    <style:style style:name="P54" style:family="paragraph" style:parent-style-name="Standard">
      <style:text-properties officeooo:rsid="004c3f41" officeooo:paragraph-rsid="006273f4"/>
    </style:style>
    <style:style style:name="P55" style:family="paragraph" style:parent-style-name="Standard">
      <style:text-properties officeooo:rsid="004c3f41" officeooo:paragraph-rsid="00a50908"/>
    </style:style>
    <style:style style:name="P56" style:family="paragraph" style:parent-style-name="Standard">
      <style:text-properties officeooo:rsid="004c3f41" officeooo:paragraph-rsid="005ce7a0"/>
    </style:style>
    <style:style style:name="P57" style:family="paragraph" style:parent-style-name="Standard">
      <style:text-properties officeooo:rsid="004c3f41" officeooo:paragraph-rsid="00a67163"/>
    </style:style>
    <style:style style:name="P58" style:family="paragraph" style:parent-style-name="Standard">
      <style:text-properties officeooo:rsid="004c3f41" officeooo:paragraph-rsid="00a8156d"/>
    </style:style>
    <style:style style:name="P59" style:family="paragraph" style:parent-style-name="Standard">
      <style:text-properties officeooo:rsid="004c3f41" officeooo:paragraph-rsid="00a9e368"/>
    </style:style>
    <style:style style:name="P60" style:family="paragraph" style:parent-style-name="Standard">
      <style:text-properties officeooo:rsid="004c3f41" officeooo:paragraph-rsid="00b2e1a8"/>
    </style:style>
    <style:style style:name="P61" style:family="paragraph" style:parent-style-name="Standard">
      <style:text-properties fo:color="#000000" style:font-name="Liberation Serif" officeooo:paragraph-rsid="008d3fa3" fo:background-color="#ffffff"/>
    </style:style>
    <style:style style:name="P62" style:family="paragraph" style:parent-style-name="Standard">
      <style:text-properties fo:color="#000000" style:text-underline-style="none" fo:font-weight="normal" officeooo:rsid="007be1ef" officeooo:paragraph-rsid="00a38c07" style:font-weight-asian="normal" style:font-weight-complex="normal"/>
    </style:style>
    <style:style style:name="P63" style:family="paragraph" style:parent-style-name="Standard">
      <style:text-properties fo:color="#000000" style:text-underline-style="none" fo:font-weight="normal" officeooo:rsid="009edf6f" officeooo:paragraph-rsid="00a38c07" style:font-weight-asian="normal" style:font-weight-complex="normal"/>
    </style:style>
    <style:style style:name="P64" style:family="paragraph" style:parent-style-name="Standard">
      <style:text-properties fo:color="#000000" fo:font-size="10pt" style:text-underline-style="none" fo:font-weight="normal" officeooo:rsid="007be1ef" officeooo:paragraph-rsid="007be1ef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text-underline-style="solid" style:text-underline-width="auto" style:text-underline-color="font-color" fo:font-weight="normal" officeooo:rsid="007be1ef" officeooo:paragraph-rsid="007be1ef" style:font-weight-asian="normal" style:font-weight-complex="normal"/>
    </style:style>
    <style:style style:name="P66" style:family="paragraph" style:parent-style-name="Standard">
      <style:text-properties fo:color="#000000" style:text-underline-style="solid" style:text-underline-width="auto" style:text-underline-color="font-color" fo:font-weight="normal" officeooo:rsid="007be1ef" officeooo:paragraph-rsid="00a38c07" style:font-weight-asian="normal" style:font-weight-complex="normal"/>
    </style:style>
    <style:style style:name="P67" style:family="paragraph" style:parent-style-name="Standard">
      <style:text-properties fo:color="#000000" officeooo:paragraph-rsid="00c26f1d" fo:background-color="#ffffff"/>
    </style:style>
    <style:style style:name="P68" style:family="paragraph" style:parent-style-name="Standard">
      <style:text-properties officeooo:rsid="00747352" officeooo:paragraph-rsid="00747352"/>
    </style:style>
    <style:style style:name="P69" style:family="paragraph" style:parent-style-name="Standard">
      <style:text-properties officeooo:rsid="00747352" officeooo:paragraph-rsid="00a38c07"/>
    </style:style>
    <style:style style:name="P70" style:family="paragraph" style:parent-style-name="Standard">
      <style:text-properties officeooo:rsid="00747352" officeooo:paragraph-rsid="00a3a766"/>
    </style:style>
    <style:style style:name="P71" style:family="paragraph" style:parent-style-name="Standard">
      <style:text-properties fo:font-weight="bold" officeooo:rsid="00747352" officeooo:paragraph-rsid="00747352" style:font-weight-asian="bold" style:font-weight-complex="bold"/>
    </style:style>
    <style:style style:name="P72" style:family="paragraph" style:parent-style-name="Standard">
      <style:text-properties fo:font-weight="bold" officeooo:rsid="00a1d9d2" officeooo:paragraph-rsid="00a2cbd8" style:font-weight-asian="bold" style:font-weight-complex="bold"/>
    </style:style>
    <style:style style:name="P73" style:family="paragraph" style:parent-style-name="Standard">
      <style:text-properties fo:font-weight="bold" officeooo:paragraph-rsid="004cb658" style:font-weight-asian="bold" style:font-weight-complex="bold"/>
    </style:style>
    <style:style style:name="P74" style:family="paragraph" style:parent-style-name="Standard">
      <style:text-properties fo:font-weight="bold" officeooo:rsid="00ac42b8" officeooo:paragraph-rsid="00ac42b8" fo:background-color="#fff685" style:font-weight-asian="bold" style:font-weight-complex="bold"/>
    </style:style>
    <style:style style:name="P75" style:family="paragraph" style:parent-style-name="Standard">
      <style:text-properties style:text-underline-style="none" fo:font-weight="normal" officeooo:rsid="00747352" officeooo:paragraph-rsid="00199b0e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747352" officeooo:paragraph-rsid="00747352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747352" officeooo:paragraph-rsid="00784f08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747352" officeooo:paragraph-rsid="0084db82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747352" officeooo:paragraph-rsid="00851982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47352" officeooo:paragraph-rsid="00884cef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747352" officeooo:paragraph-rsid="0094bc79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747352" officeooo:paragraph-rsid="00961d33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47352" officeooo:paragraph-rsid="00a38c07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747352" officeooo:paragraph-rsid="00a3a766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747352" officeooo:paragraph-rsid="00b73925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99b0e" officeooo:paragraph-rsid="00199b0e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99b0e" officeooo:paragraph-rsid="00c26f1d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7569c4" officeooo:paragraph-rsid="0077d044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7569c4" officeooo:paragraph-rsid="00784f0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569c4" officeooo:paragraph-rsid="00809646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77d044" officeooo:paragraph-rsid="0077d044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77d044" officeooo:paragraph-rsid="00747352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77d044" officeooo:paragraph-rsid="00884ce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784f08" officeooo:paragraph-rsid="00784f0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784f08" officeooo:paragraph-rsid="00809646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b89c4" officeooo:paragraph-rsid="007b89c4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74aba1" officeooo:paragraph-rsid="0077d044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be1ef" officeooo:paragraph-rsid="007be1e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8e6eae" officeooo:paragraph-rsid="008e6eae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8e6eae" officeooo:paragraph-rsid="00961d33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100cf" officeooo:paragraph-rsid="009100c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961d33" officeooo:paragraph-rsid="00961d33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9e2617" officeooo:paragraph-rsid="00a3a766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9edf6f" officeooo:paragraph-rsid="00a38c07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1c47db" officeooo:paragraph-rsid="00c26f1d" style:font-weight-asian="normal" style:font-weight-complex="normal"/>
    </style:style>
    <style:style style:name="P106" style:family="paragraph" style:parent-style-name="Standard">
      <style:text-properties style:text-underline-style="none" fo:font-weight="bold" officeooo:rsid="00747352" officeooo:paragraph-rsid="00784f08" style:font-weight-asian="bold" style:font-weight-complex="bold"/>
    </style:style>
    <style:style style:name="P107" style:family="paragraph" style:parent-style-name="Standard">
      <style:text-properties style:text-underline-style="none" fo:font-weight="bold" officeooo:rsid="00747352" officeooo:paragraph-rsid="00747352" style:font-weight-asian="bold" style:font-weight-complex="bold"/>
    </style:style>
    <style:style style:name="P108" style:family="paragraph" style:parent-style-name="Standard">
      <style:text-properties style:text-underline-style="none" fo:font-weight="bold" officeooo:rsid="0074aba1" officeooo:paragraph-rsid="0074aba1" style:font-weight-asian="bold" style:font-weight-complex="bold"/>
    </style:style>
    <style:style style:name="P109" style:family="paragraph" style:parent-style-name="Standard">
      <style:text-properties style:text-underline-style="none" fo:font-weight="bold" officeooo:rsid="004c3f41" officeooo:paragraph-rsid="004c3f41" style:font-weight-asian="bold" style:font-weight-complex="bold"/>
    </style:style>
    <style:style style:name="P110" style:family="paragraph" style:parent-style-name="Standard">
      <style:text-properties style:text-underline-style="none" fo:font-weight="bold" officeooo:rsid="00199b0e" officeooo:paragraph-rsid="00199b0e" style:font-weight-asian="bold" style:font-weight-complex="bold"/>
    </style:style>
    <style:style style:name="P111" style:family="paragraph" style:parent-style-name="Standard">
      <style:text-properties style:text-underline-style="none" fo:font-weight="bold" officeooo:rsid="001b8312" officeooo:paragraph-rsid="00a86911" style:font-weight-asian="bold" style:font-weight-complex="bold"/>
    </style:style>
    <style:style style:name="P112" style:family="paragraph" style:parent-style-name="Standard">
      <style:text-properties style:text-underline-style="none" fo:font-weight="bold" officeooo:rsid="00a86911" officeooo:paragraph-rsid="00a86911" style:font-weight-asian="bold" style:font-weight-complex="bold"/>
    </style:style>
    <style:style style:name="P113" style:family="paragraph" style:parent-style-name="Standard">
      <style:text-properties style:text-underline-style="none" fo:font-weight="bold" officeooo:rsid="006273f4" officeooo:paragraph-rsid="00a38c07" style:font-weight-asian="bold" style:font-weight-complex="bold"/>
    </style:style>
    <style:style style:name="P114" style:family="paragraph" style:parent-style-name="Standard">
      <style:text-properties style:text-underline-style="none" officeooo:rsid="004c3f41" officeooo:paragraph-rsid="005d9bfd"/>
    </style:style>
    <style:style style:name="P115" style:family="paragraph" style:parent-style-name="Standard">
      <style:text-properties fo:font-weight="normal" officeooo:rsid="004c3f41" officeooo:paragraph-rsid="006586a7" fo:background-color="#fff685" style:font-weight-asian="normal" style:font-weight-complex="normal"/>
    </style:style>
    <style:style style:name="P116" style:family="paragraph" style:parent-style-name="Standard">
      <style:text-properties fo:font-weight="normal" officeooo:rsid="00afed83" officeooo:paragraph-rsid="00afed83" fo:background-color="#fff685" style:font-weight-asian="normal" style:font-weight-complex="normal"/>
    </style:style>
    <style:style style:name="P117" style:family="paragraph" style:parent-style-name="Standard">
      <style:text-properties officeooo:rsid="006273f4" officeooo:paragraph-rsid="006273f4"/>
    </style:style>
    <style:style style:name="P118" style:family="paragraph" style:parent-style-name="Standard">
      <style:text-properties officeooo:rsid="006273f4" officeooo:paragraph-rsid="00a38c07"/>
    </style:style>
    <style:style style:name="P119" style:family="paragraph" style:parent-style-name="Standard">
      <style:text-properties officeooo:paragraph-rsid="0094bc79"/>
    </style:style>
    <style:style style:name="P120" style:family="paragraph" style:parent-style-name="Standard">
      <style:text-properties officeooo:rsid="0098fd96" officeooo:paragraph-rsid="00a2cbd8"/>
    </style:style>
    <style:style style:name="P121" style:family="paragraph" style:parent-style-name="Standard">
      <style:text-properties officeooo:rsid="009edf6f" officeooo:paragraph-rsid="00a38c07"/>
    </style:style>
    <style:style style:name="P122" style:family="paragraph" style:parent-style-name="Standard">
      <style:text-properties officeooo:rsid="001aed1a" officeooo:paragraph-rsid="001aed1a"/>
    </style:style>
    <style:style style:name="P123" style:family="paragraph" style:parent-style-name="Standard">
      <style:text-properties officeooo:rsid="00a0615a" officeooo:paragraph-rsid="00a0615a"/>
    </style:style>
    <style:style style:name="P124" style:family="paragraph" style:parent-style-name="Standard">
      <style:text-properties officeooo:rsid="003631e0" officeooo:paragraph-rsid="003631e0"/>
    </style:style>
    <style:style style:name="P125" style:family="paragraph" style:parent-style-name="Standard">
      <style:text-properties officeooo:rsid="003631e0" officeooo:paragraph-rsid="00a0dd2e"/>
    </style:style>
    <style:style style:name="P126" style:family="paragraph" style:parent-style-name="Standard">
      <style:text-properties officeooo:rsid="00309e72" officeooo:paragraph-rsid="00a0dd2e"/>
    </style:style>
    <style:style style:name="P127" style:family="paragraph" style:parent-style-name="Standard">
      <style:text-properties officeooo:rsid="00a2cbd8" officeooo:paragraph-rsid="00a2cbd8"/>
    </style:style>
    <style:style style:name="P128" style:family="paragraph" style:parent-style-name="Standard">
      <style:text-properties officeooo:paragraph-rsid="00a38c07"/>
    </style:style>
    <style:style style:name="P129" style:family="paragraph" style:parent-style-name="Standard">
      <style:text-properties officeooo:rsid="00a3a766" officeooo:paragraph-rsid="00a3a766"/>
    </style:style>
    <style:style style:name="P130" style:family="paragraph" style:parent-style-name="Standard">
      <style:text-properties officeooo:paragraph-rsid="00a50908"/>
    </style:style>
    <style:style style:name="P131" style:family="paragraph" style:parent-style-name="Standard">
      <style:text-properties officeooo:rsid="004d0236" officeooo:paragraph-rsid="004c3f41"/>
    </style:style>
    <style:style style:name="P132" style:family="paragraph" style:parent-style-name="Standard">
      <style:text-properties officeooo:rsid="001c47db" officeooo:paragraph-rsid="001b8312"/>
    </style:style>
    <style:style style:name="P133" style:family="paragraph" style:parent-style-name="Standard">
      <style:text-properties officeooo:rsid="00ac42b8" officeooo:paragraph-rsid="00ac42b8"/>
    </style:style>
    <style:style style:name="P134" style:family="paragraph" style:parent-style-name="Standard">
      <style:text-properties officeooo:rsid="00b2e1a8" officeooo:paragraph-rsid="00b2e1a8"/>
    </style:style>
    <style:style style:name="P135" style:family="paragraph" style:parent-style-name="Standard">
      <style:text-properties officeooo:rsid="00b41efd" officeooo:paragraph-rsid="00b41efd"/>
    </style:style>
    <style:style style:name="P136" style:family="paragraph" style:parent-style-name="Standard">
      <style:text-properties officeooo:rsid="00ac42b8" officeooo:paragraph-rsid="00ac42b8" fo:background-color="#fff685"/>
    </style:style>
    <style:style style:name="P137" style:family="paragraph" style:parent-style-name="Standard">
      <style:text-properties officeooo:rsid="00382065" officeooo:paragraph-rsid="004e743c"/>
    </style:style>
    <style:style style:name="P138" style:family="paragraph" style:parent-style-name="Standard">
      <style:text-properties officeooo:rsid="00382065" officeooo:paragraph-rsid="003a1985"/>
    </style:style>
    <style:style style:name="P139" style:family="paragraph" style:parent-style-name="Standard">
      <style:text-properties officeooo:rsid="003bf565" officeooo:paragraph-rsid="005ce7a0"/>
    </style:style>
    <style:style style:name="P140" style:family="paragraph" style:parent-style-name="Standard">
      <style:text-properties officeooo:rsid="003bf565" officeooo:paragraph-rsid="00a0dd2e"/>
    </style:style>
    <style:style style:name="P141" style:family="paragraph" style:parent-style-name="Standard">
      <style:text-properties officeooo:rsid="00726ddd" officeooo:paragraph-rsid="00a0dd2e"/>
    </style:style>
    <style:style style:name="P142" style:family="paragraph" style:parent-style-name="Standard">
      <style:text-properties officeooo:rsid="005dd4bf" officeooo:paragraph-rsid="00b2e1a8"/>
    </style:style>
    <style:style style:name="P143" style:family="paragraph" style:parent-style-name="Standard">
      <style:text-properties officeooo:rsid="005d9bfd" officeooo:paragraph-rsid="00a67163"/>
    </style:style>
    <style:style style:name="P144" style:family="paragraph" style:parent-style-name="Standard">
      <style:text-properties officeooo:rsid="005d9bfd" officeooo:paragraph-rsid="005d9bfd"/>
    </style:style>
    <style:style style:name="P145" style:family="paragraph" style:parent-style-name="Standard">
      <style:text-properties officeooo:rsid="005d9bfd" officeooo:paragraph-rsid="00ab5309"/>
    </style:style>
    <style:style style:name="P146" style:family="paragraph" style:parent-style-name="Standard">
      <style:text-properties officeooo:rsid="00a8156d" officeooo:paragraph-rsid="00afed83"/>
    </style:style>
    <style:style style:name="P147" style:family="paragraph" style:parent-style-name="Standard">
      <style:text-properties officeooo:rsid="00a9e368" officeooo:paragraph-rsid="00afed83"/>
    </style:style>
    <style:style style:name="P148" style:family="paragraph" style:parent-style-name="Standard">
      <style:text-properties officeooo:rsid="00ab5309" officeooo:paragraph-rsid="00ab5309"/>
    </style:style>
    <style:style style:name="P149" style:family="paragraph" style:parent-style-name="Standard">
      <style:text-properties officeooo:rsid="00b8f4c4" officeooo:paragraph-rsid="00b8f4c4"/>
    </style:style>
    <style:style style:name="P150" style:family="paragraph" style:parent-style-name="Standard">
      <style:text-properties officeooo:paragraph-rsid="00bd67b0"/>
    </style:style>
    <style:style style:name="P151" style:family="paragraph" style:parent-style-name="Standard">
      <style:text-properties officeooo:rsid="00be7afb" officeooo:paragraph-rsid="00be7afb"/>
    </style:style>
    <style:style style:name="P152" style:family="paragraph" style:parent-style-name="Standard">
      <style:text-properties officeooo:rsid="00be7afb" officeooo:paragraph-rsid="00bf81f9"/>
    </style:style>
    <style:style style:name="P153" style:family="paragraph" style:parent-style-name="Standard">
      <style:text-properties officeooo:paragraph-rsid="00be7afb"/>
    </style:style>
    <style:style style:name="P154" style:family="paragraph" style:parent-style-name="Standard">
      <style:text-properties officeooo:rsid="00199b0e" officeooo:paragraph-rsid="009edf6f" fo:background-color="#ed1c24"/>
    </style:style>
    <style:style style:name="P155" style:family="paragraph" style:parent-style-name="Standard">
      <style:text-properties officeooo:paragraph-rsid="00c0d55a"/>
    </style:style>
    <style:style style:name="P15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747352" officeooo:paragraph-rsid="00747352" fo:background-color="#cccccc" style:font-weight-asian="bold" style:font-weight-complex="bold"/>
    </style:style>
    <style:style style:name="P15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747352" officeooo:paragraph-rsid="00a86911" style:font-weight-asian="bold" style:font-weight-complex="bold"/>
    </style:style>
    <style:style style:name="P15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ffebf" officeooo:paragraph-rsid="001ffebf" fo:background-color="#dddddd"/>
    </style:style>
    <style:style style:name="P159" style:family="paragraph" style:parent-style-name="Standard">
      <style:paragraph-properties fo:break-before="page"/>
      <style:text-properties officeooo:rsid="00b7f2f3" officeooo:paragraph-rsid="00b7f2f3" fo:background-color="#ffffff"/>
    </style:style>
    <style:style style:name="P160" style:family="paragraph" style:parent-style-name="Standard">
      <style:paragraph-properties fo:break-before="page"/>
      <style:text-properties officeooo:rsid="00b7f2f3" officeooo:paragraph-rsid="006ef67f" fo:background-color="#ffffff"/>
    </style:style>
    <style:style style:name="P161" style:family="paragraph" style:parent-style-name="Standard">
      <style:paragraph-properties fo:break-before="page"/>
      <style:text-properties officeooo:rsid="00b8a840" officeooo:paragraph-rsid="00b8a840" fo:background-color="#ffffff"/>
    </style:style>
    <style:style style:name="P162" style:family="paragraph" style:parent-style-name="Heading_20_1">
      <style:text-properties fo:font-variant="normal" fo:text-transform="none" fo:color="#000000" style:font-name="Helvetica" fo:font-size="10pt" fo:letter-spacing="normal" fo:font-style="normal" style:text-underline-style="none" fo:font-weight="normal" officeooo:rsid="007be1ef" officeooo:paragraph-rsid="007be1ef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cc7832" style:font-name="DejaVu Sans Mono" fo:font-weight="bold" officeooo:rsid="00b8a840" officeooo:paragraph-rsid="00b8a840" fo:background-color="#232525"/>
    </style:style>
    <style:style style:name="P16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background-color="#232525"/>
    </style:style>
    <style:style style:name="P16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16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background-color="#232525"/>
    </style:style>
    <style:style style:name="P16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6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style:font-name="DejaVu Sans Mono" fo:font-style="italic" fo:background-color="#232525"/>
    </style:style>
    <style:style style:name="P16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fo:background-color="#232525"/>
    </style:style>
    <style:style style:name="P17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fo:background-color="#232525"/>
    </style:style>
    <style:style style:name="P17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background-color="#232525"/>
    </style:style>
    <style:style style:name="P172" style:family="paragraph" style:parent-style-name="Standard">
      <style:text-properties style:text-underline-style="none" fo:font-weight="normal" officeooo:rsid="00c26f1d" officeooo:paragraph-rsid="00c26f1d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747352" officeooo:paragraph-rsid="00747352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784f08" officeooo:paragraph-rsid="00784f08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9edf6f" officeooo:paragraph-rsid="00c5ddce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9edf6f" officeooo:paragraph-rsid="00c5ddce" fo:background-color="#ffffff" style:font-weight-asian="normal" style:font-weight-complex="normal"/>
    </style:style>
    <style:style style:name="P177" style:family="paragraph" style:parent-style-name="Standard">
      <style:text-properties fo:color="#000000" style:text-underline-style="none" fo:font-weight="normal" officeooo:rsid="00747352" officeooo:paragraph-rsid="0077d044" fo:background-color="#ffffff" style:font-weight-asian="normal" style:font-weight-complex="normal"/>
    </style:style>
    <style:style style:name="P178" style:family="paragraph" style:parent-style-name="Standard">
      <style:text-properties fo:color="#000000" style:text-underline-style="none" fo:font-weight="normal" officeooo:rsid="00c4519a" officeooo:paragraph-rsid="00c4519a" style:font-weight-asian="normal" style:font-weight-complex="normal"/>
    </style:style>
    <style:style style:name="P179" style:family="paragraph" style:parent-style-name="Standard">
      <style:text-properties fo:color="#000000" style:text-underline-style="solid" style:text-underline-width="auto" style:text-underline-color="font-color" fo:font-weight="normal" officeooo:rsid="007be1ef" officeooo:paragraph-rsid="007be1ef" style:font-weight-asian="normal" style:font-weight-complex="normal"/>
    </style:style>
    <style:style style:name="P180" style:family="paragraph" style:parent-style-name="Standard">
      <style:text-properties style:text-underline-style="solid" style:text-underline-width="auto" style:text-underline-color="font-color" fo:font-weight="normal" officeooo:rsid="00747352" officeooo:paragraph-rsid="00747352" style:font-weight-asian="normal" style:font-weight-complex="normal"/>
    </style:style>
    <style:style style:name="P181" style:family="paragraph" style:parent-style-name="Standard">
      <style:text-properties fo:font-weight="normal" officeooo:rsid="00a1d9d2" officeooo:paragraph-rsid="00a1d9d2" fo:background-color="#ffffff" style:font-weight-asian="normal" style:font-weight-complex="normal"/>
    </style:style>
    <style:style style:name="P182" style:family="paragraph" style:parent-style-name="Standard">
      <style:text-properties fo:font-weight="normal" officeooo:rsid="00322412" officeooo:paragraph-rsid="00a1d9d2" fo:background-color="#ffffff" style:font-weight-asian="normal" style:font-weight-complex="normal"/>
    </style:style>
    <style:style style:name="P183" style:family="paragraph" style:parent-style-name="Standard">
      <style:text-properties fo:font-weight="normal" officeooo:rsid="00a0615a" officeooo:paragraph-rsid="00a0dd2e" fo:background-color="#ffffff" style:font-weight-asian="normal" style:font-weight-complex="normal"/>
    </style:style>
    <style:style style:name="P184" style:family="paragraph" style:parent-style-name="Standard">
      <style:text-properties fo:font-weight="normal" officeooo:rsid="002ee1c7" officeooo:paragraph-rsid="004cb658" fo:background-color="#ffffff" style:font-weight-asian="normal" style:font-weight-complex="normal"/>
    </style:style>
    <style:style style:name="P185" style:family="paragraph" style:parent-style-name="Standard">
      <style:text-properties fo:font-weight="normal" officeooo:rsid="002ee1c7" officeooo:paragraph-rsid="00a50908" fo:background-color="#ffffff" style:font-weight-asian="normal" style:font-weight-complex="normal"/>
    </style:style>
    <style:style style:name="P186" style:family="paragraph" style:parent-style-name="Standard">
      <style:text-properties fo:font-weight="normal" officeooo:rsid="00a50908" officeooo:paragraph-rsid="00a50908" fo:background-color="#ffffff" style:font-weight-asian="normal" style:font-weight-complex="normal"/>
    </style:style>
    <style:style style:name="P187" style:family="paragraph" style:parent-style-name="Standard">
      <style:text-properties fo:font-weight="normal" officeooo:rsid="003631e0" officeooo:paragraph-rsid="003631e0" fo:background-color="#ffffff" style:font-weight-asian="normal" style:font-weight-complex="normal"/>
    </style:style>
    <style:style style:name="P188" style:family="paragraph" style:parent-style-name="Standard">
      <style:text-properties fo:font-weight="normal" officeooo:rsid="00c61e9f" officeooo:paragraph-rsid="00c61e9f" fo:background-color="#ffffff" style:font-weight-asian="normal" style:font-weight-complex="normal"/>
    </style:style>
    <style:style style:name="P189" style:family="paragraph" style:parent-style-name="Standard">
      <style:text-properties fo:font-weight="normal" officeooo:rsid="00a0615a" officeooo:paragraph-rsid="00c5ddce" fo:background-color="#fff685" style:font-weight-asian="normal" style:font-weight-complex="normal"/>
    </style:style>
    <style:style style:name="P190" style:family="paragraph" style:parent-style-name="Standard">
      <style:text-properties officeooo:paragraph-rsid="00a50908" fo:background-color="#ffffff"/>
    </style:style>
    <style:style style:name="P191" style:family="paragraph" style:parent-style-name="Standard">
      <style:text-properties officeooo:rsid="00409626" officeooo:paragraph-rsid="00589365" fo:background-color="#ffffff"/>
    </style:style>
    <style:style style:name="P192" style:family="paragraph" style:parent-style-name="Standard">
      <style:text-properties officeooo:rsid="003631e0" officeooo:paragraph-rsid="003631e0" fo:background-color="#ffffff"/>
    </style:style>
    <style:style style:name="P193" style:family="paragraph" style:parent-style-name="Standard">
      <style:text-properties officeooo:rsid="00b50fee" officeooo:paragraph-rsid="00ce8568" fo:background-color="#ffffff"/>
    </style:style>
    <style:style style:name="P194" style:family="paragraph" style:parent-style-name="Standard">
      <style:text-properties officeooo:rsid="002ee1c7" officeooo:paragraph-rsid="00c61e9f"/>
    </style:style>
    <style:style style:name="P195" style:family="paragraph" style:parent-style-name="Standard">
      <style:text-properties fo:font-weight="bold" officeooo:paragraph-rsid="004cb658" fo:background-color="#ffffff" style:font-weight-asian="bold" style:font-weight-complex="bold"/>
    </style:style>
    <style:style style:name="P196" style:family="paragraph" style:parent-style-name="Standard">
      <style:text-properties officeooo:rsid="00409626" officeooo:paragraph-rsid="00c61e9f"/>
    </style:style>
    <style:style style:name="P197" style:family="paragraph" style:parent-style-name="Standard">
      <style:text-properties officeooo:rsid="00c7a2b4" officeooo:paragraph-rsid="00c7a2b4"/>
    </style:style>
    <style:style style:name="P198" style:family="paragraph" style:parent-style-name="Standard">
      <style:text-properties officeooo:rsid="00c7a2b4" officeooo:paragraph-rsid="00ca7641"/>
    </style:style>
    <style:style style:name="P199" style:family="paragraph" style:parent-style-name="Standard">
      <style:text-properties officeooo:rsid="00c7a2b4" officeooo:paragraph-rsid="00c7a2b4" fo:background-color="#fff685"/>
    </style:style>
    <style:style style:name="P200" style:family="paragraph" style:parent-style-name="Standard">
      <style:text-properties officeooo:rsid="00ac42b8" officeooo:paragraph-rsid="00ac42b8" fo:background-color="#fff685"/>
    </style:style>
    <style:style style:name="P201" style:family="paragraph" style:parent-style-name="Standard">
      <style:text-properties officeooo:paragraph-rsid="0034f141"/>
    </style:style>
    <style:style style:name="P202" style:family="paragraph" style:parent-style-name="Standard">
      <style:text-properties officeooo:rsid="001b8312" officeooo:paragraph-rsid="00a50908"/>
    </style:style>
    <style:style style:name="P203" style:family="paragraph" style:parent-style-name="Standard">
      <style:text-properties officeooo:rsid="004c3f41" officeooo:paragraph-rsid="00a9e368"/>
    </style:style>
    <style:style style:name="P204" style:family="paragraph" style:parent-style-name="Standard">
      <style:text-properties officeooo:rsid="004c3f41" officeooo:paragraph-rsid="00590de7"/>
    </style:style>
    <style:style style:name="P205" style:family="paragraph" style:parent-style-name="Standard">
      <style:text-properties officeooo:rsid="00cd7093" officeooo:paragraph-rsid="00cd7093"/>
    </style:style>
    <style:style style:name="T1" style:family="text">
      <style:text-properties officeooo:rsid="00179f4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7be1ef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7720ca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747352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9e261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a67163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9e5fd0"/>
    </style:style>
    <style:style style:name="T10" style:family="text">
      <style:text-properties style:text-underline-style="solid" style:text-underline-width="auto" style:text-underline-color="font-color" officeooo:rsid="009edf6f"/>
    </style:style>
    <style:style style:name="T11" style:family="text">
      <style:text-properties style:text-underline-style="solid" style:text-underline-width="auto" style:text-underline-color="font-color" officeooo:rsid="00309e72"/>
    </style:style>
    <style:style style:name="T12" style:family="text">
      <style:text-properties style:text-underline-style="solid" style:text-underline-width="auto" style:text-underline-color="font-color" officeooo:rsid="006b283f"/>
    </style:style>
    <style:style style:name="T13" style:family="text">
      <style:text-properties style:text-underline-style="solid" style:text-underline-width="auto" style:text-underline-color="font-color" officeooo:rsid="005d9bfd"/>
    </style:style>
    <style:style style:name="T14" style:family="text">
      <style:text-properties style:text-underline-style="solid" style:text-underline-width="auto" style:text-underline-color="font-color" officeooo:rsid="00590de7"/>
    </style:style>
    <style:style style:name="T15" style:family="text">
      <style:text-properties style:text-underline-style="solid" style:text-underline-width="auto" style:text-underline-color="font-color" officeooo:rsid="005ce7a0"/>
    </style:style>
    <style:style style:name="T16" style:family="text">
      <style:text-properties style:text-underline-style="solid" style:text-underline-width="auto" style:text-underline-color="font-color" officeooo:rsid="00a67163"/>
    </style:style>
    <style:style style:name="T17" style:family="text">
      <style:text-properties style:text-underline-style="solid" style:text-underline-width="auto" style:text-underline-color="font-color" officeooo:rsid="00ab5309"/>
    </style:style>
    <style:style style:name="T18" style:family="text">
      <style:text-properties style:text-underline-style="solid" style:text-underline-width="auto" style:text-underline-color="font-color" officeooo:rsid="006273f4"/>
    </style:style>
    <style:style style:name="T19" style:family="text">
      <style:text-properties style:text-underline-style="solid" style:text-underline-width="auto" style:text-underline-color="font-color" officeooo:rsid="00a0dd2e"/>
    </style:style>
    <style:style style:name="T20" style:family="text">
      <style:text-properties style:text-underline-style="solid" style:text-underline-width="auto" style:text-underline-color="font-color" officeooo:rsid="0034f141" fo:background-color="#ffffff" loext:char-shading-value="0"/>
    </style:style>
    <style:style style:name="T21" style:family="text">
      <style:text-properties style:text-underline-style="solid" style:text-underline-width="auto" style:text-underline-color="font-color" officeooo:rsid="00a0dd2e" fo:background-color="#ffffff" loext:char-shading-value="0"/>
    </style:style>
    <style:style style:name="T22" style:family="text">
      <style:text-properties style:text-underline-style="solid" style:text-underline-width="auto" style:text-underline-color="font-color" officeooo:rsid="0034f141"/>
    </style:style>
    <style:style style:name="T23" style:family="text">
      <style:text-properties style:text-underline-style="solid" style:text-underline-width="auto" style:text-underline-color="font-color" officeooo:rsid="00cbf0a5"/>
    </style:style>
    <style:style style:name="T24" style:family="text">
      <style:text-properties style:text-underline-style="solid" style:text-underline-width="auto" style:text-underline-color="font-color" officeooo:rsid="00cd7093"/>
    </style:style>
    <style:style style:name="T25" style:family="text">
      <style:text-properties officeooo:rsid="00199b0e"/>
    </style:style>
    <style:style style:name="T26" style:family="text">
      <style:text-properties officeooo:rsid="001a4bef"/>
    </style:style>
    <style:style style:name="T27" style:family="text">
      <style:text-properties officeooo:rsid="001c47db"/>
    </style:style>
    <style:style style:name="T28" style:family="text">
      <style:text-properties fo:background-color="#ffffff" loext:char-shading-value="0"/>
    </style:style>
    <style:style style:name="T29" style:family="text">
      <style:text-properties officeooo:rsid="00c5ddce" fo:background-color="#ffffff" loext:char-shading-value="0"/>
    </style:style>
    <style:style style:name="T30" style:family="text">
      <style:text-properties officeooo:rsid="00bad524" fo:background-color="#ffffff" loext:char-shading-value="0"/>
    </style:style>
    <style:style style:name="T31" style:family="text">
      <style:text-properties officeooo:rsid="00c61e9f" fo:background-color="#ffffff" loext:char-shading-value="0"/>
    </style:style>
    <style:style style:name="T32" style:family="text">
      <style:text-properties officeooo:rsid="002ee1c7" fo:background-color="#ffffff" loext:char-shading-value="0"/>
    </style:style>
    <style:style style:name="T33" style:family="text">
      <style:text-properties officeooo:rsid="002ee1c7"/>
    </style:style>
    <style:style style:name="T34" style:family="text">
      <style:text-properties officeooo:rsid="00309e72"/>
    </style:style>
    <style:style style:name="T35" style:family="text">
      <style:text-properties officeooo:rsid="003bf565"/>
    </style:style>
    <style:style style:name="T36" style:family="text">
      <style:text-properties officeooo:rsid="003d1a3b"/>
    </style:style>
    <style:style style:name="T37" style:family="text">
      <style:text-properties officeooo:rsid="003e4c4c"/>
    </style:style>
    <style:style style:name="T38" style:family="text">
      <style:text-properties officeooo:rsid="00419ae6"/>
    </style:style>
    <style:style style:name="T39" style:family="text">
      <style:text-properties officeooo:rsid="00466657"/>
    </style:style>
    <style:style style:name="T40" style:family="text">
      <style:text-properties officeooo:rsid="00541b8a"/>
    </style:style>
    <style:style style:name="T41" style:family="text">
      <style:text-properties officeooo:rsid="00589365"/>
    </style:style>
    <style:style style:name="T42" style:family="text">
      <style:text-properties officeooo:rsid="005ce7a0"/>
    </style:style>
    <style:style style:name="T43" style:family="text">
      <style:text-properties fo:color="#cc7832" style:font-name="DejaVu Sans Mono" fo:font-weight="bold" fo:background-color="#232525" loext:char-shading-value="0"/>
    </style:style>
    <style:style style:name="T44" style:family="text">
      <style:text-properties fo:color="#cc7832" style:font-name="DejaVu Sans Mono" fo:background-color="#232525" loext:char-shading-value="0"/>
    </style:style>
    <style:style style:name="T45" style:family="text">
      <style:text-properties fo:color="#cc7832" fo:font-weight="bold" fo:background-color="#232525" loext:char-shading-value="0"/>
    </style:style>
    <style:style style:name="T46" style:family="text">
      <style:text-properties fo:color="#cc7832" fo:background-color="#232525" loext:char-shading-value="0"/>
    </style:style>
    <style:style style:name="T47" style:family="text">
      <style:text-properties fo:color="#ffc66d" style:font-name="DejaVu Sans Mono" fo:background-color="#232525" loext:char-shading-value="0"/>
    </style:style>
    <style:style style:name="T48" style:family="text">
      <style:text-properties fo:color="#ffc66d" style:font-name="DejaVu Sans Mono" fo:font-style="italic" fo:background-color="#232525" loext:char-shading-value="0"/>
    </style:style>
    <style:style style:name="T49" style:family="text">
      <style:text-properties fo:color="#9876aa" style:font-name="DejaVu Sans Mono" fo:font-style="italic" fo:background-color="#232525" loext:char-shading-value="0"/>
    </style:style>
    <style:style style:name="T50" style:family="text">
      <style:text-properties fo:color="#9876aa" style:font-name="DejaVu Sans Mono" fo:background-color="#232525" loext:char-shading-value="0"/>
    </style:style>
    <style:style style:name="T51" style:family="text">
      <style:text-properties fo:color="#9876aa" fo:background-color="#232525" loext:char-shading-value="0"/>
    </style:style>
    <style:style style:name="T52" style:family="text">
      <style:text-properties officeooo:rsid="006273f4"/>
    </style:style>
    <style:style style:name="T53" style:family="text">
      <style:text-properties officeooo:rsid="00637dcb"/>
    </style:style>
    <style:style style:name="T54" style:family="text">
      <style:text-properties officeooo:rsid="006b283f"/>
    </style:style>
    <style:style style:name="T55" style:family="text">
      <style:text-properties officeooo:rsid="00747352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747352" style:font-weight-asian="normal" style:font-weight-complex="normal"/>
    </style:style>
    <style:style style:name="T58" style:family="text">
      <style:text-properties fo:font-weight="normal" officeooo:rsid="00589365" style:font-weight-asian="normal" style:font-weight-complex="normal"/>
    </style:style>
    <style:style style:name="T59" style:family="text">
      <style:text-properties fo:font-weight="normal" officeooo:rsid="0092e889" fo:background-color="#ffffff" loext:char-shading-value="0" style:font-weight-asian="normal" style:font-weight-complex="normal"/>
    </style:style>
    <style:style style:name="T60" style:family="text">
      <style:text-properties fo:font-weight="normal" officeooo:rsid="00a1d9d2" fo:background-color="#ffffff" loext:char-shading-value="0" style:font-weight-asian="normal" style:font-weight-complex="normal"/>
    </style:style>
    <style:style style:name="T61" style:family="text">
      <style:text-properties fo:font-weight="normal" fo:background-color="#ffffff" loext:char-shading-value="0" style:font-weight-asian="normal" style:font-weight-complex="normal"/>
    </style:style>
    <style:style style:name="T62" style:family="text">
      <style:text-properties fo:font-weight="normal" officeooo:rsid="00a0615a" fo:background-color="#ffffff" loext:char-shading-value="0" style:font-weight-asian="normal" style:font-weight-complex="normal"/>
    </style:style>
    <style:style style:name="T63" style:family="text">
      <style:text-properties fo:font-weight="normal" officeooo:rsid="003d1a3b" fo:background-color="#ffffff" loext:char-shading-value="0" style:font-weight-asian="normal" style:font-weight-complex="normal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747352" style:font-weight-asian="normal" style:font-weight-complex="normal"/>
    </style:style>
    <style:style style:name="T67" style:family="text">
      <style:text-properties style:text-underline-style="none" fo:font-weight="normal" officeooo:rsid="008a7714" style:font-weight-asian="normal" style:font-weight-complex="normal"/>
    </style:style>
    <style:style style:name="T68" style:family="text">
      <style:text-properties style:text-underline-style="none" fo:font-weight="normal" officeooo:rsid="0081f492" style:font-weight-asian="normal" style:font-weight-complex="normal"/>
    </style:style>
    <style:style style:name="T69" style:family="text">
      <style:text-properties style:text-underline-style="none" fo:font-weight="normal" officeooo:rsid="008d3fa3" style:font-weight-asian="normal" style:font-weight-complex="normal"/>
    </style:style>
    <style:style style:name="T70" style:family="text">
      <style:text-properties style:text-underline-style="none" fo:font-weight="normal" officeooo:rsid="0094bc79" style:font-weight-asian="normal" style:font-weight-complex="normal"/>
    </style:style>
    <style:style style:name="T71" style:family="text">
      <style:text-properties style:text-underline-style="none" fo:font-weight="normal" officeooo:rsid="004c3f41" style:font-weight-asian="normal" style:font-weight-complex="normal"/>
    </style:style>
    <style:style style:name="T72" style:family="text">
      <style:text-properties style:text-underline-style="none" fo:font-weight="normal" officeooo:rsid="00541b8a" style:font-weight-asian="normal" style:font-weight-complex="normal"/>
    </style:style>
    <style:style style:name="T73" style:family="text">
      <style:text-properties style:text-underline-style="none" fo:font-weight="normal" officeooo:rsid="00bbae77" style:font-weight-asian="normal" style:font-weight-complex="normal"/>
    </style:style>
    <style:style style:name="T74" style:family="text">
      <style:text-properties style:text-underline-style="none" fo:font-weight="normal" officeooo:rsid="00c26f1d" style:font-weight-asian="normal" style:font-weight-complex="normal"/>
    </style:style>
    <style:style style:name="T75" style:family="text">
      <style:text-properties style:text-underline-style="none" fo:font-weight="bold" style:font-weight-asian="bold" style:font-weight-complex="bold"/>
    </style:style>
    <style:style style:name="T76" style:family="text">
      <style:text-properties style:text-underline-style="none" fo:font-weight="bold" officeooo:rsid="009f661d" style:font-weight-asian="bold" style:font-weight-complex="bold"/>
    </style:style>
    <style:style style:name="T77" style:family="text">
      <style:text-properties style:text-underline-style="none" fo:font-weight="bold" officeooo:rsid="00a38c07" style:font-weight-asian="bold" style:font-weight-complex="bold"/>
    </style:style>
    <style:style style:name="T78" style:family="text">
      <style:text-properties style:text-underline-style="none" fo:font-weight="bold" officeooo:rsid="006c3850" style:font-weight-asian="bold" style:font-weight-complex="bold"/>
    </style:style>
    <style:style style:name="T79" style:family="text">
      <style:text-properties style:text-underline-style="none" fo:font-weight="bold" officeooo:rsid="00913365" style:font-weight-asian="bold" style:font-weight-complex="bold"/>
    </style:style>
    <style:style style:name="T80" style:family="text">
      <style:text-properties style:text-underline-style="none" officeooo:rsid="003e4c4c"/>
    </style:style>
    <style:style style:name="T81" style:family="text">
      <style:text-properties officeooo:rsid="0074aba1"/>
    </style:style>
    <style:style style:name="T82" style:family="text">
      <style:text-properties officeooo:rsid="007569c4"/>
    </style:style>
    <style:style style:name="T83" style:family="text">
      <style:text-properties officeooo:rsid="007720ca"/>
    </style:style>
    <style:style style:name="T84" style:family="text">
      <style:text-properties officeooo:rsid="0077d044"/>
    </style:style>
    <style:style style:name="T85" style:family="text">
      <style:text-properties officeooo:rsid="00784f08"/>
    </style:style>
    <style:style style:name="T86" style:family="text">
      <style:text-properties officeooo:rsid="007b89c4"/>
    </style:style>
    <style:style style:name="T87" style:family="text">
      <style:text-properties officeooo:rsid="007be1ef"/>
    </style:style>
    <style:style style:name="T88" style:family="text">
      <style:text-properties officeooo:rsid="007c7ae1"/>
    </style:style>
    <style:style style:name="T89" style:family="text">
      <style:text-properties officeooo:rsid="007ca6fa"/>
    </style:style>
    <style:style style:name="T90" style:family="text">
      <style:text-properties officeooo:rsid="00809646"/>
    </style:style>
    <style:style style:name="T91" style:family="text">
      <style:text-properties officeooo:rsid="0081f492"/>
    </style:style>
    <style:style style:name="T92" style:family="text">
      <style:text-properties officeooo:rsid="0084db82"/>
    </style:style>
    <style:style style:name="T93" style:family="text">
      <style:text-properties officeooo:rsid="00851982"/>
    </style:style>
    <style:style style:name="T94" style:family="text">
      <style:text-properties officeooo:rsid="00884cef"/>
    </style:style>
    <style:style style:name="T95" style:family="text">
      <style:text-properties officeooo:rsid="008f4c2d"/>
    </style:style>
    <style:style style:name="T96" style:family="text">
      <style:text-properties officeooo:rsid="0090f6ef"/>
    </style:style>
    <style:style style:name="T97" style:family="text">
      <style:text-properties officeooo:rsid="009100cf"/>
    </style:style>
    <style:style style:name="T98" style:family="text">
      <style:text-properties officeooo:rsid="00913365"/>
    </style:style>
    <style:style style:name="T99" style:family="text">
      <style:text-properties style:font-name="Liberation Serif1" officeooo:rsid="009c3fda"/>
    </style:style>
    <style:style style:name="T100" style:family="text">
      <style:text-properties style:font-name="Liberation Serif1" officeooo:rsid="009f661d"/>
    </style:style>
    <style:style style:name="T101" style:family="text">
      <style:text-properties style:font-name="Liberation Serif1" officeooo:rsid="006273f4"/>
    </style:style>
    <style:style style:name="T102" style:family="text">
      <style:text-properties style:font-name="Liberation Serif1" officeooo:rsid="00a3a766"/>
    </style:style>
    <style:style style:name="T103" style:family="text">
      <style:text-properties officeooo:rsid="00961d33"/>
    </style:style>
    <style:style style:name="T104" style:family="text">
      <style:text-properties officeooo:rsid="009b8710"/>
    </style:style>
    <style:style style:name="T105" style:family="text">
      <style:text-properties fo:color="#000000" style:font-name="Liberation Serif" officeooo:rsid="009100cf" fo:background-color="#ffffff" loext:char-shading-value="0"/>
    </style:style>
    <style:style style:name="T106" style:family="text">
      <style:text-properties fo:color="#000000" style:font-name="Liberation Serif" style:text-underline-style="none" fo:font-weight="normal" fo:background-color="#ffffff" loext:char-shading-value="0" style:font-weight-asian="normal" style:font-weight-complex="normal"/>
    </style:style>
    <style:style style:name="T107" style:family="text">
      <style:text-properties fo:color="#000000" style:font-name="Liberation Serif" style:text-underline-style="none" fo:font-weight="normal" officeooo:rsid="008a7714" fo:background-color="#ffffff" loext:char-shading-value="0" style:font-weight-asian="normal" style:font-weight-complex="normal"/>
    </style:style>
    <style:style style:name="T108" style:family="text">
      <style:text-properties fo:color="#000000" style:font-name="Liberation Serif" style:text-underline-style="none" fo:font-weight="normal" officeooo:rsid="00a2cbd8" fo:background-color="#ffffff" loext:char-shading-value="0" style:font-weight-asian="normal" style:font-weight-complex="normal"/>
    </style:style>
    <style:style style:name="T109" style:family="text">
      <style:text-properties fo:color="#000000" style:font-name="Liberation Serif" style:text-underline-style="none" fo:font-weight="normal" officeooo:rsid="009b8710" fo:background-color="#ffffff" loext:char-shading-value="0" style:font-weight-asian="normal" style:font-weight-complex="normal"/>
    </style:style>
    <style:style style:name="T110" style:family="text">
      <style:text-properties fo:color="#000000" style:font-name="Liberation Serif" style:text-underline-style="none" fo:font-weight="normal" officeooo:rsid="00a38c07" fo:background-color="#ffffff" loext:char-shading-value="0" style:font-weight-asian="normal" style:font-weight-complex="normal"/>
    </style:style>
    <style:style style:name="T111" style:family="text">
      <style:text-properties fo:color="#000000" style:font-name="DejaVu Sans Mono" officeooo:rsid="00bd67b0" fo:background-color="#ffffff" loext:char-shading-value="0"/>
    </style:style>
    <style:style style:name="T112" style:family="text">
      <style:text-properties fo:color="#000000" style:font-name="DejaVu Sans Mono" fo:font-size="10pt" fo:background-color="#ffffff" loext:char-shading-value="0" style:font-size-asian="10pt" style:font-size-complex="10pt"/>
    </style:style>
    <style:style style:name="T113" style:family="text">
      <style:text-properties fo:color="#000000" style:font-name="DejaVu Sans Mono" fo:font-size="10pt" fo:font-weight="bold" fo:background-color="#ffffff" loext:char-shading-value="0" style:font-size-asian="10pt" style:font-size-complex="10pt"/>
    </style:style>
    <style:style style:name="T114" style:family="text">
      <style:text-properties fo:font-weight="bold" officeooo:rsid="002ee1c7" style:font-weight-asian="bold" style:font-weight-complex="bold"/>
    </style:style>
    <style:style style:name="T115" style:family="text">
      <style:text-properties officeooo:rsid="009c3fda"/>
    </style:style>
    <style:style style:name="T116" style:family="text">
      <style:text-properties officeooo:rsid="009e2617"/>
    </style:style>
    <style:style style:name="T117" style:family="text">
      <style:text-properties officeooo:rsid="009e5fd0"/>
    </style:style>
    <style:style style:name="T118" style:family="text">
      <style:text-properties officeooo:rsid="009edf6f"/>
    </style:style>
    <style:style style:name="T119" style:family="text">
      <style:text-properties officeooo:rsid="00a0615a"/>
    </style:style>
    <style:style style:name="T120" style:family="text">
      <style:text-properties officeooo:rsid="00a0dd2e"/>
    </style:style>
    <style:style style:name="T121" style:family="text">
      <style:text-properties officeooo:rsid="00a2cbd8"/>
    </style:style>
    <style:style style:name="T122" style:family="text">
      <style:text-properties officeooo:rsid="00a38c07"/>
    </style:style>
    <style:style style:name="T123" style:family="text">
      <style:text-properties officeooo:rsid="00a50908"/>
    </style:style>
    <style:style style:name="T124" style:family="text">
      <style:text-properties officeooo:rsid="00a63afa"/>
    </style:style>
    <style:style style:name="T125" style:family="text">
      <style:text-properties officeooo:rsid="00a8156d"/>
    </style:style>
    <style:style style:name="T126" style:family="text">
      <style:text-properties officeooo:rsid="00a86911"/>
    </style:style>
    <style:style style:name="T127" style:family="text">
      <style:text-properties style:text-position="super 58%"/>
    </style:style>
    <style:style style:name="T128" style:family="text">
      <style:text-properties style:text-position="super 58%" style:font-name="Liberation Serif1"/>
    </style:style>
    <style:style style:name="T129" style:family="text">
      <style:text-properties officeooo:rsid="00ae32fc"/>
    </style:style>
    <style:style style:name="T130" style:family="text">
      <style:text-properties officeooo:rsid="00afed83"/>
    </style:style>
    <style:style style:name="T131" style:family="text">
      <style:text-properties officeooo:rsid="00b14037"/>
    </style:style>
    <style:style style:name="T132" style:family="text">
      <style:text-properties officeooo:rsid="00b203f0"/>
    </style:style>
    <style:style style:name="T133" style:family="text">
      <style:text-properties officeooo:rsid="00b2e1a8"/>
    </style:style>
    <style:style style:name="T134" style:family="text">
      <style:text-properties officeooo:rsid="00b41efd"/>
    </style:style>
    <style:style style:name="T135" style:family="text">
      <style:text-properties officeooo:rsid="00b50fee"/>
    </style:style>
    <style:style style:name="T136" style:family="text">
      <style:text-properties officeooo:rsid="00b5d609"/>
    </style:style>
    <style:style style:name="T137" style:family="text">
      <style:text-properties officeooo:rsid="00b73925"/>
    </style:style>
    <style:style style:name="T138" style:family="text">
      <style:text-properties officeooo:rsid="00b8a840"/>
    </style:style>
    <style:style style:name="T139" style:family="text">
      <style:text-properties officeooo:rsid="00bbae77"/>
    </style:style>
    <style:style style:name="T140" style:family="text">
      <style:text-properties fo:background-color="#232525" loext:char-shading-value="0"/>
    </style:style>
    <style:style style:name="T141" style:family="text">
      <style:text-properties style:font-name="DejaVu Sans Mono"/>
    </style:style>
    <style:style style:name="T142" style:family="text">
      <style:text-properties style:font-name="DejaVu Sans Mono" fo:font-style="italic"/>
    </style:style>
    <style:style style:name="T143" style:family="text">
      <style:text-properties style:font-name="DejaVu Sans Mono" fo:background-color="#232525" loext:char-shading-value="0"/>
    </style:style>
    <style:style style:name="T144" style:family="text">
      <style:text-properties style:font-name="DejaVu Sans Mono" fo:font-size="10pt" fo:font-style="italic" fo:font-weight="normal" style:font-size-asian="10pt" style:font-weight-asian="normal" style:font-size-complex="10pt" style:font-weight-complex="normal"/>
    </style:style>
    <style:style style:name="T145" style:family="text">
      <style:text-properties fo:color="#629755" fo:background-color="#232525" loext:char-shading-value="0"/>
    </style:style>
    <style:style style:name="T146" style:family="text">
      <style:text-properties fo:color="#629755" style:font-name="DejaVu Sans Mono" fo:font-style="italic" fo:background-color="#232525" loext:char-shading-value="0"/>
    </style:style>
    <style:style style:name="T147" style:family="text">
      <style:text-properties fo:color="#629755" style:font-name="DejaVu Sans Mono" fo:font-style="italic" fo:font-weight="bold" fo:background-color="#232525" loext:char-shading-value="0"/>
    </style:style>
    <style:style style:name="T148" style:family="text">
      <style:text-properties fo:color="#6a8759" style:font-name="DejaVu Sans Mono" fo:background-color="#232525" loext:char-shading-value="0"/>
    </style:style>
    <style:style style:name="T149" style:family="text">
      <style:text-properties fo:color="#6a8759" fo:background-color="#232525" loext:char-shading-value="0"/>
    </style:style>
    <style:style style:name="T150" style:family="text">
      <style:text-properties fo:color="#808080" style:font-name="DejaVu Sans Mono" fo:background-color="#232525" loext:char-shading-value="0"/>
    </style:style>
    <style:style style:name="T151" style:family="text">
      <style:text-properties fo:color="#808080" fo:background-color="#232525" loext:char-shading-value="0"/>
    </style:style>
    <style:style style:name="T152" style:family="text">
      <style:text-properties fo:color="#6897bb" style:font-name="DejaVu Sans Mono" fo:background-color="#232525" loext:char-shading-value="0"/>
    </style:style>
    <style:style style:name="T153" style:family="text">
      <style:text-properties officeooo:rsid="00bd67b0"/>
    </style:style>
    <style:style style:name="T154" style:family="text">
      <style:text-properties officeooo:rsid="00be7afb"/>
    </style:style>
    <style:style style:name="T155" style:family="text">
      <style:text-properties officeooo:rsid="00bf81f9"/>
    </style:style>
    <style:style style:name="T156" style:family="text">
      <style:text-properties officeooo:rsid="00c0c163"/>
    </style:style>
    <style:style style:name="T157" style:family="text">
      <style:text-properties officeooo:rsid="00c26f1d"/>
    </style:style>
    <style:style style:name="T158" style:family="text">
      <style:text-properties fo:font-size="10pt" style:text-underline-style="none" fo:font-weight="normal" officeooo:rsid="00c26f1d" style:font-size-asian="10pt" style:font-weight-asian="normal" style:font-size-complex="10pt" style:font-weight-complex="normal"/>
    </style:style>
    <style:style style:name="T159" style:family="text">
      <style:text-properties style:text-position="0% 100%"/>
    </style:style>
    <style:style style:name="T160" style:family="text">
      <style:text-properties officeooo:rsid="00c5ddce"/>
    </style:style>
    <style:style style:name="T161" style:family="text">
      <style:text-properties officeooo:rsid="00c61e9f"/>
    </style:style>
    <style:style style:name="T162" style:family="text">
      <style:text-properties officeooo:rsid="00c7a2b4"/>
    </style:style>
    <style:style style:name="T163" style:family="text">
      <style:text-properties style:font-name="Liberation Serif1"/>
    </style:style>
    <style:style style:name="T164" style:family="text">
      <style:text-properties officeooo:rsid="00c8a290"/>
    </style:style>
    <style:style style:name="T165" style:family="text">
      <style:text-properties officeooo:rsid="00ca7641"/>
    </style:style>
    <style:style style:name="T166" style:family="text">
      <style:text-properties officeooo:rsid="00cd7093"/>
    </style:style>
    <style:style style:name="T167" style:family="text">
      <style:text-properties officeooo:rsid="00ce856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outer_Contraintes_Models</text:p>
      <text:p text:style-name="Standard"/>
      <text:p text:style-name="Standard"/>
      <text:p text:style-name="Standard"/>
      <text:p text:style-name="P13"><text:span text:style-name="T56">I – </text:span><text:span text:style-name="T57">DESCRIPTION DE LA DEMANDE</text:span> </text:p>
      <text:p text:style-name="Standard"/>
      <text:p text:style-name="P7">A/ Description</text:p>
      <text:p text:style-name="P68"/>
      <text:p text:style-name="P152">Le contrôle des informations en entrée du logiciel redpill est actuellement fait par l’intermédiaire</text:p>
      <text:p text:style-name="P152"><text:span text:style-name="T155">de form validation utilisant un fichier Validation.yml aussi bien en saisie <text:s/></text:span>que dans les api <text:span text:style-name="T155">ce qui alourdit le processus d’api</text:span>. <text:span text:style-name="T156">Le fichier Validation.yml contient des contraintes à tester par models.</text:span></text:p>
      <text:p text:style-name="P151">La demande consiste à ajouter des contraintes de bases <text:span text:style-name="T155">qui ne sont actuellement pas ou peu controllées, </text:span>ainsi que les contraintes définies dans le fichier validation.yml directement dans les model définis dans redpill.</text:p>
      <text:p text:style-name="P154"/>
      <text:p text:style-name="P2"/>
      <text:p text:style-name="P71"><text:span text:style-name="T2">B/ Finalités</text:span> </text:p>
      <text:p text:style-name="P68"/>
      <text:p text:style-name="P2">1/ Fiabiliser les informations stockées en base de données</text:p>
      <text:p text:style-name="P4"/>
      <text:p text:style-name="P2">2/ Sécuriser l’applicatif</text:p>
      <text:p text:style-name="P3">→ Eviter les plantages lors de l’enregistrement en base de données</text:p>
      <text:p text:style-name="P155">→<text:span text:style-name="T1"> Pouvoir tracer plus facilement des erreurs </text:span></text:p>
      <text:p text:style-name="P155">→<text:span text:style-name="T25"> Pouvoir vérifier plus facilement la non régression dans le cadre des évolutions.</text:span></text:p>
      <text:p text:style-name="P155"/>
      <text:p text:style-name="P153"><text:tab/><text:span text:style-name="T154">a/ Sécuriser les saisies dans les vues sans avoir à redéfinir toutes les contraintes.</text:span></text:p>
      <text:p text:style-name="P153"/>
      <text:p text:style-name="P153"><text:span text:style-name="T1"><text:tab/>b/</text:span> <text:span text:style-name="T1">Sécuriser les Api sans avoir à passer par des forms en récupérant les models avec annotations <text:tab/>sous la forme d’un fichier JSON (projet pour Alain)</text:span></text:p>
      <text:p text:style-name="P4"/>
      <text:p text:style-name="P2"><text:span text:style-name="T154">3</text:span>/ <text:span text:style-name="T26">Faciliter la lisibilité d</text:span>es contraintes <text:span text:style-name="T154">( suppression du fichier validation.yml)</text:span></text:p>
      <text:p text:style-name="P2"/>
      <text:p text:style-name="P2">4/ Documenter le schéma de base de données</text:p>
      <text:p text:style-name="P2"/>
      <text:p text:style-name="P2"/>
      <text:p text:style-name="P6"/>
      <text:p text:style-name="P156">II - EXISTANT</text:p>
      <text:p text:style-name="P75"/>
      <text:p text:style-name="P9">A/ Les models <text:span text:style-name="T131">non </text:span>concernés par le fichier Validation.yml</text:p>
      <text:p text:style-name="P106"/>
      <text:p text:style-name="P106">1/ <text:s/><text:span text:style-name="T131">89</text:span> models à traiter</text:p>
      <text:p text:style-name="P95">(<text:span text:style-name="T90">d’après /redpill/src/Eliberty/RedpillBundle/Resources/config/doctrine/*.orm.xm)</text:span></text:p>
      <text:p text:style-name="P95"><text:span text:style-name="T90">(avec quelques écarts avec </text:span>/redpill/src/Eliberty/RedpillBundle/Model/*.php)</text:p>
      <text:p text:style-name="P77"/>
      <text:p text:style-name="P77"/>
      <text:p text:style-name="P107">2/ <text:s/>Types de champs rencontrés :</text:p>
      <text:p text:style-name="P89">(Liste d’après extraction sur les fichiers <text:span text:style-name="T86">de mapping doctrine </text:span>.orm.xml : </text:p>
      <text:p text:style-name="P85">(redpill/src/Eliberty/RedpillBundle/Resources/config/doctrine/*.orm.xml</text:p>
      <text:p text:style-name="P85"><text:span text:style-name="T137">(voir démarche en annexe</text:span>)</text:p>
      <text:p text:style-name="P89"/>
      <text:p text:style-name="P76">- <text:span text:style-name="T81">relation</text:span></text:p>
      <text:p text:style-name="P76">- integer</text:p>
      <text:p text:style-name="P79">- amount <text:s/>→<text:span text:style-name="T81"> Erreur : remplacer le type par integer</text:span></text:p>
      <text:p text:style-name="P79">- decimal</text:p>
      <text:p text:style-name="P79">- string</text:p>
      <text:p text:style-name="P79">- enum*</text:p>
      <text:p text:style-name="P79">- text</text:p>
      <text:p text:style-name="P79">- date</text:p>
      <text:p text:style-name="P76">- datetime</text:p>
      <text:p text:style-name="P79">- boolean</text:p>
      <text:p text:style-name="P79">- array</text:p>
      <text:p text:style-name="P76">- json_array</text:p>
      <text:p text:style-name="P76">- json_array_text</text:p>
      <text:p text:style-name="P76"/>
      <text:p text:style-name="P108"/>
      <text:p text:style-name="P108">3/ <text:span text:style-name="T82">Utilisation de s</text:span>etters <text:span text:style-name="T85">dans la définition des classes models</text:span></text:p>
      <text:p text:style-name="P88">Sauf exception, les champs sont mis à jour par l’intermédiaire de setters.</text:p>
      <text:p text:style-name="P90">- Les setters <text:s/>sont <text:span text:style-name="T131">généralement </text:span>typés pour les champs de type relations <text:span text:style-name="T131">sur l’interface et pour les champs</text:span> datetime (date et datetime).</text:p>
      <text:p text:style-name="P88"><text:span text:style-name="T84">- Dans quelques cas, les setters sont également typés pour les champs de</text:span> types integer <text:span text:style-name="T84">ou</text:span> array.</text:p>
      <text:p text:style-name="P97"/>
      <text:p text:style-name="P97"/>
      <text:p text:style-name="P108">4/ <text:span text:style-name="T82">Cas générant des erreurs doctrine ou </text:span>base de données :</text:p>
      <text:p text:style-name="P14"/>
      <text:p text:style-name="P14">- <text:span text:style-name="T83">Erreurs de type :</text:span></text:p>
      <text:p text:style-name="P78">→<text:span text:style-name="T92"> relation : - génère une erreur pour toute valeur différente d’un objet de la classe correspondante <text:tab/><text:tab/><text:tab/> (ou null).</text:span></text:p>
      <text:p text:style-name="P79">→<text:span text:style-name="T91"> integer : - génère une erreur pour toute valeur différente d’un numerique entier ou d’une string <text:tab/><text:tab/><text:tab/>numérique entier. (erreur si partie décimale avec .) </text:span></text:p>
      <text:p text:style-name="P79">→<text:span text:style-name="T93"> decimal : - génère une erreur pour toute valeur différente d’un numérique ou d’une string <text:tab/><text:tab/><text:tab/><text:tab/>numériques (avec ou sans partie décimale avec .).</text:span></text:p>
      <text:p text:style-name="P119"><text:span text:style-name="T66">→</text:span><text:span text:style-name="T68"> string : - génère une erreur pour toute valeur différente d’</text:span><text:span text:style-name="T70">un</text:span><text:span text:style-name="T68"> type simple (</text:span><text:span text:style-name="T70">string, </text:span><text:span text:style-name="T68">integer, boolean, <text:tab/><text:tab/><text:tab/>…). </text:span><text:span text:style-name="T70">Un </text:span><text:span text:style-name="T68">objet (datetime ou autre classe) </text:span><text:span text:style-name="T70">génère une erreur.</text:span></text:p>
      <text:p text:style-name="P78">→<text:span text:style-name="T92"> enum* = type string</text:span></text:p>
      <text:p text:style-name="P81">→<text:span text:style-name="T92"> text : - génère une erreur pour toute valeur différente d’un type simple (string, integer, boolean, <text:tab/><text:tab/><text:tab/>…). Un objet (datetime ou autre classe) génère une erreur.</text:span></text:p>
      <text:p text:style-name="P82">→<text:span text:style-name="T93"> date, datetime : génère une erreur pour toute valeur différente d’un objet de type DateTime (ou <text:tab/><text:tab/><text:tab/>null).</text:span></text:p>
      <text:p text:style-name="P82"><text:soft-page-break/>→<text:span text:style-name="T88"> boolean : - génère une erreur pour les string autre que <text:s/>‘true’, ‘false’,’t’,’f’, non numeriques.</text:span></text:p>
      <text:p text:style-name="P76"><text:tab/><text:tab/><text:tab/>- <text:span text:style-name="T88">accepte les objets (datetime, classe autres, …) <text:s/>→ initialise à true</text:span></text:p>
      <text:p text:style-name="P76"><text:tab/><text:tab/><text:tab/>- <text:span text:style-name="T88">accepte les integer, float → initialise à true pour toute valeur &lt;&gt; 0</text:span></text:p>
      <text:p text:style-name="P76"><text:tab/><text:tab/><text:tab/>- <text:span text:style-name="T89">accepte les expressions booleennes ex : $name == ‘keyboard’</text:span></text:p>
      <text:p text:style-name="P14"/>
      <text:p text:style-name="P14">- <text:span text:style-name="T83">Erreurs de capacité de champ :</text:span></text:p>
      <text:p text:style-name="P91">Type de champs concernés : </text:p>
      <text:p text:style-name="P91">→ string / enum : longueur maximum définie dans le fichier .orm.xls <text:span text:style-name="T94">(=</text:span> 255 par défaut)</text:p>
      <text:p text:style-name="P92">→ integer : longueur maximum <text:span text:style-name="T94">(= </text:span><text:s/>10 <text:span text:style-name="T94">par défaut)</text:span></text:p>
      <text:p text:style-name="P80">→<text:span text:style-name="T84"> decimal : longueur maximum (= <text:s/>10 par défaut),</text:span></text:p>
      <text:p text:style-name="P93"><text:tab/><text:tab/> <text:s text:c="6"/>longueur maximum partie décimale (= 0 par défaut) </text:p>
      <text:p text:style-name="P61"><text:span text:style-name="T67"><text:tab/></text:span><text:span text:style-name="T69">valeur maximum pour </text:span><text:span text:style-name="T67">numeric(18,12) </text:span><text:span text:style-name="T69">=</text:span><text:span text:style-name="T67"> </text:span>999999.999999995 <text:s text:c="2"/><text:span text:style-name="T97">sinon erreur</text:span></text:p>
      <text:p text:style-name="P61"><text:span text:style-name="T67"><text:tab/></text:span><text:span text:style-name="T69">valeur maximum pour </text:span><text:span text:style-name="T67">numeric(10) </text:span><text:span text:style-name="T69">=</text:span><text:span text:style-name="T67"> </text:span>9999999999.4<text:tab/> <text:span text:style-name="T97">sinon erreur</text:span><text:tab/></text:p>
      <text:p text:style-name="P76"/>
      <text:p text:style-name="P14">- <text:span text:style-name="T83">Erreurs de valeur non nulle :</text:span></text:p>
      <text:p text:style-name="P96">Tous les types de champs sont concernés.</text:p>
      <text:p text:style-name="P94">Par défaut, les valeurs null ne sont pas acceptée (le champ doit être initialisé) sauf si ‘nullable = true’ est mentionné sur le fichier .orm.xls.</text:p>
      <text:p text:style-name="P94"/>
      <text:p text:style-name="P14">- <text:span text:style-name="T83">Erreurs de valeur non acceptée :</text:span></text:p>
      <text:p text:style-name="P98">Type de champ concernés : enum*</text:p>
      <text:p text:style-name="P102">Toute valeur non existante dans les valeurs listées dans la classe correspondante génére une erreur.</text:p>
      <text:p text:style-name="P76"/>
      <text:p text:style-name="P14">- <text:span text:style-name="T116">Erreurs ci-dessus, rencontrées dans un sous-objet, défini dans le model.</text:span></text:p>
      <text:p text:style-name="P14"/>
      <text:p text:style-name="P76"><text:span text:style-name="T2">- </text:span><text:span text:style-name="T3">Erreurs de relation </text:span><text:span text:style-name="T9">inexistante :</text:span><text:span text:style-name="T87"> </text:span></text:p>
      <text:p text:style-name="P98">Type de champ concernés : relation</text:p>
      <text:p text:style-name="P102">Une erreur est générée pour un sous-objet n’existant pas dans la table concernée.</text:p>
      <text:p text:style-name="P102">2 cas: </text:p>
      <text:p text:style-name="P99"/>
      <text:p text:style-name="P100">→<text:span text:style-name="T96"> un sous-objet initialisé avec new (donc inexistant dans la table) pour lequel la table n’a pas été définie avec un cascasde persist (ne pourra pas être créé automatiquement dans la table).</text:span></text:p>
      <text:p text:style-name="P100"/>
      <text:p text:style-name="P100"><text:span text:style-name="T103">Exemple </text:span>obtenu en initialisant simplement avec <text:span text:style-name="T95">un </text:span>new <text:span text:style-name="T95">Category :</text:span></text:p>
      <text:h text:style-name="P162" text:outline-level="1">A new entity was found through the relationship 'App\Entity\Product#category' that was not configured to cascade persist operations for entity: App\Entity\Category@0000000017cb68350000000054a6081a. To solve this issue: Either explicitly call EntityManager#persist() on this unknown entity or configure cascade persist this association in the mapping for example @ManyToOne(..,cascade={"persist"}). If you cannot find out which entity causes the problem implement 'App\Entity\Category#__toString()' to get a clue.</text:h>
      <text:p text:style-name="P64"/>
      <text:p text:style-name="P100">→<text:span text:style-name="T96"> un sous-objet lu en table qui a été supprimé entre-temps.</text:span></text:p>
      <text:h text:style-name="P162" text:outline-level="1">An exception occurred while executing 'INSERT INTO product (id, name, price, description, available, date1, date2, datetime1, datetime2, latitude, size, zone, category_id) VALUES (?, ?, ?, ?, ?, ?, ?, ?, ?, ?, ?, ?, ?)' with params [146, true, 123, "xx", 1, null, "2018-07-11", null, "2018-07-11 07:34:53", "999999.999999995", "9999999999.4", null, 3]:<text:line-break/><text:line-break/>SQLSTATE[23503]: Foreign key violation: 7 ERROR: insert or update on table "product" violates foreign key constraint "fk_d34a04ad12469de2"<text:line-break/>DETAIL: Key (category_id)=(3) is not present in table "category".</text:h>
      <text:p text:style-name="P65"/>
      <text:p text:style-name="P65"/>
      <text:p text:style-name="P65"/>
      <text:p text:style-name="P65"><text:soft-page-break/>- <text:span text:style-name="T117">Erreur due à une unique-constraint</text:span></text:p>
      <text:p text:style-name="P178">Pour le groupe de champs mentionnés dans la contrainte d’unicité, on ne peut pas créer un 2<text:span text:style-name="T127">e</text:span> enregistrement avec les mêmes valeurs pour ce groupe de champ dans la table.</text:p>
      <text:p text:style-name="P178"/>
      <text:p text:style-name="P178"/>
      <text:p text:style-name="P178"><text:s/></text:p>
      <text:p text:style-name="P7">B/ Les models concernés par le fichier Validation.yml</text:p>
      <text:p text:style-name="P110"/>
      <text:p text:style-name="P112">Ces models seront étudiés plus en détail dans un 2<text:span text:style-name="T127">e</text:span> temps.</text:p>
      <text:p text:style-name="P112"/>
      <text:p text:style-name="P110"><text:span text:style-name="T126">1/ </text:span><text:s/><text:span text:style-name="T55">30 models sont concernés par le fichier validation.yml.</text:span></text:p>
      <text:p text:style-name="P101">Le but est de rapatrier tous les controles effectués dans le fichier validation.yml sous forme d’assertions dans les models.</text:p>
      <text:p text:style-name="P86"/>
      <text:p text:style-name="P111"><text:span text:style-name="T126">2/</text:span> Problèmes liés au<text:span text:style-name="T27">x</text:span> groupe<text:span text:style-name="T27">s</text:span> de validation :</text:p>
      <text:p text:style-name="P24"/>
      <text:p text:style-name="P24">-<text:span text:style-name="T126"> </text:span>bcp trop de groupes, sans <text:span text:style-name="T27">intérets réels</text:span></text:p>
      <text:p text:style-name="P24"><text:tab/>→<text:span text:style-name="T27"> Revoir la définition des groupes de validation (à <text:tab/>étudier)</text:span></text:p>
      <text:p text:style-name="P24"/>
      <text:p text:style-name="P24">-<text:span text:style-name="T126"> Le fait de préciser un ou des groupes dans le service validator exclu les contraintes non rattachées aux groupes indiqués (exclusion également des contraintes non rattachées explicitement à un groupe et qui sont en fait rattachées au groupe ‘Default’)</text:span></text:p>
      <text:p text:style-name="P105"><text:tab/>→ Ajouter systématiquement le groupe ‘Default’ quand on définit des groupes de validation dans le validator <text:span text:style-name="T157">(</text:span><text:span text:style-name="T112">$errors = $validator-&gt;validate($product,null,array('Default'));</text:span></text:p>
      <text:p text:style-name="P105">( →<text:span text:style-name="T157"> </text:span>communiquer cette contrainte <text:span text:style-name="T157">à tous les </text:span>d<text:span text:style-name="T157">é</text:span>veloppeurs)</text:p>
      <text:p text:style-name="P87"><text:tab/><text:span text:style-name="T157">(</text:span>→<text:span text:style-name="T157"> ou Ajouter le group sur toutes les contraintes du groupe ‘Default’ sur le model ?</text:span></text:p>
      <text:p text:style-name="P67"><text:span text:style-name="T74"><text:tab/>(<text:tab/> </text:span><text:span text:style-name="T158"><text:s text:c="4"/></text:span><text:span text:style-name="T144">@Assert\Type("string",groups={"Default","Group1"})</text:span></text:p>
      <text:p text:style-name="P172"><text:s/></text:p>
      <text:p text:style-name="P86"><text:tab/><text:span text:style-name="T157">(→ voir également possibilité de l’option payload?)</text:span></text:p>
      <text:p text:style-name="P177"><text:tab/><text:tab/></text:p>
      <text:p text:style-name="P156">III – PROPOSITION TECHNIQUE</text:p>
      <text:p text:style-name="P76"/>
      <text:p text:style-name="P76"/>
      <text:p text:style-name="P6"><text:span text:style-name="T98">A</text:span> – <text:span text:style-name="T98">Models non concernés par le fichier validation.yml</text:span></text:p>
      <text:p text:style-name="P5"/>
      <text:p text:style-name="P21"><text:span text:style-name="T118">Les erreurs seront gérées e</text:span>n ajoutant les contraintes directement dans les <text:span text:style-name="T118">classes </text:span>models sous la forme d’annotations utilisées par le service validator de symfony. </text:p>
      <text:p text:style-name="P5"/>
      <text:p text:style-name="P113"/>
      <text:p text:style-name="P118"><text:span text:style-name="T75">1/ </text:span><text:span text:style-name="T78">C</text:span><text:span text:style-name="T75">ontraintes </text:span><text:span text:style-name="T79">utilisées pour prévenir chaque type d’erreurs</text:span><text:span text:style-name="T75">:</text:span></text:p>
      <text:p text:style-name="P118"/>
      <text:p text:style-name="P70"><text:span text:style-name="T4">- </text:span><text:span text:style-name="T5">Erreurs de type : </text:span><text:span text:style-name="T52">Assert\Type(</text:span><text:span text:style-name="T101">"</text:span><text:span text:style-name="T102">type de champ</text:span><text:span text:style-name="T101">"</text:span><text:span text:style-name="T102">)</text:span></text:p>
      <text:p text:style-name="P118"/>
      <text:p text:style-name="P128"><text:span text:style-name="T6">- </text:span><text:span text:style-name="T5">Erreurs de capacité de champ : </text:span><text:span text:style-name="T52">Assert\Length(max=?) ou </text:span><text:span text:style-name="T109">Assert\Range(max= ?</text:span><text:span text:style-name="T110">)</text:span><text:span text:style-name="T105"><text:tab/><text:tab/><text:tab/><text:tab/></text:span></text:p>
      <text:p text:style-name="P83"/>
      <text:p text:style-name="P69"><text:span text:style-name="T4">- </text:span><text:span text:style-name="T5">Erreurs de valeur </text:span><text:span text:style-name="T8">non </text:span><text:span text:style-name="T5">nulle : </text:span><text:span text:style-name="T104">Assert\NotNull().</text:span></text:p>
      <text:p text:style-name="P118"/>
      <text:p text:style-name="P69"><text:span text:style-name="T4">- </text:span><text:span text:style-name="T5">Erreurs de valeur non acceptée : </text:span><text:span text:style-name="T52">Assert\Choice(callback={</text:span><text:span text:style-name="T99">"\App\Enum\?","getValues"}</text:span><text:span text:style-name="T115">)</text:span></text:p>
      <text:p text:style-name="P129">Pour les champs de type enum, <text:span text:style-name="T122">la valeur du champ doit exister parmi les valeurs renvoyées par la méthode getValues.</text:span></text:p>
      <text:p text:style-name="P45"/>
      <text:p text:style-name="P69"><text:span text:style-name="T4">- </text:span><text:span text:style-name="T7">Erreurs précédement citées pour un sous-objet défini dans un model : </text:span><text:span text:style-name="T80">Assert\Valid()</text:span></text:p>
      <text:p text:style-name="P103"><text:span text:style-name="T117">Pour les champs de type relation, permet de vé</text:span>rifie<text:span text:style-name="T117">r</text:span> les contraintes également sur le <text:span text:style-name="T117">sous-objet.</text:span> </text:p>
      <text:p text:style-name="P84"/>
      <text:p text:style-name="P83"><text:span text:style-name="T2">- </text:span><text:span text:style-name="T3">Erreurs de relation </text:span><text:span text:style-name="T10">inexistante</text:span></text:p>
      <text:p text:style-name="P104">- un sous-objet initialisé a<text:span text:style-name="T132">près un</text:span> new mais non géré en ‘cascade-persist’ dans la déclaration doctrine générera une erreur. </text:p>
      <text:p text:style-name="P118">- <text:span text:style-name="T118">un sous-objet inexistant en table (par exemple, supprimé entre-temps) générera une erreur.</text:span></text:p>
      <text:p text:style-name="P176">→ <text:span text:style-name="T122">Gestion de ces c</text:span>as non <text:span text:style-name="T122">prévu</text:span> pour l’instant. <text:s/></text:p>
      <text:p text:style-name="P176"><text:span text:style-name="T160">(NON, la mise à jour dans la table doit mettre en œuvre le persist depuis le programme ou la mise à (jour est faite / ss-objet inexistant en table n’arrive qu’exceptionnellement (Romain).</text:span></text:p>
      <text:p text:style-name="P175"/>
      <text:p text:style-name="P118"/>
      <text:p text:style-name="P66">- <text:span text:style-name="T117">Erreur due à une unique-constraint : UniqueEntity</text:span></text:p>
      <text:p text:style-name="P63">(Voir contrainte UniqueEntity)</text:p>
      <text:p text:style-name="P62"/>
      <text:p text:style-name="P15">- A<text:span text:style-name="T53">utres cas particuliers :</text:span></text:p>
      <text:p text:style-name="P121">Les cas particuliers (<text:span text:style-name="T133">du genre</text:span> : <text:span text:style-name="T53">Email, Iban, … </text:span>) devraient être traité <text:span text:style-name="T53">dans le fichier validation.yml </text:span>qui fait l’objet d’une 2ème partie.</text:p>
      <text:p text:style-name="P118"/>
      <text:p text:style-name="P117"/>
      <text:p text:style-name="P122"><text:span text:style-name="T77">2</text:span><text:span text:style-name="T75">/ </text:span><text:span text:style-name="T76">C</text:span><text:span text:style-name="T75">ontraintes </text:span><text:span text:style-name="T76">à ajouter sur les models par type de champs: </text:span></text:p>
      <text:p text:style-name="P150"><text:span text:style-name="T153">(Ajouter </text:span><text:span text:style-name="T113">use </text:span><text:span text:style-name="T112">Symfony\Component\Validator\Constraints </text:span><text:span text:style-name="T113">as </text:span><text:span text:style-name="T112">Assert;</text:span><text:span text:style-name="T111">)</text:span></text:p>
      <text:p text:style-name="P41"/>
      <text:p text:style-name="P17">- type integer</text:p>
      <text:p text:style-name="P44"><text:span text:style-name="T33">Assert\Type(‘</text:span>integer<text:span text:style-name="T33">’) <text:s/>→</text:span><text:span text:style-name="T114"> </text:span><text:span text:style-name="T59">accepte seulement un </text:span><text:span text:style-name="T60">integer</text:span><text:span text:style-name="T59"> sans </text:span><text:span text:style-name="T60">partie décimale (sans </text:span><text:span text:style-name="T59">.</text:span><text:span text:style-name="T60">)</text:span></text:p>
      <text:p text:style-name="P181"><text:tab/><text:tab/><text:tab/><text:tab/><text:tab/><text:tab/> n’accepte pas de string numérique !!</text:p>
      <text:p text:style-name="P182"><text:tab/><text:tab/><text:tab/><text:tab/><text:tab/><text:tab/> <text:span text:style-name="T119">les form renvoient ils toujours des champs typés integer ???</text:span></text:p>
      <text:p text:style-name="P127">( ou solution à chercher pour accepter aussi les string numérique ? )</text:p>
      <text:p text:style-name="P137">Assert\Length(max=10) <text:s text:c="3"/></text:p>
      <text:p text:style-name="P42">Assert\NotNull() <text:s/><text:span text:style-name="T35">si <text:s/>pas de ‘nullable = true’ </text:span></text:p>
      <text:p text:style-name="P50"/>
      <text:p text:style-name="P50"><text:soft-page-break/></text:p>
      <text:p text:style-name="P50"/>
      <text:p text:style-name="P50"/>
      <text:p text:style-name="P17">- type decimal</text:p>
      <text:p text:style-name="P72"><text:span text:style-name="T56">Assert\Type(‘float’) →</text:span> <text:span text:style-name="T61">accepte uniquement les types float (pas de string numerique) )</text:span></text:p>
      <text:p text:style-name="P138">Assert\Range(max=999999.999999995) pour numeric(18,12)</text:p>
      <text:p text:style-name="P123">Assert\Range(max=9999999999.4) pour numeric(10)</text:p>
      <text:p text:style-name="P120"><text:span text:style-name="T107"><text:tab/></text:span><text:span text:style-name="T108">(</text:span><text:span text:style-name="T107">L</text:span><text:span text:style-name="T106">a partie décimale ne génère pas d’erreur de capacité, elle est arrondie selon la capacité tolérée <text:tab/></text:span><text:span text:style-name="T108">(</text:span><text:span text:style-name="T106">pour la partie décimale. La partie entière peut générer une erreur de capacité si elle est <text:tab/> <text:s/><text:tab/></text:span><text:span text:style-name="T108">(</text:span><text:span text:style-name="T106">supérieure à (longueur totale max – longueur max partie décimale).</text:span></text:p>
      <text:p text:style-name="P139">Assert\NotNull() <text:s/>si <text:s/>pas de ‘nullable = true’</text:p>
      <text:p text:style-name="P43"/>
      <text:p text:style-name="P43"/>
      <text:p text:style-name="P16">- type string <text:span text:style-name="T54">( = varchar en bdd)</text:span></text:p>
      <text:p text:style-name="P39">Assert\Type(<text:span text:style-name="T100">"</text:span><text:span text:style-name="T34">string</text:span><text:span text:style-name="T100">"</text:span>) <text:s/><text:span text:style-name="T28"><text:s/></text:span><text:span text:style-name="T61">→</text:span><text:span text:style-name="T62"> seul le type string sera accepté (pas d’integer, float, boolean)</text:span></text:p>
      <text:p text:style-name="P183"><text:tab/><text:tab/><text:tab/><text:tab/><text:tab/> <text:s text:c="2"/>→ cet Assert est il nécessaire ? <text:span text:style-name="T160">OUI (Romain)</text:span></text:p>
      <text:p text:style-name="P126">Assert\Length(max= ?) ? <text:span text:style-name="T121">= longueur max définie dans la déclaration orm, </text:span>255 par défaut</text:p>
      <text:p text:style-name="P140">Assert\NotNull() <text:s/>si <text:s/>pas de ‘nullable = true’ <text:s/>→ contrôle seulement l’initialisation du champ, une <text:tab/><text:tab/><text:tab/><text:tab/><text:tab/><text:tab/><text:tab/><text:tab/><text:tab/><text:tab/><text:tab/>chaine vide est acceptée.</text:p>
      <text:p text:style-name="P16"/>
      <text:p text:style-name="P16"/>
      <text:p text:style-name="P39"><text:span text:style-name="T2">- type </text:span><text:span text:style-name="T19">text</text:span><text:span text:style-name="T2"> </text:span><text:span text:style-name="T12">( = text en bdd)</text:span></text:p>
      <text:p text:style-name="P39">Assert\Type(<text:span text:style-name="T100">"</text:span><text:span text:style-name="T34">string</text:span><text:span text:style-name="T100">"</text:span>) <text:s text:c="2"/><text:span text:style-name="T61">→</text:span><text:span text:style-name="T62"> seul le type string sera accepté (pas d’integer, float, boolean)</text:span></text:p>
      <text:p text:style-name="P189"><text:span text:style-name="T28"><text:tab/><text:tab/><text:tab/><text:tab/><text:tab/> <text:s text:c="2"/>→ cet Assert est il nécessaire ? </text:span><text:span text:style-name="T29">OUI (Romain)</text:span></text:p>
      <text:p text:style-name="P140">Assert\NotNull() <text:s/>si <text:s/>pas de ‘nullable = true’ </text:p>
      <text:p text:style-name="P141">(pas de contrainte sur la longueur : champ text dans postgres sans limite de longueur / string dans php limité à plus de 2Go <text:s/>)</text:p>
      <text:p text:style-name="P125"/>
      <text:p text:style-name="P43"/>
      <text:p text:style-name="P18">- <text:span text:style-name="T120">type enum* (=string en bdd)</text:span></text:p>
      <text:p text:style-name="P69"><text:span text:style-name="T52">Assert\Choice(callback={</text:span><text:span text:style-name="T99">"\App\Enum\*","getValues"}</text:span><text:span text:style-name="T115">) avec * = nom de la classe</text:span></text:p>
      <text:p text:style-name="P69"><text:tab/>→<text:span text:style-name="T122"> la valeur du champ doit exister parmi les valeurs renvoyées par la méthode getValues.</text:span></text:p>
      <text:p text:style-name="P149">(Les Assert\Type() et Assert\Length() ne sont pas nécessaires car l’Assert\Choice couvre ces cas)</text:p>
      <text:p text:style-name="P43"/>
      <text:p text:style-name="P19">- type <text:span text:style-name="T36">boolean</text:span></text:p>
      <text:p text:style-name="P46"><text:span text:style-name="T36">Assert\Type(‘boolean’) → </text:span><text:span text:style-name="T63">n’accepte que true ou false ou null (pas de numerique ou string = <text:tab/><text:tab/><text:tab/><text:tab/><text:tab/><text:tab/>‘true’ ou ‘false’)</text:span></text:p>
      <text:p text:style-name="P139">Assert\NotNull() <text:s/>si <text:s/>pas de ‘nullable = true’ </text:p>
      <text:p text:style-name="P129">(Un boolean à null sera considéré comme false)</text:p>
      <text:p text:style-name="P47"/>
      <text:p text:style-name="P47"/>
      <text:p text:style-name="P37"><text:span text:style-name="T2">- type date </text:span><text:span text:style-name="T11">ou datetime</text:span><text:span text:style-name="T2"> </text:span><text:span text:style-name="T12">( = date ou timestamp en bdd) </text:span><text:span text:style-name="T2">:</text:span> </text:p>
      <text:p text:style-name="P194"><text:bookmark-start text:name="__DdeLink__6682_413141434"/>Assert\Type(‘date<text:span text:style-name="T34">time</text:span>’)<text:bookmark-end text:name="__DdeLink__6682_413141434"/><text:tab/><text:span text:style-name="T28">→</text:span><text:span text:style-name="T30"> cet Assert est-il nécessaire étant donné que les setters devront être <text:tab/><text:tab/><text:tab/><text:tab/><text:tab/><text:tab/><text:tab/><text:tab/>typés ? </text:span></text:p>
      <text:p text:style-name="P194"><text:span text:style-name="T30"><text:tab/><text:tab/><text:tab/><text:tab/><text:tab/><text:tab/><text:tab/></text:span><text:span text:style-name="T31">OUI au cas où les setters sont oubliés (Romain)</text:span></text:p>
      <text:p text:style-name="P139">Assert\NotNull() <text:s/>si <text:s/>pas de ‘nullable = true’</text:p>
      <text:p text:style-name="P40"/>
      <text:p text:style-name="P184"><text:span text:style-name="T120">+ ajouter le typage sur </text:span><text:s/>setter si pas fait</text:p>
      <text:p text:style-name="P184"><text:span text:style-name="T34"><text:tab/>(</text:span>\DateTime <text:span text:style-name="T34">$field = null) si ‘nullable = true’</text:span></text:p>
      <text:p text:style-name="P184"><text:span text:style-name="T34"><text:tab/>(</text:span>\DateTime <text:span text:style-name="T34">$field) sinon</text:span></text:p>
      <text:p text:style-name="P195"/>
      <text:p text:style-name="P73"/>
      <text:p text:style-name="P201"><text:soft-page-break/><text:span text:style-name="T20">- </text:span><text:span text:style-name="T21">type </text:span><text:span text:style-name="T20">relation</text:span><text:span text:style-name="T22"> </text:span></text:p>
      <text:p text:style-name="P191">Assert\Type(‘‘Eliberty\RedpillBundle\<text:span text:style-name="T41">Model\*</text:span><text:span text:style-name="T58">Interface</text:span>’’) <text:s/><text:span text:style-name="T120">avec * = NomClasse</text:span></text:p>
      <text:p text:style-name="P196"><text:span text:style-name="T28"><text:s/><text:tab/></text:span><text:span text:style-name="T32">→</text:span><text:span text:style-name="T30"> cet Assert est-il nécessaire étant donné que les setters devront être typés ? </text:span></text:p>
      <text:p text:style-name="P196"><text:span text:style-name="T30"><text:tab/><text:tab/></text:span><text:span text:style-name="T31">OUI au cas où les setters sont oubliés (Romain)</text:span></text:p>
      <text:p text:style-name="P48"><text:span text:style-name="T35">Assert\NotNull() <text:s/>si <text:s/>pas de ‘nullable = true’ <text:s/></text:span>→<text:span text:style-name="T38"> valide seulement que l’objet à été instancié pas <text:tab/><text:tab/><text:tab/><text:tab/><text:tab/><text:tab/><text:tab/><text:tab/><text:tab/><text:tab/><text:tab/><text:tab/>qu’il contient un objet existant en table</text:span></text:p>
      <text:p text:style-name="P38"><text:span text:style-name="T37">Assert\Valid() </text:span><text:s/>→<text:span text:style-name="T38"> lance la validation sur le sous-objet.</text:span></text:p>
      <text:p text:style-name="P124"/>
      <text:p text:style-name="P186"><text:span text:style-name="T161">(P</text:span>as de contrôle de l’existence du sous-objet en table, ni de la possibilité de création d’un sous-objet inexistant ? <text:span text:style-name="T161">NON, c’est le programme de mise à jour qui doit gérer cela (Romain).)</text:span></text:p>
      <text:p text:style-name="P192"/>
      <text:p text:style-name="P187"><text:span text:style-name="T120">+ </text:span>ajouter le typage sur setter <text:span text:style-name="T52">si pas fait</text:span> <text:span text:style-name="T39">(sur l’interface associé plutot que sur le model)</text:span></text:p>
      <text:p text:style-name="P185"><text:span text:style-name="T34"><text:tab/>(</text:span>\<text:span text:style-name="T123">NomclasseInterface</text:span> <text:span text:style-name="T34">$field = null) si ‘nullable = true’</text:span></text:p>
      <text:p text:style-name="P185"><text:span text:style-name="T34"><text:tab/>(</text:span>\<text:span text:style-name="T123">NomclasseInterface</text:span> <text:span text:style-name="T34">$field) sinon</text:span></text:p>
      <text:p text:style-name="P190"/>
      <text:p text:style-name="P130"/>
      <text:p text:style-name="P20">- <text:span text:style-name="T130">Contrainte sur l’entité</text:span></text:p>
      <text:p text:style-name="P116">pas de contrôle de l’unicité d’un champ ou d’un ensemble de champ ?</text:p>
      <text:p text:style-name="P197">NON (Romain) car les contraintes sur un model doivent rester <text:span text:style-name="T163">"1</text:span><text:span text:style-name="T128">er</text:span><text:span text:style-name="T163"> niveau ", cad valider seulement l’objet en cours et non pas l’objet en cours par rapport à d’autres objets.</text:span></text:p>
      <text:p text:style-name="P199"><text:span text:style-name="T163">→ à faire valider par Xavier</text:span></text:p>
      <text:p text:style-name="P198"/>
      <text:p text:style-name="P198">(Note<text:span text:style-name="T165">s</text:span> : </text:p>
      <text:p text:style-name="P198"><text:tab/>- <text:span text:style-name="T165">la contrainte UniqueEntity sur le model ne permet plus de faire un test unitaire puisqu’il faut accéder à une base de données pour valider cette contrainte.</text:span></text:p>
      <text:p text:style-name="P198"><text:span text:style-name="T164"><text:tab/>- l’utilisation d’un mock pour l’initialisation d’un champ relation faisant parti d’une </text:span>contrainte UniqueEntity <text:span text:style-name="T165">fait planter les tests. )</text:span></text:p>
      <text:p text:style-name="P23"/>
      <text:p text:style-name="P23"/>
      <text:p text:style-name="P23"/>
      <text:p text:style-name="P109"><text:span text:style-name="T52">3</text:span>/ Mettre en <text:s/>place des tests unitaires <text:span text:style-name="T40">avec PHPUnit</text:span></text:p>
      <text:p text:style-name="P53">→Pour chaque model, écrire une classe de test : </text:p>
      <text:p text:style-name="P142"><text:s/>/redpill/tests/Unit/Eliberty/RedpillBundle/Model/AssertValidation/NomClasseValidation.php </text:p>
      <text:p text:style-name="P134">( Voir exemple en annexe )</text:p>
      <text:p text:style-name="P60"/>
      <text:p text:style-name="P134">→ Fonctions de tests à implémenter : </text:p>
      <text:p text:style-name="P52">(<text:span text:style-name="T124">les fonctions de test ne généreront pas d’erreurs sur les-sous-objets par la contrainte valid() en utilisant un mock pour initialiser les sous-objets)</text:span></text:p>
      <text:p text:style-name="P52"/>
      <text:p text:style-name="P52"><text:span text:style-name="T64"><text:tab/></text:span><text:span text:style-name="T2">- </text:span><text:span text:style-name="T13">une fonction de test sans erreur à la validation</text:span></text:p>
      <text:p text:style-name="P135">Cette fonction sera implémentée sur tous les models.</text:p>
      <text:p text:style-name="P143">Tous les champs du model seront initialisés <text:span text:style-name="T165">à leur capacité maximum </text:span>en respectant les contraintes sur le type, la capacité <text:span text:style-name="T165">e</text:span>t l’enum.</text:p>
      <text:p text:style-name="P143">Les sous-objets seront initialisés avec un mock.</text:p>
      <text:p text:style-name="P51"><text:tab/></text:p>
      <text:p text:style-name="P51">La<text:span text:style-name="T125"> validation ne devra pas renvoyer d’erreurs.</text:span></text:p>
      <text:p text:style-name="P51"/>
      <text:p text:style-name="P51"><text:span text:style-name="T64"><text:tab/></text:span><text:span text:style-name="T2">- </text:span><text:span text:style-name="T14">une fonction de test sur le type erreur valeur non nulle</text:span></text:p>
      <text:p text:style-name="P135">Cette fonction sera implémentée sur tous les models.</text:p>
      <text:p text:style-name="P135">Aucun champ ne sera initialisé sur le model.</text:p>
      <text:p text:style-name="P56"/>
      <text:p text:style-name="P146"><text:soft-page-break/>Seuls les champs concernés par le type d’erreur NotNull devront générer un message d’erreur NotNull à la validation. Ceux-ci seront stockés dans un tableau d’erreurs attendues.</text:p>
      <text:p text:style-name="P146">La validation devra renvoyer tous les messages d’erreurs attendus et aucun message d’erreurs non attendus.</text:p>
      <text:p text:style-name="P56"/>
      <text:p text:style-name="P56"><text:span text:style-name="T2">- </text:span><text:span text:style-name="T15">une fonction de test sur le type erreur Type</text:span></text:p>
      <text:p text:style-name="P135">Cette fonction sera implémentée sur tous les models.</text:p>
      <text:p text:style-name="P144">Les champs seront initialisés avec un type incorrect. </text:p>
      <text:p text:style-name="P58"><text:span text:style-name="T42">Pb : Les champs (relation et date) dont le setter teste déjà le Type <text:s/>→ Ces champs devront être initialisé avec un type correct (mock pour les relation, datetime pour les date).</text:span><text:tab/><text:tab/></text:p>
      <text:p text:style-name="P58"/>
      <text:p text:style-name="P146">Seuls les champs concernés par le type d’erreur Type et choice devront générer un message d’erreur Type ou Choice à la validation. Les messages d’erreurs seront stockés dans un tableau d’erreurs attendues. </text:p>
      <text:p text:style-name="P146">La validation devra renvoyer tous les messages d’erreurs attendus et aucun message d’erreurs non attendus.</text:p>
      <text:p text:style-name="P59"/>
      <text:p text:style-name="P52">-<text:span text:style-name="T2"> </text:span><text:span text:style-name="T15">une fonction de test sur le type erreur Capacité</text:span></text:p>
      <text:p text:style-name="P135">Cette fonction sera implémentée sur tous les models.</text:p>
      <text:p text:style-name="P143">Les champs seront initialisés avec une longueur supérieure d’un caractère à la longueur maximum définie. </text:p>
      <text:p text:style-name="P145">Les sous-objets seront initialisés avec un mock. </text:p>
      <text:p text:style-name="P145">Les dates seront initialisées avec un objet datetime.</text:p>
      <text:p text:style-name="P54"/>
      <text:p text:style-name="P147">Seuls, les champs concernés par le type d’erreur Length, Range, ou Choice devront générer une erreur Length, Range ou Choice à la validation.<text:tab/> Ceux-ci seront stockés dans un tableau d’erreurs attendues. </text:p>
      <text:p text:style-name="P147">La validation devra renvoyer tous les messages d’erreurs attendus et aucun message d’erreurs non attendus.</text:p>
      <text:p text:style-name="P114"/>
      <text:p text:style-name="P52"><text:span text:style-name="T2">- </text:span><text:span text:style-name="T15">une fonction de test sur le type erreur </text:span><text:span text:style-name="T16">valeur non acceptée </text:span><text:span text:style-name="T17">(choice)</text:span></text:p>
      <text:p text:style-name="P188">Cette fonction sera implémentée <text:s/><text:span text:style-name="T134">uniquement </text:span>sur <text:span text:style-name="T134">les models contenant des champs de type enum.</text:span></text:p>
      <text:p text:style-name="P145">Les champs string seront initialisés avec des valeurs ‘<text:span text:style-name="T138">123456789012...</text:span>’ utilisant toute la longueur du <text:tab/>champ.</text:p>
      <text:p text:style-name="P148">Les champs numérique seront initialisés avec 123456…<text:span text:style-name="T138"> utilisant toute la longueur du champ</text:span>.</text:p>
      <text:p text:style-name="P148">Les champs date seront initialisés avec un objet date.</text:p>
      <text:p text:style-name="P145">Les sous-objets seront initialisés avec un mock.</text:p>
      <text:p text:style-name="P57"/>
      <text:p text:style-name="P147">Seuls, les champs concernés par le type d’erreur Choice devront générer un message d’erreur <text:s/>à la validation.Ceux-ci seront stockés dans un tableau d’erreurs attendues. </text:p>
      <text:p text:style-name="P147">La validation devra renvoyer tous les messages d’erreurs attendus et aucun message d’erreurs non attendus.</text:p>
      <text:p text:style-name="P59"><text:tab/></text:p>
      <text:p text:style-name="P115"><text:span text:style-name="T2">- </text:span><text:span text:style-name="T18">une fonction de test sur les contraintes Valid ??? <text:s text:c="3"/>NON </text:span><text:span text:style-name="T24">pas pour l’instant (Romain)</text:span></text:p>
      <text:p text:style-name="P205">(mise en place sensible tant que tous les models n’ont pas été modifiés … )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4"><text:soft-page-break/>4/ Automatisation des tests unitaires</text:p>
      <text:p text:style-name="P136">L’idéal serait de pouvoir automatiser les tests unitaires dans un seul programme, du genre :</text:p>
      <text:p text:style-name="P133"/>
      <text:p text:style-name="P133">1 - <text:s/>Récupérer une liste des modèles à traiter</text:p>
      <text:p text:style-name="P133">- soit à partir d’un tableau ou fichier</text:p>
      <text:p text:style-name="P133">- soit à partir de la liste des models g<text:span text:style-name="T129">énérée à partir du </text:span>répertoire model avec éventuellement un tableau des models <text:span text:style-name="T134">avec cas particuliers </text:span>qui ne doivent pas être traités.</text:p>
      <text:p text:style-name="P133"/>
      <text:p text:style-name="P133">2 - <text:s/>Pour chaque model <text:span text:style-name="T129">de la liste </text:span>:</text:p>
      <text:p text:style-name="P133"><text:tab/>a- récupérer la liste des champs du model avec type, longueur, null<text:span text:style-name="T162">able</text:span>, enum dans le fichier de <text:tab/><text:tab/>description orm , </text:p>
      <text:p text:style-name="P133"><text:tab/>b- pour chaque fonction de test définie ci-dessus (<text:span text:style-name="T162">voir </text:span>3/ <text:span text:style-name="T71">Mettre en <text:s/>place des tests unitaires <text:tab/></text:span><text:span text:style-name="T72">avec PHPUnit</text:span><text:span text:style-name="T65">)</text:span></text:p>
      <text:p text:style-name="P133"><text:span text:style-name="T65"><text:tab/><text:tab/>- générer les messages d’erreurs attendus à partir de la liste des champs du model </text:span><text:span text:style-name="T56"><text:s/><text:tab/></text:span></text:p>
      <text:p text:style-name="P133"><text:tab/><text:tab/>- initialiser le model à partir de la liste des champs du model</text:p>
      <text:p text:style-name="P133"><text:tab/><text:tab/>- lancer la fonction de test.</text:p>
      <text:p text:style-name="P133"/>
      <text:p text:style-name="P136">→<text:span text:style-name="T129"> Faisabilité technique ???</text:span></text:p>
      <text:p text:style-name="P136">→<text:span text:style-name="T166"> Intéret ?</text:span></text:p>
      <text:p text:style-name="P131"/>
      <text:p text:style-name="P131"/>
      <text:p text:style-name="P8"/>
      <text:p text:style-name="P157">B/ Les models concernés par le fichier Validation.yml</text:p>
      <text:p text:style-name="P112">Ces models seront étudiés plus en détail dans un 2<text:span text:style-name="T127">e</text:span> temps.</text:p>
      <text:p text:style-name="P132"/>
      <text:p text:style-name="P22"/>
      <text:p text:style-name="P34"/>
      <text:p text:style-name="P25"/>
      <text:p text:style-name="P25"/>
      <text:p text:style-name="P25"/>
      <text:p text:style-name="P2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5"/>
      <text:p text:style-name="P35"/>
      <text:p text:style-name="P158"><text:span text:style-name="T134">IV</text:span> – <text:span text:style-name="T134">Démarche à suivre.</text:span></text:p>
      <text:p text:style-name="P25"/>
      <text:p text:style-name="P10"><text:span text:style-name="T135">A</text:span>/ Etude <text:span text:style-name="T134">globale </text:span>du projet<text:span text:style-name="T65"><text:tab/>→</text:span><text:span text:style-name="T73"> Terminé</text:span></text:p>
      <text:p text:style-name="P26"/>
      <text:p text:style-name="P26"/>
      <text:p text:style-name="P11"><text:span text:style-name="T135">B</text:span>/ <text:span text:style-name="T135">Traitement des models non concernés par le fichier Validation.yml</text:span></text:p>
      <text:p text:style-name="P26"/>
      <text:p text:style-name="P31">1/ Etude technique <text:tab/>→<text:span text:style-name="T139"> En cours – à valider</text:span></text:p>
      <text:p text:style-name="P31">- <text:span text:style-name="T139">Lister les models<text:tab/>→ Terminé</text:span></text:p>
      <text:p text:style-name="P31">- <text:span text:style-name="T139">Lister les types de champs rencontrés<text:tab/><text:tab/>→ Terminé</text:span></text:p>
      <text:p text:style-name="P31">- <text:span text:style-name="T139">Tests sur les types d’erreurs rencontrées<text:tab/>→ En cours</text:span></text:p>
      <text:p text:style-name="P31">- <text:span text:style-name="T139">Recherche des contraintes à mettre en place<text:tab/>→ En cours</text:span></text:p>
      <text:p text:style-name="P31">- <text:span text:style-name="T139">Mise en place démarche à suivre<text:tab/><text:tab/>→ En cours</text:span></text:p>
      <text:p text:style-name="P31"/>
      <text:p text:style-name="P31"/>
      <text:p text:style-name="P31">2/ <text:span text:style-name="T136">D</text:span>éveloppement<text:tab/>→<text:span text:style-name="T139"> Commencé</text:span></text:p>
      <text:p text:style-name="P31">→ Pour chaque model non concernés par le fichier Validation.yml (Voir liste des models en annexe)</text:p>
      <text:p text:style-name="P31">- créer une branche git par model</text:p>
      <text:p text:style-name="P31">- Faire une lecture du fichier .orm et du script sql pour repérer d’éventuels cas particuliers</text:p>
      <text:p text:style-name="P31">- Ajouter les assertions dans le model d’après le fichier orm</text:p>
      <text:p text:style-name="P31">- écrire le programme de test unitaires d’après le fichier orm</text:p>
      <text:p text:style-name="P31"><text:tab/>* duplication d’un programme précédant</text:p>
      <text:p text:style-name="P193"><text:tab/>* s<text:span text:style-name="T167">ur chaque fonction de test :</text:span></text:p>
      <text:p text:style-name="P193"><text:tab/><text:tab/>maj du tableau des erreurs attendues </text:p>
      <text:p text:style-name="P193"><text:tab/><text:tab/>maj de l’initialisation du model</text:p>
      <text:p text:style-name="P31">- <text:span text:style-name="T136">exécuter le programme de tests</text:span></text:p>
      <text:p text:style-name="P31">- <text:span text:style-name="T136">pusher dans git perso</text:span></text:p>
      <text:p text:style-name="P31">- <text:span text:style-name="T136">passer en exploitation au fil de l’eau </text:span></text:p>
      <text:p text:style-name="P31"/>
      <text:p text:style-name="P33">→ Etudier les cas particuliers </text:p>
      <text:p text:style-name="P33">- models sans correspondance <text:s/>model/fichier.orm</text:p>
      <text:p text:style-name="P193">- <text:span text:style-name="T139">models non présents dans /model</text:span></text:p>
      <text:p text:style-name="P193"><text:span text:style-name="T139">- models syrius</text:span></text:p>
      <text:p text:style-name="P31"/>
      <text:p text:style-name="P31"/>
      <text:p text:style-name="P12"><text:span text:style-name="T136">C</text:span>/ <text:span text:style-name="T135">Traitement des models concernés par le fichier Validation.yml</text:span></text:p>
      <text:p text:style-name="P27"/>
      <text:p text:style-name="P32">1/ Etude technique du problème</text:p>
      <text:p text:style-name="P32"/>
      <text:p text:style-name="P32">2/ <text:span text:style-name="T136">D</text:span>éveloppement</text:p>
      <text:p text:style-name="P32"/>
      <text:p text:style-name="P26"/>
      <text:p text:style-name="P26"/>
      <text:p text:style-name="P26"/>
      <text:p text:style-name="P30"/>
      <text:p text:style-name="P159">ANNEXE : Liste des models</text:p>
      <text:p text:style-name="P29"><draw:frame draw:style-name="fr1" draw:name="Objet1" text:anchor-type="paragraph" svg:x="0.115cm" svg:y="1.515cm" svg:width="16.773cm" svg:height="23.2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/>
      <text:p text:style-name="P29"/>
      <text:p text:style-name="P29"><text:soft-page-break/></text:p>
      <text:p text:style-name="P29"/>
      <text:p text:style-name="P29"><draw:frame draw:style-name="fr2" draw:name="Objet2" text:anchor-type="paragraph" svg:width="16.773cm" svg:height="22.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<draw:frame draw:style-name="fr2" draw:name="Objet3" text:anchor-type="paragraph" svg:width="16.773cm" svg:height="15.35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161">ANNEXE : Exemple de programme de test = AssetValidation.php</text:p>
      <text:p text:style-name="P36"/>
      <text:p text:style-name="P163">&lt;?php</text:p>
      <text:p text:style-name="P165"><text:span text:style-name="T45">namespace </text:span><text:span text:style-name="T140">Tests\Unit\Eliberty\RedpillBundle\Model\AssertValidation</text:span><text:span text:style-name="T46">;</text:span></text:p>
      <text:p text:style-name="P165"><text:span text:style-name="T45">use </text:span><text:span text:style-name="T140">Eliberty\RedpillBundle\Entity\Asset</text:span><text:span text:style-name="T46">;</text:span></text:p>
      <text:p text:style-name="P165"><text:span text:style-name="T45">use </text:span><text:span text:style-name="T140">Eliberty\RedpillBundle\Enum\AssetTriggerType</text:span><text:span text:style-name="T46">;</text:span></text:p>
      <text:p text:style-name="P165"><text:span text:style-name="T45">use </text:span><text:span text:style-name="T140">Eliberty\RedpillBundle\Enum\AssetType</text:span><text:span text:style-name="T46">;</text:span></text:p>
      <text:p text:style-name="P165"><text:span text:style-name="T45">use </text:span><text:span text:style-name="T140">Eliberty\RedpillBundle\Model\ContactInterface</text:span><text:span text:style-name="T46">;</text:span></text:p>
      <text:p text:style-name="P165"><text:span text:style-name="T45">use </text:span><text:span text:style-name="T140">Eliberty\RedpillBundle\Model\ContractorInterface</text:span><text:span text:style-name="T46">;</text:span></text:p>
      <text:p text:style-name="P165"><text:span text:style-name="T45">use </text:span><text:span text:style-name="T140">Symfony\Bundle\FrameworkBundle\Test\KernelTestCase</text:span><text:span text:style-name="T46">;</text:span></text:p>
      <text:p text:style-name="P165"><text:span text:style-name="T45">use </text:span><text:span text:style-name="T140">Symfony\Component\Validator\Validator\ValidatorInterface</text:span><text:span text:style-name="T46">;</text:span></text:p>
      <text:p text:style-name="P168">/**</text:p>
      <text:p text:style-name="P169"><text:s/><text:span text:style-name="T142">* Class AssetValidation</text:span></text:p>
      <text:p text:style-name="P167"><text:span text:style-name="T145"><text:s/></text:span><text:span text:style-name="T146">* </text:span><text:span text:style-name="T147">@package </text:span><text:span text:style-name="T146">Tests\Unit\Eliberty\RedpillBundle\Model\AssertValidation</text:span></text:p>
      <text:p text:style-name="P169"><text:s/><text:span text:style-name="T142">*/</text:span></text:p>
      <text:p text:style-name="P165"><text:span text:style-name="T45">class </text:span><text:span text:style-name="T140">AssetValidation </text:span><text:span text:style-name="T45">extends </text:span><text:span text:style-name="T140">KernelTestCase</text:span></text:p>
      <text:p text:style-name="P164">{</text:p>
      <text:p text:style-name="P167"><text:span text:style-name="T140"><text:s text:c="4"/></text:span><text:span text:style-name="T43">protected const </text:span><text:span text:style-name="T49">FIELD_NAME <text:s text:c="3"/></text:span><text:span text:style-name="T143">= </text:span><text:span text:style-name="T148">'fieldname'</text:span><text:span text:style-name="T44">;</text:span></text:p>
      <text:p text:style-name="P167"><text:span text:style-name="T46"><text:s text:c="4"/></text:span><text:span text:style-name="T43">protected const </text:span><text:span text:style-name="T49">ERROR_MESSAGE </text:span><text:span text:style-name="T143">= </text:span><text:span text:style-name="T148">'errormessage'</text:span><text:span text:style-name="T44">;</text:span></text:p>
      <text:p text:style-name="P167"><text:span text:style-name="T46"><text:s text:c="4"/></text:span><text:span text:style-name="T146">/**</text:span></text:p>
      <text:p text:style-name="P167"><text:span text:style-name="T145"><text:s text:c="5"/></text:span><text:span text:style-name="T146">* </text:span><text:span text:style-name="T147">@var </text:span><text:span text:style-name="T146">ValidatorInterface</text:span></text:p>
      <text:p text:style-name="P169"><text:s text:c="5"/><text:span text:style-name="T142">*/</text:span></text:p>
      <text:p text:style-name="P167"><text:span text:style-name="T145"><text:s text:c="4"/></text:span><text:span text:style-name="T43">protected </text:span><text:span text:style-name="T50">$validator</text:span><text:span text:style-name="T44">;</text:span></text:p>
      <text:p text:style-name="P167"><text:span text:style-name="T46"><text:s text:c="4"/></text:span><text:span text:style-name="T146">/**</text:span></text:p>
      <text:p text:style-name="P169"><text:s text:c="5"/><text:span text:style-name="T142">* Set up</text:span></text:p>
      <text:p text:style-name="P169"><text:s text:c="5"/><text:span text:style-name="T142">*/</text:span></text:p>
      <text:p text:style-name="P167"><text:span text:style-name="T145"><text:s text:c="4"/></text:span><text:span text:style-name="T43">protected function </text:span><text:span text:style-name="T47">setUp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50">$kernel </text:span><text:span text:style-name="T143">= </text:span><text:span text:style-name="T43">self</text:span><text:span text:style-name="T143">::</text:span><text:span text:style-name="T48">bootKernel</text:span><text:span text:style-name="T143">()</text:span><text:span text:style-name="T44">;</text:span></text:p>
      <text:p text:style-name="P167"><text:span text:style-name="T46"><text:s text:c="8"/></text:span><text:span text:style-name="T50">$this</text:span><text:span text:style-name="T143">-&gt;</text:span><text:span text:style-name="T50">validator </text:span><text:span text:style-name="T143">= </text:span><text:span text:style-name="T50">$kernel</text:span><text:span text:style-name="T143">-&gt;</text:span><text:span text:style-name="T47">getContainer</text:span><text:span text:style-name="T143">()-&gt;</text:span><text:span text:style-name="T47">get</text:span><text:span text:style-name="T143">(</text:span><text:span text:style-name="T148">'validator'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{</text:span><text:span text:style-name="T147">@inheritDoc</text:span><text:span text:style-name="T146">}</text:span></text:p>
      <text:p text:style-name="P169"><text:s text:c="5"/><text:span text:style-name="T142">*/</text:span></text:p>
      <text:p text:style-name="P167"><text:span text:style-name="T145"><text:s text:c="4"/></text:span><text:span text:style-name="T43">protected function </text:span><text:span text:style-name="T47">tearDown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43">parent</text:span><text:span text:style-name="T143">::</text:span><text:span text:style-name="T48">tearDown</text:span><text:span text:style-name="T143">()</text:span><text:span text:style-name="T44">;</text:span></text:p>
      <text:p text:style-name="P167"><text:span text:style-name="T46"><text:s text:c="8"/></text:span><text:span text:style-name="T150">//$this-&gt;validator-&gt;close();</text:span></text:p>
      <text:p text:style-name="P167"><text:span text:style-name="T151"><text:s text:c="8"/></text:span><text:span text:style-name="T50">$this</text:span><text:span text:style-name="T143">-&gt;</text:span><text:span text:style-name="T50">validator </text:span><text:span text:style-name="T143">= </text:span><text:span text:style-name="T43">null</text:span><text:span text:style-name="T44">; </text:span><text:span text:style-name="T150">// avoid memory leaks</text:span></text:p>
      <text:p text:style-name="P167"><text:span text:style-name="T151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</text:span><text:span text:style-name="T147">@test</text:span></text:p>
      <text:p text:style-name="P167"><text:span text:style-name="T145"><text:s text:c="5"/></text:span><text:span text:style-name="T146">*/</text:span></text:p>
      <text:p text:style-name="P167"><text:span text:style-name="T145"><text:s text:c="4"/></text:span><text:span text:style-name="T43">public function </text:span><text:span text:style-name="T47">validationShouldReturnNoError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150">// all fields are initialised with a valid value -&gt; Validate should detect no errors on the model</text:span></text:p>
      <text:p text:style-name="P170"><text:s text:c="8"/><text:span text:style-name="T141">// No errors expected</text:span></text:p>
      <text:p text:style-name="P170"><text:s text:c="8"/><text:span text:style-name="T141">// $errorsExpected = [];</text:span></text:p>
      <text:p text:style-name="P170"><text:s text:c="8"/><text:span text:style-name="T141">// Initialize model</text:span></text:p>
      <text:p text:style-name="P170"><text:s text:c="8"/><text:span text:style-name="T141">// set the sub-object with a mock to disable the constraint Assert\Valid</text:span></text:p>
      <text:p text:style-name="P167"><text:span text:style-name="T151"><text:s text:c="8"/></text:span><text:span text:style-name="T50">$Asset </text:span><text:span text:style-name="T143">= </text:span><text:span text:style-name="T43">new </text:span><text:span text:style-name="T143">Asset()</text:span><text:span text:style-name="T44">;</text:span></text:p>
      <text:p text:style-name="P167"><text:span text:style-name="T46"><text:s text:c="8"/></text:span><text:span text:style-name="T50">$Asset</text:span></text:p>
      <text:p text:style-name="P167"><text:span text:style-name="T51"><text:s text:c="12"/></text:span><text:span text:style-name="T143">-&gt;</text:span><text:span text:style-name="T47">setContact</text:span><text:span text:style-name="T143">(</text:span><text:span text:style-name="T50">$this</text:span><text:span text:style-name="T143">-&gt;</text:span><text:span text:style-name="T47">createMock</text:span><text:span text:style-name="T143">(Contact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ontractor</text:span><text:span text:style-name="T143">(</text:span><text:span text:style-name="T50">$this</text:span><text:span text:style-name="T143">-&gt;</text:span><text:span text:style-name="T47">createMock</text:span><text:span text:style-name="T143">(Contractor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redit</text:span><text:span text:style-name="T143">(</text:span><text:span text:style-name="T152">1234567890</text:span><text:span text:style-name="T143">)</text:span></text:p>
      <text:p text:style-name="P167"><text:span text:style-name="T140"><text:s text:c="12"/></text:span><text:span text:style-name="T143">-&gt;</text:span><text:span text:style-name="T47">setDebit</text:span><text:span text:style-name="T143">(</text:span><text:span text:style-name="T152">1234567890</text:span><text:span text:style-name="T143">)</text:span></text:p>
      <text:p text:style-name="P167"><text:span text:style-name="T140"><text:s text:c="12"/></text:span><text:span text:style-name="T143">-&gt;</text:span><text:span text:style-name="T47">setrelatedTo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oft-page-break/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"</text:span><text:span text:style-name="T143">)</text:span></text:p>
      <text:p text:style-name="P167"><text:span text:style-name="T140"><text:s text:c="12"/></text:span><text:span text:style-name="T143">-&gt;</text:span><text:span text:style-name="T47">setrelatedToEntity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"</text:span><text:span text:style-name="T143">)</text:span></text:p>
      <text:p text:style-name="P167"><text:span text:style-name="T140"><text:s text:c="12"/></text:span><text:span text:style-name="T143">-&gt;</text:span><text:span text:style-name="T47">setMessage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67890"</text:span><text:span text:style-name="T143">)</text:span></text:p>
      <text:p text:style-name="P167"><text:span text:style-name="T140"><text:s text:c="12"/></text:span><text:span text:style-name="T143">-&gt;</text:span><text:span text:style-name="T47">setType</text:span><text:span text:style-name="T143">(AssetType::</text:span><text:span text:style-name="T49">MONEY</text:span><text:span text:style-name="T143">)</text:span></text:p>
      <text:p text:style-name="P167"><text:span text:style-name="T140"><text:s text:c="12"/></text:span><text:span text:style-name="T143">-&gt;</text:span><text:span text:style-name="T47">setTrigger</text:span><text:span text:style-name="T143">(AssetTriggerType::</text:span><text:span text:style-name="T49">ADJUSTMENT</text:span><text:span text:style-name="T143">)</text:span><text:span text:style-name="T44">;</text:span></text:p>
      <text:p text:style-name="P167"><text:span text:style-name="T46"><text:s text:c="8"/></text:span><text:span text:style-name="T150">// launch validator on model</text:span></text:p>
      <text:p text:style-name="P167"><text:span text:style-name="T151"><text:s text:c="8"/></text:span><text:span text:style-name="T50">$errors </text:span><text:span text:style-name="T143">= </text:span><text:span text:style-name="T50">$this</text:span><text:span text:style-name="T143">-&gt;</text:span><text:span text:style-name="T50">validator</text:span><text:span text:style-name="T143">-&gt;</text:span><text:span text:style-name="T47">validate</text:span><text:span text:style-name="T143">(</text:span><text:span text:style-name="T50">$Asset</text:span><text:span text:style-name="T143">)</text:span><text:span text:style-name="T44">;</text:span></text:p>
      <text:p text:style-name="P167"><text:span text:style-name="T46"><text:s text:c="8"/></text:span><text:span text:style-name="T150">// collect the errors -&gt; detected by validator not expected</text:span></text:p>
      <text:p text:style-name="P167"><text:span text:style-name="T151"><text:s text:c="8"/></text:span><text:span text:style-name="T50">$errorsDetected_NotExpected </text:span><text:span text:style-name="T143">= []</text:span><text:span text:style-name="T44">;</text:span></text:p>
      <text:p text:style-name="P167"><text:span text:style-name="T46"><text:s text:c="8"/></text:span><text:span text:style-name="T50">$i </text:span><text:span text:style-name="T143">= </text:span><text:span text:style-name="T152">0</text:span><text:span text:style-name="T44">;</text:span></text:p>
      <text:p text:style-name="P167"><text:span text:style-name="T46"><text:s text:c="8"/></text:span><text:span text:style-name="T43">foreach </text:span><text:span text:style-name="T143">(</text:span><text:span text:style-name="T50">$errors </text:span><text:span text:style-name="T43">as </text:span><text:span text:style-name="T50">$error</text:span><text:span text:style-name="T143">) {</text:span></text:p>
      <text:p text:style-name="P167"><text:span text:style-name="T140"><text:s text:c="12"/></text:span><text:span text:style-name="T50">$errorsDetected_NotExpected</text:span><text:span text:style-name="T143">[</text:span><text:span text:style-name="T50">$i</text:span><text:span text:style-name="T143">] = [</text:span></text:p>
      <text:p text:style-name="P167"><text:span text:style-name="T140"><text:s text:c="16"/></text:span><text:span text:style-name="T43">self</text:span><text:span text:style-name="T143">::</text:span><text:span text:style-name="T49">FIELD_NAME </text:span><text:span text:style-name="T143">=&gt; </text:span><text:span text:style-name="T50">$error</text:span><text:span text:style-name="T143">-&gt;</text:span><text:span text:style-name="T47">getPropertyPath</text:span><text:span text:style-name="T143">()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50">$error</text:span><text:span text:style-name="T143">-&gt;</text:span><text:span text:style-name="T47">getMessage</text:span><text:span text:style-name="T143">()</text:span></text:p>
      <text:p text:style-name="P167"><text:span text:style-name="T140"><text:s text:c="12"/></text:span><text:span text:style-name="T143">]</text:span><text:span text:style-name="T44">;</text:span></text:p>
      <text:p text:style-name="P167"><text:span text:style-name="T46"><text:s text:c="12"/></text:span><text:span text:style-name="T50">$i</text:span><text:span text:style-name="T143">++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150">// Show the result of the test function with an Assertion assertTrue</text:span></text:p>
      <text:p text:style-name="P170"><text:s text:c="8"/><text:span text:style-name="T141">// -&gt; list of errors Detected by validator not Expected</text:span></text:p>
      <text:p text:style-name="P167"><text:span text:style-name="T151"><text:s text:c="8"/></text:span><text:span text:style-name="T50">$i</text:span><text:span text:style-name="T143">=\iter\count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NoErrors() : " </text:span><text:span text:style-name="T143">. </text:span><text:span text:style-name="T50">$i </text:span><text:span text:style-name="T143">. </text:span><text:span text:style-name="T148">" errors detected by validator not expected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this</text:span><text:span text:style-name="T143">-&gt;</text:span><text:span text:style-name="T47">assertTrue</text:span><text:span text:style-name="T143">(\iter\isEmpty(</text:span><text:span text:style-name="T50">$errorsDetected_NotExpected</text:span><text:span text:style-name="T143">)</text:span><text:span text:style-name="T44">,</text:span></text:p>
      <text:p text:style-name="P167"><text:span text:style-name="T46"><text:s text:c="12"/></text:span><text:span text:style-name="T148">"validationShouldReturnNoError() : See the errors above"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</text:span><text:span text:style-name="T147">@test</text:span></text:p>
      <text:p text:style-name="P167"><text:span text:style-name="T145"><text:s text:c="5"/></text:span><text:span text:style-name="T146">*/</text:span></text:p>
      <text:p text:style-name="P167"><text:span text:style-name="T145"><text:s text:c="4"/></text:span><text:span text:style-name="T43">public function </text:span><text:span text:style-name="T47">validationShouldReturnNotNullErrors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150">// all fields = null value -&gt; Validate detect the NotNull errors on the model</text:span></text:p>
      <text:p text:style-name="P170"><text:s text:c="8"/><text:span text:style-name="T141">// define the expected errors</text:span></text:p>
      <text:p text:style-name="P167"><text:span text:style-name="T151"><text:s text:c="8"/></text:span><text:span text:style-name="T50">$errorsExpected </text:span><text:span text:style-name="T143">= [</text:span></text:p>
      <text:p text:style-name="P166"><text:s text:c="12"/><text:span text:style-name="T141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ype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not be null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rigger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not be null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oft-page-break/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cred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not be null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deb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not be null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8"/></text:span><text:span text:style-name="T143">]</text:span><text:span text:style-name="T44">;</text:span></text:p>
      <text:p text:style-name="P167"><text:span text:style-name="T46"><text:s text:c="8"/></text:span><text:span text:style-name="T150">// Initialize model</text:span></text:p>
      <text:p text:style-name="P167"><text:span text:style-name="T151"><text:s text:c="8"/></text:span><text:span text:style-name="T50">$Asset </text:span><text:span text:style-name="T143">= </text:span><text:span text:style-name="T43">new </text:span><text:span text:style-name="T143">Asset()</text:span><text:span text:style-name="T44">;</text:span></text:p>
      <text:p text:style-name="P167"><text:span text:style-name="T46"><text:s text:c="8"/></text:span><text:span text:style-name="T150">// launch validator on model</text:span></text:p>
      <text:p text:style-name="P167"><text:span text:style-name="T151"><text:s text:c="8"/></text:span><text:span text:style-name="T50">$errors </text:span><text:span text:style-name="T143">= </text:span><text:span text:style-name="T50">$this</text:span><text:span text:style-name="T143">-&gt;</text:span><text:span text:style-name="T50">validator</text:span><text:span text:style-name="T143">-&gt;</text:span><text:span text:style-name="T47">validate</text:span><text:span text:style-name="T143">(</text:span><text:span text:style-name="T50">$Asset</text:span><text:span text:style-name="T143">)</text:span><text:span text:style-name="T44">;</text:span></text:p>
      <text:p text:style-name="P167"><text:span text:style-name="T46"><text:s text:c="8"/></text:span><text:span text:style-name="T150">// collect the errors -&gt; detected by validator not expected</text:span></text:p>
      <text:p text:style-name="P170"><text:s text:c="8"/><text:span text:style-name="T141">// <text:s text:c="19"/>-&gt; expected not detected by validator</text:span></text:p>
      <text:p text:style-name="P167"><text:span text:style-name="T151"><text:s text:c="8"/></text:span><text:span text:style-name="T50">$errorsDetected </text:span><text:span text:style-name="T143">= []</text:span><text:span text:style-name="T44">;</text:span></text:p>
      <text:p text:style-name="P167"><text:span text:style-name="T46"><text:s text:c="8"/></text:span><text:span text:style-name="T50">$i </text:span><text:span text:style-name="T143">= </text:span><text:span text:style-name="T152">0</text:span><text:span text:style-name="T44">;</text:span></text:p>
      <text:p text:style-name="P167"><text:span text:style-name="T46"><text:s text:c="8"/></text:span><text:span text:style-name="T43">foreach </text:span><text:span text:style-name="T143">(</text:span><text:span text:style-name="T50">$errors </text:span><text:span text:style-name="T43">as </text:span><text:span text:style-name="T50">$error</text:span><text:span text:style-name="T143">) {</text:span></text:p>
      <text:p text:style-name="P167"><text:span text:style-name="T140"><text:s text:c="12"/></text:span><text:span text:style-name="T50">$errorsDetected</text:span><text:span text:style-name="T143">[</text:span><text:span text:style-name="T50">$i</text:span><text:span text:style-name="T143">] = [</text:span></text:p>
      <text:p text:style-name="P167"><text:span text:style-name="T140"><text:s text:c="16"/></text:span><text:span text:style-name="T43">self</text:span><text:span text:style-name="T143">::</text:span><text:span text:style-name="T49">FIELD_NAME </text:span><text:span text:style-name="T143">=&gt; </text:span><text:span text:style-name="T50">$error</text:span><text:span text:style-name="T143">-&gt;</text:span><text:span text:style-name="T47">getPropertyPath</text:span><text:span text:style-name="T143">()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50">$error</text:span><text:span text:style-name="T143">-&gt;</text:span><text:span text:style-name="T47">getMessage</text:span><text:span text:style-name="T143">()</text:span></text:p>
      <text:p text:style-name="P167"><text:span text:style-name="T140"><text:s text:c="12"/></text:span><text:span text:style-name="T143">]</text:span><text:span text:style-name="T44">;</text:span></text:p>
      <text:p text:style-name="P167"><text:span text:style-name="T46"><text:s text:c="12"/></text:span><text:span text:style-name="T50">$i</text:span><text:span text:style-name="T143">++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errorsDetected_NotExpected </text:span><text:span text:style-name="T143">= array_filter(</text:span><text:span text:style-name="T50">$errorsDet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Exp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Exp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50">$errorsExpected_NotDetected </text:span><text:span text:style-name="T143">= array_filter(</text:span><text:span text:style-name="T50">$errorsExp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Det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Det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150">// Show the result of the test function with an Assertion assertTrue</text:span></text:p>
      <text:p text:style-name="P170"><text:s text:c="8"/><text:span text:style-name="T141">// -&gt; list of errors Expected not detected by validator / Detected by validator not Expected</text:span></text:p>
      <text:p text:style-name="P167"><text:span text:style-name="T151"><text:s text:c="8"/></text:span><text:span text:style-name="T50">$i</text:span><text:span text:style-name="T143">=\iter\count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NotNullErrors() : " </text:span><text:span text:style-name="T143">. </text:span><text:span text:style-name="T50">$i </text:span><text:span text:style-name="T143">. </text:span><text:span text:style-name="T148">" NotNull errors expected not detected by validator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i</text:span><text:span text:style-name="T143">=\iter\count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NotNullErrors() : " </text:span><text:span text:style-name="T143">. </text:span><text:span text:style-name="T50">$i </text:span><text:span text:style-name="T143">. </text:span><text:span text:style-name="T148">" errors detected by validator not expected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this</text:span><text:span text:style-name="T143">-&gt;</text:span><text:span text:style-name="T47">assertTrue</text:span><text:span text:style-name="T143">(\iter\isEmpty(</text:span><text:span text:style-name="T50">$errorsDetected_NotExpected</text:span><text:span text:style-name="T143">) &amp;&amp; \iter\isEmpty(</text:span><text:span text:style-name="T50">$errorsExpected_NotDetected</text:span><text:span text:style-name="T143">)</text:span><text:span text:style-name="T44">,</text:span></text:p>
      <text:p text:style-name="P167"><text:span text:style-name="T46"><text:s text:c="12"/></text:span><text:span text:style-name="T148">"validationShouldReturnNotNullErrors() : See the errors above"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</text:span><text:span text:style-name="T147">@test</text:span></text:p>
      <text:p text:style-name="P167"><text:span text:style-name="T145"><text:s text:c="5"/></text:span><text:span text:style-name="T146">*/</text:span></text:p>
      <text:p text:style-name="P167"><text:span text:style-name="T145"><text:s text:c="4"/></text:span><text:span text:style-name="T43">public function </text:span><text:span text:style-name="T47">validationShouldReturnTypeErrors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150">// fields are initialize with a wrong type (string with integer, integer with string)</text:span></text:p>
      <text:p text:style-name="P170"><text:s text:c="8"/><text:span text:style-name="T141">// except date and relation fields because setter are already typed</text:span></text:p>
      <text:p text:style-name="P170"><text:s text:c="8"/><text:span text:style-name="T141">// -&gt; validate detect the type errors on model</text:span></text:p>
      <text:p text:style-name="P170"><text:s text:c="8"/><text:span text:style-name="T141">// define the expected errors</text:span></text:p>
      <text:p text:style-name="P167"><text:span text:style-name="T151"><text:s text:c="8"/></text:span><text:span text:style-name="T50">$errorsExpected </text:span><text:span text:style-name="T143">= [</text:span></text:p>
      <text:p text:style-name="P166"><text:soft-page-break/><text:s text:c="12"/><text:span text:style-name="T141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cred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be of type integer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deb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be of type integer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relatedTo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be of type string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relatedToEntity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be of type string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message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should be of type string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ype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rigger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8"/></text:span><text:span text:style-name="T143">]</text:span><text:span text:style-name="T44">;</text:span></text:p>
      <text:p text:style-name="P167"><text:span text:style-name="T46"><text:s text:c="8"/></text:span><text:span text:style-name="T150">// Initialize model</text:span></text:p>
      <text:p text:style-name="P170"><text:s text:c="8"/><text:span text:style-name="T141">// set the sub-object with a mock to disable the constraint Assert\Valid</text:span></text:p>
      <text:p text:style-name="P167"><text:span text:style-name="T151"><text:s text:c="8"/></text:span><text:span text:style-name="T50">$Asset </text:span><text:span text:style-name="T143">= </text:span><text:span text:style-name="T43">new </text:span><text:span text:style-name="T143">Asset()</text:span><text:span text:style-name="T44">;</text:span></text:p>
      <text:p text:style-name="P167"><text:span text:style-name="T46"><text:s text:c="8"/></text:span><text:span text:style-name="T50">$Asset</text:span></text:p>
      <text:p text:style-name="P167"><text:span text:style-name="T51"><text:s text:c="12"/></text:span><text:span text:style-name="T143">-&gt;</text:span><text:span text:style-name="T47">setContact</text:span><text:span text:style-name="T143">(</text:span><text:span text:style-name="T50">$this</text:span><text:span text:style-name="T143">-&gt;</text:span><text:span text:style-name="T47">createMock</text:span><text:span text:style-name="T143">(Contact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ontractor</text:span><text:span text:style-name="T143">(</text:span><text:span text:style-name="T50">$this</text:span><text:span text:style-name="T143">-&gt;</text:span><text:span text:style-name="T47">createMock</text:span><text:span text:style-name="T143">(Contractor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redit</text:span><text:span text:style-name="T143">(</text:span><text:span text:style-name="T148">'123'</text:span><text:span text:style-name="T143">)</text:span></text:p>
      <text:p text:style-name="P167"><text:span text:style-name="T140"><text:s text:c="12"/></text:span><text:span text:style-name="T143">-&gt;</text:span><text:span text:style-name="T47">setDebit</text:span><text:span text:style-name="T143">(</text:span><text:span text:style-name="T148">'123'</text:span><text:span text:style-name="T143">)</text:span></text:p>
      <text:p text:style-name="P167"><text:span text:style-name="T140"><text:s text:c="12"/></text:span><text:span text:style-name="T143">-&gt;</text:span><text:span text:style-name="T47">setrelatedTo</text:span><text:span text:style-name="T143">(</text:span><text:span text:style-name="T152">123</text:span><text:span text:style-name="T143">)</text:span></text:p>
      <text:p text:style-name="P167"><text:span text:style-name="T140"><text:s text:c="12"/></text:span><text:span text:style-name="T143">-&gt;</text:span><text:span text:style-name="T47">setrelatedToEntity</text:span><text:span text:style-name="T143">(</text:span><text:span text:style-name="T152">123</text:span><text:span text:style-name="T143">)</text:span></text:p>
      <text:p text:style-name="P167"><text:span text:style-name="T140"><text:s text:c="12"/></text:span><text:span text:style-name="T143">-&gt;</text:span><text:span text:style-name="T47">setMessage</text:span><text:span text:style-name="T143">(</text:span><text:span text:style-name="T152">123</text:span><text:span text:style-name="T143">)</text:span></text:p>
      <text:p text:style-name="P167"><text:span text:style-name="T140"><text:s text:c="12"/></text:span><text:span text:style-name="T150">//-&gt;setType(AssetType::MONEY)</text:span></text:p>
      <text:p text:style-name="P167"><text:span text:style-name="T151"><text:s text:c="12"/></text:span><text:span text:style-name="T143">-&gt;</text:span><text:span text:style-name="T47">setType</text:span><text:span text:style-name="T143">(</text:span><text:span text:style-name="T152">123</text:span><text:span text:style-name="T143">)</text:span></text:p>
      <text:p text:style-name="P167"><text:span text:style-name="T140"><text:s text:c="12"/></text:span><text:span text:style-name="T143">-&gt;</text:span><text:span text:style-name="T47">setTrigger</text:span><text:span text:style-name="T143">(</text:span><text:span text:style-name="T152">123</text:span><text:span text:style-name="T143">)</text:span><text:span text:style-name="T44">;</text:span></text:p>
      <text:p text:style-name="P167"><text:span text:style-name="T46"><text:s text:c="8"/></text:span><text:span text:style-name="T150">// launch validator on model</text:span></text:p>
      <text:p text:style-name="P167"><text:span text:style-name="T151"><text:s text:c="8"/></text:span><text:span text:style-name="T50">$errors </text:span><text:span text:style-name="T143">= </text:span><text:span text:style-name="T50">$this</text:span><text:span text:style-name="T143">-&gt;</text:span><text:span text:style-name="T50">validator</text:span><text:span text:style-name="T143">-&gt;</text:span><text:span text:style-name="T47">validate</text:span><text:span text:style-name="T143">(</text:span><text:span text:style-name="T50">$Asset</text:span><text:span text:style-name="T143">)</text:span><text:span text:style-name="T44">;</text:span></text:p>
      <text:p text:style-name="P167"><text:span text:style-name="T46"><text:s text:c="8"/></text:span><text:span text:style-name="T150">// collect the errors -&gt; detected by validator not expected</text:span></text:p>
      <text:p text:style-name="P170"><text:s text:c="8"/><text:span text:style-name="T141">// <text:s text:c="19"/>-&gt; expected not detected by validator</text:span></text:p>
      <text:p text:style-name="P167"><text:span text:style-name="T151"><text:s text:c="8"/></text:span><text:span text:style-name="T50">$errorsDetected </text:span><text:span text:style-name="T143">= []</text:span><text:span text:style-name="T44">;</text:span></text:p>
      <text:p text:style-name="P167"><text:span text:style-name="T46"><text:s text:c="8"/></text:span><text:span text:style-name="T50">$i </text:span><text:span text:style-name="T143">= </text:span><text:span text:style-name="T152">0</text:span><text:span text:style-name="T44">;</text:span></text:p>
      <text:p text:style-name="P167"><text:span text:style-name="T46"><text:s text:c="8"/></text:span><text:span text:style-name="T43">foreach </text:span><text:span text:style-name="T143">(</text:span><text:span text:style-name="T50">$errors </text:span><text:span text:style-name="T43">as </text:span><text:span text:style-name="T50">$error</text:span><text:span text:style-name="T143">) {</text:span></text:p>
      <text:p text:style-name="P167"><text:span text:style-name="T140"><text:s text:c="12"/></text:span><text:span text:style-name="T50">$errorsDetected</text:span><text:span text:style-name="T143">[</text:span><text:span text:style-name="T50">$i</text:span><text:span text:style-name="T143">] = [</text:span></text:p>
      <text:p text:style-name="P167"><text:span text:style-name="T140"><text:s text:c="16"/></text:span><text:span text:style-name="T43">self</text:span><text:span text:style-name="T143">::</text:span><text:span text:style-name="T49">FIELD_NAME </text:span><text:span text:style-name="T143">=&gt; </text:span><text:span text:style-name="T50">$error</text:span><text:span text:style-name="T143">-&gt;</text:span><text:span text:style-name="T47">getPropertyPath</text:span><text:span text:style-name="T143">()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50">$error</text:span><text:span text:style-name="T143">-&gt;</text:span><text:span text:style-name="T47">getMessage</text:span><text:span text:style-name="T143">()</text:span></text:p>
      <text:p text:style-name="P167"><text:span text:style-name="T140"><text:s text:c="12"/></text:span><text:span text:style-name="T143">]</text:span><text:span text:style-name="T44">;</text:span></text:p>
      <text:p text:style-name="P167"><text:span text:style-name="T46"><text:s text:c="12"/></text:span><text:span text:style-name="T50">$i</text:span><text:span text:style-name="T143">++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errorsDetected_NotExpected </text:span><text:span text:style-name="T143">= array_filter(</text:span><text:span text:style-name="T50">$errorsDetected</text:span><text:span text:style-name="T44">,</text:span></text:p>
      <text:p text:style-name="P167"><text:soft-page-break/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Exp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Exp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50">$errorsExpected_NotDetected </text:span><text:span text:style-name="T143">= array_filter(</text:span><text:span text:style-name="T50">$errorsExp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Det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Det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150">// Show the result of the test function with an Assertion assertTrue</text:span></text:p>
      <text:p text:style-name="P170"><text:s text:c="8"/><text:span text:style-name="T141">// -&gt; list of errors Expected not detected by validator / Detected by validator not Expected</text:span></text:p>
      <text:p text:style-name="P167"><text:span text:style-name="T151"><text:s text:c="8"/></text:span><text:span text:style-name="T50">$i</text:span><text:span text:style-name="T143">=\iter\count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TypeErrors() : " </text:span><text:span text:style-name="T143">. </text:span><text:span text:style-name="T50">$i </text:span><text:span text:style-name="T143">. </text:span><text:span text:style-name="T148">" type errors expected not detected by validator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i</text:span><text:span text:style-name="T143">=\iter\count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TypeErrors() : " </text:span><text:span text:style-name="T143">. </text:span><text:span text:style-name="T50">$i </text:span><text:span text:style-name="T143">. </text:span><text:span text:style-name="T148">" errors detected by validator not expected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this</text:span><text:span text:style-name="T143">-&gt;</text:span><text:span text:style-name="T47">assertTrue</text:span><text:span text:style-name="T143">(\iter\isEmpty(</text:span><text:span text:style-name="T50">$errorsDetected_NotExpected</text:span><text:span text:style-name="T143">) &amp;&amp; \iter\isEmpty(</text:span><text:span text:style-name="T50">$errorsExpected_NotDetected</text:span><text:span text:style-name="T143">)</text:span><text:span text:style-name="T44">,</text:span></text:p>
      <text:p text:style-name="P167"><text:span text:style-name="T46"><text:s text:c="12"/></text:span><text:span text:style-name="T148">"validationShouldReturnTypeErrors() : See the errors above"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</text:span><text:span text:style-name="T147">@test</text:span></text:p>
      <text:p text:style-name="P167"><text:span text:style-name="T145"><text:s text:c="5"/></text:span><text:span text:style-name="T146">*/</text:span></text:p>
      <text:p text:style-name="P167"><text:span text:style-name="T145"><text:s text:c="4"/></text:span><text:span text:style-name="T43">public function </text:span><text:span text:style-name="T47">validationShouldReturnLengthErrors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150">// fields are initialize with a length = max length + 1 <text:s/>(not for relation or date fields)</text:span></text:p>
      <text:p text:style-name="P170"><text:s text:c="8"/><text:span text:style-name="T141">// -&gt; validate detect the length errors on model</text:span></text:p>
      <text:p text:style-name="P170"><text:s text:c="8"/><text:span text:style-name="T141">// define the expected errors</text:span></text:p>
      <text:p text:style-name="P167"><text:span text:style-name="T151"><text:s text:c="8"/></text:span><text:span text:style-name="T50">$errorsExpected </text:span><text:span text:style-name="T143">= [</text:span></text:p>
      <text:p text:style-name="P166"><text:s text:c="12"/><text:span text:style-name="T141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cred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is too long. It should have 10 character or less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debit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is too long. It should have 10 character or less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relatedTo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is too long. It should have 255 character or less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relatedToEntity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is value is too long. It should have 255 character or less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ype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oft-page-break/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rigger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8"/></text:span><text:span text:style-name="T143">]</text:span><text:span text:style-name="T44">;</text:span></text:p>
      <text:p text:style-name="P167"><text:span text:style-name="T46"><text:s text:c="8"/></text:span><text:span text:style-name="T150">// Initialize model</text:span></text:p>
      <text:p text:style-name="P170"><text:s text:c="8"/><text:span text:style-name="T141">// set the sub-object with a mock to disable the constraint Assert\Valid</text:span></text:p>
      <text:p text:style-name="P167"><text:span text:style-name="T151"><text:s text:c="8"/></text:span><text:span text:style-name="T50">$Asset </text:span><text:span text:style-name="T143">= </text:span><text:span text:style-name="T43">new </text:span><text:span text:style-name="T143">Asset()</text:span><text:span text:style-name="T44">;</text:span></text:p>
      <text:p text:style-name="P167"><text:span text:style-name="T46"><text:s text:c="8"/></text:span><text:span text:style-name="T50">$Asset</text:span></text:p>
      <text:p text:style-name="P167"><text:span text:style-name="T51"><text:s text:c="12"/></text:span><text:span text:style-name="T143">-&gt;</text:span><text:span text:style-name="T47">setContact</text:span><text:span text:style-name="T143">(</text:span><text:span text:style-name="T50">$this</text:span><text:span text:style-name="T143">-&gt;</text:span><text:span text:style-name="T47">createMock</text:span><text:span text:style-name="T143">(Contact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ontractor</text:span><text:span text:style-name="T143">(</text:span><text:span text:style-name="T50">$this</text:span><text:span text:style-name="T143">-&gt;</text:span><text:span text:style-name="T47">createMock</text:span><text:span text:style-name="T143">(Contractor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redit</text:span><text:span text:style-name="T143">(</text:span><text:span text:style-name="T152">12345678901</text:span><text:span text:style-name="T143">)</text:span></text:p>
      <text:p text:style-name="P167"><text:span text:style-name="T140"><text:s text:c="12"/></text:span><text:span text:style-name="T143">-&gt;</text:span><text:span text:style-name="T47">setDebit</text:span><text:span text:style-name="T143">(</text:span><text:span text:style-name="T152">12345678901</text:span><text:span text:style-name="T143">)</text:span></text:p>
      <text:p text:style-name="P167"><text:span text:style-name="T140"><text:s text:c="12"/></text:span><text:span text:style-name="T143">-&gt;</text:span><text:span text:style-name="T47">setrelatedTo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6"</text:span><text:span text:style-name="T143">)</text:span></text:p>
      <text:p text:style-name="P167"><text:span text:style-name="T140"><text:s text:c="12"/></text:span><text:span text:style-name="T143">-&gt;</text:span><text:span text:style-name="T47">setrelatedToEntity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6"</text:span><text:span text:style-name="T143">)</text:span></text:p>
      <text:p text:style-name="P167"><text:span text:style-name="T140"><text:s text:c="12"/></text:span><text:span text:style-name="T143">-&gt;</text:span><text:span text:style-name="T47">setMessage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67890"</text:span><text:span text:style-name="T143">)</text:span></text:p>
      <text:p text:style-name="P167"><text:span text:style-name="T140"><text:s text:c="12"/></text:span><text:span text:style-name="T143">-&gt;</text:span><text:span text:style-name="T47">setType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"</text:span><text:span text:style-name="T143">)</text:span></text:p>
      <text:p text:style-name="P167"><text:span text:style-name="T140"><text:s text:c="12"/></text:span><text:span text:style-name="T143">-&gt;</text:span><text:span text:style-name="T47">setTrigger</text:span><text:span text:style-name="T143">(</text:span></text:p>
      <text:p text:style-name="P167"><text:span text:style-name="T140"><text:s text:c="9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"</text:span><text:span text:style-name="T143">)</text:span><text:span text:style-name="T44">;</text:span></text:p>
      <text:p text:style-name="P167"><text:span text:style-name="T46"><text:s text:c="8"/></text:span><text:span text:style-name="T150">// launch validator on model</text:span></text:p>
      <text:p text:style-name="P167"><text:span text:style-name="T151"><text:s text:c="8"/></text:span><text:span text:style-name="T50">$errors </text:span><text:span text:style-name="T143">= </text:span><text:span text:style-name="T50">$this</text:span><text:span text:style-name="T143">-&gt;</text:span><text:span text:style-name="T50">validator</text:span><text:span text:style-name="T143">-&gt;</text:span><text:span text:style-name="T47">validate</text:span><text:span text:style-name="T143">(</text:span><text:span text:style-name="T50">$Asset</text:span><text:span text:style-name="T143">)</text:span><text:span text:style-name="T44">;</text:span></text:p>
      <text:p text:style-name="P167"><text:span text:style-name="T46"><text:s text:c="8"/></text:span><text:span text:style-name="T150">// collect the errors -&gt; detected by validator not expected</text:span></text:p>
      <text:p text:style-name="P170"><text:s text:c="8"/><text:span text:style-name="T141">// <text:s text:c="19"/>-&gt; expected not detected by validator</text:span></text:p>
      <text:p text:style-name="P167"><text:span text:style-name="T151"><text:s text:c="8"/></text:span><text:span text:style-name="T50">$errorsDetected </text:span><text:span text:style-name="T143">= []</text:span><text:span text:style-name="T44">;</text:span></text:p>
      <text:p text:style-name="P167"><text:span text:style-name="T46"><text:s text:c="8"/></text:span><text:span text:style-name="T50">$i </text:span><text:span text:style-name="T143">= </text:span><text:span text:style-name="T152">0</text:span><text:span text:style-name="T44">;</text:span></text:p>
      <text:p text:style-name="P167"><text:span text:style-name="T46"><text:s text:c="8"/></text:span><text:span text:style-name="T43">foreach </text:span><text:span text:style-name="T143">(</text:span><text:span text:style-name="T50">$errors </text:span><text:span text:style-name="T43">as </text:span><text:span text:style-name="T50">$error</text:span><text:span text:style-name="T143">) {</text:span></text:p>
      <text:p text:style-name="P167"><text:span text:style-name="T140"><text:s text:c="12"/></text:span><text:span text:style-name="T50">$errorsDetected</text:span><text:span text:style-name="T143">[</text:span><text:span text:style-name="T50">$i</text:span><text:span text:style-name="T143">] = [</text:span></text:p>
      <text:p text:style-name="P167"><text:span text:style-name="T140"><text:s text:c="16"/></text:span><text:span text:style-name="T43">self</text:span><text:span text:style-name="T143">::</text:span><text:span text:style-name="T49">FIELD_NAME </text:span><text:span text:style-name="T143">=&gt; </text:span><text:span text:style-name="T50">$error</text:span><text:span text:style-name="T143">-&gt;</text:span><text:span text:style-name="T47">getPropertyPath</text:span><text:span text:style-name="T143">()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50">$error</text:span><text:span text:style-name="T143">-&gt;</text:span><text:span text:style-name="T47">getMessage</text:span><text:span text:style-name="T143">()</text:span></text:p>
      <text:p text:style-name="P167"><text:span text:style-name="T140"><text:s text:c="12"/></text:span><text:span text:style-name="T143">]</text:span><text:span text:style-name="T44">;</text:span></text:p>
      <text:p text:style-name="P167"><text:span text:style-name="T46"><text:s text:c="12"/></text:span><text:span text:style-name="T50">$i</text:span><text:span text:style-name="T143">++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errorsDetected_NotExpected </text:span><text:span text:style-name="T143">= array_filter(</text:span><text:span text:style-name="T50">$errorsDet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Exp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Exp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50">$errorsExpected_NotDetected </text:span><text:span text:style-name="T143">= array_filter(</text:span><text:span text:style-name="T50">$errorsExp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Det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Det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150">// Show the result of the test function with an Assertion assertTrue</text:span></text:p>
      <text:p text:style-name="P170"><text:soft-page-break/><text:s text:c="8"/><text:span text:style-name="T141">// -&gt; list of errors Expected not detected by validator / Detected by validator not Expected</text:span></text:p>
      <text:p text:style-name="P167"><text:span text:style-name="T151"><text:s text:c="8"/></text:span><text:span text:style-name="T50">$i</text:span><text:span text:style-name="T143">=\iter\count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LengthErrors() : " </text:span><text:span text:style-name="T143">. </text:span><text:span text:style-name="T50">$i </text:span><text:span text:style-name="T143">. </text:span><text:span text:style-name="T148">" Length errors expected not detected by validator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i</text:span><text:span text:style-name="T143">=\iter\count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LengthErrors() : " </text:span><text:span text:style-name="T143">. </text:span><text:span text:style-name="T50">$i </text:span><text:span text:style-name="T143">. </text:span><text:span text:style-name="T148">" errors detected by validator not expected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this</text:span><text:span text:style-name="T143">-&gt;</text:span><text:span text:style-name="T47">assertTrue</text:span><text:span text:style-name="T143">(\iter\isEmpty(</text:span><text:span text:style-name="T50">$errorsDetected_NotExpected</text:span><text:span text:style-name="T143">) &amp;&amp; \iter\isEmpty(</text:span><text:span text:style-name="T50">$errorsExpected_NotDetected</text:span><text:span text:style-name="T143">)</text:span><text:span text:style-name="T44">,</text:span></text:p>
      <text:p text:style-name="P167"><text:span text:style-name="T46"><text:s text:c="12"/></text:span><text:span text:style-name="T148">"validationShouldReturnLengthErrors() : See the errors above"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67"><text:span text:style-name="T140"><text:s text:c="4"/></text:span><text:span text:style-name="T146">/**</text:span></text:p>
      <text:p text:style-name="P167"><text:span text:style-name="T145"><text:s text:c="5"/></text:span><text:span text:style-name="T146">* </text:span><text:span text:style-name="T147">@test</text:span></text:p>
      <text:p text:style-name="P167"><text:span text:style-name="T145"><text:s text:c="5"/></text:span><text:span text:style-name="T146">*/</text:span></text:p>
      <text:p text:style-name="P167"><text:span text:style-name="T145"><text:s text:c="4"/></text:span><text:span text:style-name="T43">public function </text:span><text:span text:style-name="T47">validationShouldReturnChoiceErrors</text:span><text:span text:style-name="T143">()</text:span></text:p>
      <text:p text:style-name="P166"><text:s text:c="4"/><text:span text:style-name="T141">{</text:span></text:p>
      <text:p text:style-name="P167"><text:span text:style-name="T140"><text:s text:c="8"/></text:span><text:span text:style-name="T150">// fields are initialize with a value non existent in the enum values</text:span></text:p>
      <text:p text:style-name="P170"><text:s text:c="8"/><text:span text:style-name="T141">// -&gt; validate detect the choice errors on model</text:span></text:p>
      <text:p text:style-name="P170"><text:s text:c="8"/><text:span text:style-name="T141">// define the expected errors</text:span></text:p>
      <text:p text:style-name="P167"><text:span text:style-name="T151"><text:s text:c="8"/></text:span><text:span text:style-name="T50">$errorsExpected </text:span><text:span text:style-name="T143">= [</text:span></text:p>
      <text:p text:style-name="P166"><text:s text:c="12"/><text:span text:style-name="T141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ype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12"/></text:span><text:span text:style-name="T143">[</text:span></text:p>
      <text:p text:style-name="P167"><text:span text:style-name="T140"><text:s text:c="16"/></text:span><text:span text:style-name="T43">self</text:span><text:span text:style-name="T143">::</text:span><text:span text:style-name="T49">FIELD_NAME <text:s text:c="3"/></text:span><text:span text:style-name="T143">=&gt; </text:span><text:span text:style-name="T148">'trigger'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148">'The value you selected is not a valid choice.'</text:span></text:p>
      <text:p text:style-name="P167"><text:span text:style-name="T149"><text:s text:c="12"/></text:span><text:span text:style-name="T143">]</text:span><text:span text:style-name="T44">,</text:span></text:p>
      <text:p text:style-name="P167"><text:span text:style-name="T46"><text:s text:c="8"/></text:span><text:span text:style-name="T143">]</text:span><text:span text:style-name="T44">;</text:span></text:p>
      <text:p text:style-name="P167"><text:span text:style-name="T46"><text:s text:c="8"/></text:span><text:span text:style-name="T150">// Initialize model</text:span></text:p>
      <text:p text:style-name="P170"><text:s text:c="8"/><text:span text:style-name="T141">// set the sub-object with a mock to disable the constraint Assert\Valid</text:span></text:p>
      <text:p text:style-name="P167"><text:span text:style-name="T151"><text:s text:c="8"/></text:span><text:span text:style-name="T50">$Asset </text:span><text:span text:style-name="T143">= </text:span><text:span text:style-name="T43">new </text:span><text:span text:style-name="T143">Asset()</text:span><text:span text:style-name="T44">;</text:span></text:p>
      <text:p text:style-name="P167"><text:span text:style-name="T46"><text:s text:c="8"/></text:span><text:span text:style-name="T50">$Asset</text:span></text:p>
      <text:p text:style-name="P167"><text:span text:style-name="T51"><text:s text:c="12"/></text:span><text:span text:style-name="T143">-&gt;</text:span><text:span text:style-name="T47">setContact</text:span><text:span text:style-name="T143">(</text:span><text:span text:style-name="T50">$this</text:span><text:span text:style-name="T143">-&gt;</text:span><text:span text:style-name="T47">createMock</text:span><text:span text:style-name="T143">(Contact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ontractor</text:span><text:span text:style-name="T143">(</text:span><text:span text:style-name="T50">$this</text:span><text:span text:style-name="T143">-&gt;</text:span><text:span text:style-name="T47">createMock</text:span><text:span text:style-name="T143">(ContractorInterface::</text:span><text:span text:style-name="T43">class</text:span><text:span text:style-name="T143">))</text:span></text:p>
      <text:p text:style-name="P167"><text:span text:style-name="T140"><text:s text:c="12"/></text:span><text:span text:style-name="T143">-&gt;</text:span><text:span text:style-name="T47">setCredit</text:span><text:span text:style-name="T143">(</text:span><text:span text:style-name="T152">1234567890</text:span><text:span text:style-name="T143">)</text:span></text:p>
      <text:p text:style-name="P167"><text:span text:style-name="T140"><text:s text:c="12"/></text:span><text:span text:style-name="T143">-&gt;</text:span><text:span text:style-name="T47">setDebit</text:span><text:span text:style-name="T143">(</text:span><text:span text:style-name="T152">1234567890</text:span><text:span text:style-name="T143">)</text:span></text:p>
      <text:p text:style-name="P167"><text:span text:style-name="T140"><text:s text:c="12"/></text:span><text:span text:style-name="T143">-&gt;</text:span><text:span text:style-name="T47">setrelatedTo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"</text:span><text:span text:style-name="T143">)</text:span></text:p>
      <text:p text:style-name="P167"><text:span text:style-name="T140"><text:s text:c="12"/></text:span><text:span text:style-name="T143">-&gt;</text:span><text:span text:style-name="T47">setrelatedToEntity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"</text:span><text:span text:style-name="T143">)</text:span></text:p>
      <text:p text:style-name="P167"><text:span text:style-name="T140"><text:s text:c="12"/></text:span><text:span text:style-name="T143">-&gt;</text:span><text:span text:style-name="T47">setMessage</text:span><text:span text:style-name="T143">(</text:span></text:p>
      <text:p text:style-name="P167"><text:soft-page-break/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1234567890"</text:span><text:span text:style-name="T143">)</text:span></text:p>
      <text:p text:style-name="P167"><text:span text:style-name="T140"><text:s text:c="12"/></text:span><text:span text:style-name="T143">-&gt;</text:span><text:span text:style-name="T47">setType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</text:span><text:span text:style-name="T143">)</text:span></text:p>
      <text:p text:style-name="P167"><text:span text:style-name="T140"><text:s text:c="12"/></text:span><text:span text:style-name="T143">-&gt;</text:span><text:span text:style-name="T47">setTrigger</text:span><text:span text:style-name="T143">(</text:span></text:p>
      <text:p text:style-name="P167"><text:span text:style-name="T140"><text:s text:c="16"/></text:span><text:span text:style-name="T148">"12345678901234567890123456789012345678901234567890" </text:span><text:span text:style-name="T143">.</text:span></text:p>
      <text:p text:style-name="P167"><text:span text:style-name="T140"><text:s text:c="16"/></text:span><text:span text:style-name="T148">"12345678901234567890123456789012345678901234567890"</text:span><text:span text:style-name="T143">)</text:span><text:span text:style-name="T44">;</text:span></text:p>
      <text:p text:style-name="P167"><text:span text:style-name="T46"><text:s text:c="8"/></text:span><text:span text:style-name="T150">// launch validator on model</text:span></text:p>
      <text:p text:style-name="P167"><text:span text:style-name="T151"><text:s text:c="8"/></text:span><text:span text:style-name="T50">$errors </text:span><text:span text:style-name="T143">= </text:span><text:span text:style-name="T50">$this</text:span><text:span text:style-name="T143">-&gt;</text:span><text:span text:style-name="T50">validator</text:span><text:span text:style-name="T143">-&gt;</text:span><text:span text:style-name="T47">validate</text:span><text:span text:style-name="T143">(</text:span><text:span text:style-name="T50">$Asset</text:span><text:span text:style-name="T143">)</text:span><text:span text:style-name="T44">;</text:span></text:p>
      <text:p text:style-name="P167"><text:span text:style-name="T46"><text:s text:c="8"/></text:span><text:span text:style-name="T150">// collect the errors -&gt; detected by validator not expected</text:span></text:p>
      <text:p text:style-name="P170"><text:s text:c="8"/><text:span text:style-name="T141">// <text:s text:c="19"/>-&gt; expected not detected by validator</text:span></text:p>
      <text:p text:style-name="P167"><text:span text:style-name="T151"><text:s text:c="8"/></text:span><text:span text:style-name="T50">$errorsDetected </text:span><text:span text:style-name="T143">= []</text:span><text:span text:style-name="T44">;</text:span></text:p>
      <text:p text:style-name="P167"><text:span text:style-name="T46"><text:s text:c="8"/></text:span><text:span text:style-name="T50">$i </text:span><text:span text:style-name="T143">= </text:span><text:span text:style-name="T152">0</text:span><text:span text:style-name="T44">;</text:span></text:p>
      <text:p text:style-name="P167"><text:span text:style-name="T46"><text:s text:c="8"/></text:span><text:span text:style-name="T43">foreach </text:span><text:span text:style-name="T143">(</text:span><text:span text:style-name="T50">$errors </text:span><text:span text:style-name="T43">as </text:span><text:span text:style-name="T50">$error</text:span><text:span text:style-name="T143">) {</text:span></text:p>
      <text:p text:style-name="P167"><text:span text:style-name="T140"><text:s text:c="12"/></text:span><text:span text:style-name="T50">$errorsDetected</text:span><text:span text:style-name="T143">[</text:span><text:span text:style-name="T50">$i</text:span><text:span text:style-name="T143">] = [</text:span></text:p>
      <text:p text:style-name="P167"><text:span text:style-name="T140"><text:s text:c="16"/></text:span><text:span text:style-name="T43">self</text:span><text:span text:style-name="T143">::</text:span><text:span text:style-name="T49">FIELD_NAME </text:span><text:span text:style-name="T143">=&gt; </text:span><text:span text:style-name="T50">$error</text:span><text:span text:style-name="T143">-&gt;</text:span><text:span text:style-name="T47">getPropertyPath</text:span><text:span text:style-name="T143">()</text:span><text:span text:style-name="T44">,</text:span></text:p>
      <text:p text:style-name="P167"><text:span text:style-name="T46"><text:s text:c="16"/></text:span><text:span text:style-name="T43">self</text:span><text:span text:style-name="T143">::</text:span><text:span text:style-name="T49">ERROR_MESSAGE </text:span><text:span text:style-name="T143">=&gt; </text:span><text:span text:style-name="T50">$error</text:span><text:span text:style-name="T143">-&gt;</text:span><text:span text:style-name="T47">getMessage</text:span><text:span text:style-name="T143">()</text:span></text:p>
      <text:p text:style-name="P167"><text:span text:style-name="T140"><text:s text:c="12"/></text:span><text:span text:style-name="T143">]</text:span><text:span text:style-name="T44">;</text:span></text:p>
      <text:p text:style-name="P167"><text:span text:style-name="T46"><text:s text:c="12"/></text:span><text:span text:style-name="T50">$i</text:span><text:span text:style-name="T143">++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errorsDetected_NotExpected </text:span><text:span text:style-name="T143">= array_filter(</text:span><text:span text:style-name="T50">$errorsDet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Exp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Exp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50">$errorsExpected_NotDetected </text:span><text:span text:style-name="T143">= array_filter(</text:span><text:span text:style-name="T50">$errorsExpected</text:span><text:span text:style-name="T44">,</text:span></text:p>
      <text:p text:style-name="P167"><text:span text:style-name="T46"><text:s text:c="12"/></text:span><text:span text:style-name="T43">function </text:span><text:span text:style-name="T143">(</text:span><text:span text:style-name="T50">$error</text:span><text:span text:style-name="T143">) </text:span><text:span text:style-name="T43">use </text:span><text:span text:style-name="T143">(</text:span><text:span text:style-name="T50">$errorsDetected</text:span><text:span text:style-name="T143">) { </text:span><text:span text:style-name="T43">return </text:span><text:span text:style-name="T143">!in_array(</text:span><text:span text:style-name="T50">$error</text:span><text:span text:style-name="T44">, </text:span><text:span text:style-name="T50">$errorsDetected</text:span><text:span text:style-name="T143">)</text:span><text:span text:style-name="T44">; </text:span><text:span text:style-name="T143">})</text:span><text:span text:style-name="T44">;</text:span></text:p>
      <text:p text:style-name="P167"><text:span text:style-name="T46"><text:s text:c="8"/></text:span><text:span text:style-name="T150">// Show the result of the test function with an Assertion assertTrue</text:span></text:p>
      <text:p text:style-name="P170"><text:s text:c="8"/><text:span text:style-name="T141">// -&gt; list of errors Expected not detected by validator / Detected by validator not Expected</text:span></text:p>
      <text:p text:style-name="P167"><text:span text:style-name="T151"><text:s text:c="8"/></text:span><text:span text:style-name="T50">$i</text:span><text:span text:style-name="T143">=\iter\count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ChoiceErrors() : " </text:span><text:span text:style-name="T143">. </text:span><text:span text:style-name="T50">$i </text:span><text:span text:style-name="T143">. </text:span><text:span text:style-name="T148">" choice errors expected not detected by validator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Expected_NotDet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i</text:span><text:span text:style-name="T143">=\iter\count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43">if </text:span><text:span text:style-name="T143">( </text:span><text:span text:style-name="T50">$i </text:span><text:span text:style-name="T143">&gt; </text:span><text:span text:style-name="T152">0 </text:span><text:span text:style-name="T143">) {</text:span></text:p>
      <text:p text:style-name="P167"><text:span text:style-name="T140"><text:s text:c="12"/></text:span><text:span text:style-name="T43">print</text:span><text:span text:style-name="T143">(</text:span><text:span text:style-name="T148">"AssetValidation - validationShouldReturnChoiceErrors() : " </text:span><text:span text:style-name="T143">. </text:span><text:span text:style-name="T50">$i </text:span><text:span text:style-name="T143">. </text:span><text:span text:style-name="T148">" errors detected by validator not expected : "</text:span><text:span text:style-name="T143">)</text:span><text:span text:style-name="T44">;</text:span></text:p>
      <text:p text:style-name="P167"><text:span text:style-name="T46"><text:s text:c="12"/></text:span><text:span text:style-name="T143">print_r(</text:span><text:span text:style-name="T50">$errorsDetected_NotExpected</text:span><text:span text:style-name="T143">)</text:span><text:span text:style-name="T44">;</text:span></text:p>
      <text:p text:style-name="P167"><text:span text:style-name="T46"><text:s text:c="8"/></text:span><text:span text:style-name="T143">}</text:span></text:p>
      <text:p text:style-name="P167"><text:span text:style-name="T140"><text:s text:c="8"/></text:span><text:span text:style-name="T50">$this</text:span><text:span text:style-name="T143">-&gt;</text:span><text:span text:style-name="T47">assertTrue</text:span><text:span text:style-name="T143">(\iter\isEmpty(</text:span><text:span text:style-name="T50">$errorsDetected_NotExpected</text:span><text:span text:style-name="T143">) &amp;&amp; \iter\isEmpty(</text:span><text:span text:style-name="T50">$errorsExpected_NotDetected</text:span><text:span text:style-name="T143">)</text:span><text:span text:style-name="T44">,</text:span></text:p>
      <text:p text:style-name="P167"><text:span text:style-name="T46"><text:s text:c="12"/></text:span><text:span text:style-name="T148">"validationShouldReturnChoiceErrors() : See the errors above"</text:span><text:span text:style-name="T143">)</text:span><text:span text:style-name="T44">;</text:span></text:p>
      <text:p text:style-name="P167"><text:span text:style-name="T46"><text:s text:c="4"/></text:span><text:span text:style-name="T143">}</text:span></text:p>
      <text:p text:style-name="P171">}</text:p>
      <text:p text:style-name="P36"/>
      <text:p text:style-name="P160">ANNEXE : Démarche pour la recherche des types de champs rencontrés :</text:p>
      <text:p text:style-name="P29"/>
      <text:p text:style-name="P29"><text:s/>790 <text:s/>grep <text:s/>"type" src/Eliberty/RedpillBundle/Resources/config/doctrine/* &gt;zzzisa/listType</text:p>
      <text:p text:style-name="P28"><text:s text:c="2"/>797 <text:s/>grep <text:s/>-v "string" zzzisa/listType &gt;zzzisa/listType1</text:p>
      <text:p text:style-name="P28"><text:s text:c="2"/>798 <text:s/>cat zzzisa/listType1</text:p>
      <text:p text:style-name="P28"><text:s text:c="2"/>799 <text:s/>grep <text:s/>-v "integer" zzzisa/listType1 &gt;zzzisa/listType2</text:p>
      <text:p text:style-name="P28"><text:s text:c="2"/>800 <text:s/>cat zzzisa/listType2</text:p>
      <text:p text:style-name="P28"><text:s text:c="2"/>801 <text:s/>grep <text:s/>-v "boolean" zzzisa/listType2 &gt;zzzisa/listType3</text:p>
      <text:p text:style-name="P28"><text:s text:c="2"/>802 <text:s/>cat zzzisa/listType3</text:p>
      <text:p text:style-name="P28"><text:s text:c="2"/>803 <text:s/>grep <text:s/>-v "datetime" zzzisa/listType3 &gt;zzzisa/listType4</text:p>
      <text:p text:style-name="P28"><text:s text:c="2"/>804 <text:s/>cat zzzisa/listType4</text:p>
      <text:p text:style-name="P28"><text:s text:c="2"/>805 <text:s/>grep <text:s/>-v "text" zzzisa/listType4 &gt;zzzisa/listType5</text:p>
      <text:p text:style-name="P28"><text:s text:c="2"/>806 <text:s/>cat zzzisa/listType5</text:p>
      <text:p text:style-name="P28"><text:s text:c="2"/>807 <text:s/>grep <text:s/>"enum" zzzisa/listType5 &gt;zzzisa/listTypeEnum</text:p>
      <text:p text:style-name="P28"><text:s text:c="2"/>808 <text:s/>cat zzzisa/listTypeEnum</text:p>
      <text:p text:style-name="P28"><text:s text:c="2"/>809 <text:s/>grep <text:s/>-v "enum" zzzisa/listType5 &gt;zzzisa/listType6</text:p>
      <text:p text:style-name="P28"><text:s text:c="2"/>810 <text:s/>cat zzzisa/listType6</text:p>
      <text:p text:style-name="P28"><text:s text:c="2"/>811 <text:s/>grep <text:s/>-v "date" zzzisa/listType6 &gt;zzzisa/listType7</text:p>
      <text:p text:style-name="P28"><text:s text:c="2"/>812 <text:s/>cat zzzisa/listType7</text:p>
      <text:p text:style-name="P28"><text:s text:c="2"/>813 <text:s/><text:bookmark-start text:name="__DdeLink__1033_1445298740"/>grep <text:s/>-v "decimal" zzzisa/listType7 <text:bookmark-end text:name="__DdeLink__1033_1445298740"/>&gt;zzzisa/listType8</text:p>
      <text:p text:style-name="P28"><text:s text:c="2"/>814 <text:s/>cat zzzisa/listType8</text:p>
      <text:p text:style-name="P28"><text:s text:c="2"/>815 <text:s/>grep <text:s/>-v "amount" zzzisa/listType8 &gt;zzzisa/listType9</text:p>
      <text:p text:style-name="P28"><text:s text:c="2"/>816 <text:s/>cat zzzisa/listType9</text:p>
      <text:p text:style-name="P28"><text:s text:c="2"/>817 <text:s/>grep <text:s/>-v "preFlush" zzzisa/listType9 &gt;zzzisa/listType10</text:p>
      <text:p text:style-name="P28"><text:s text:c="2"/>818 <text:s/>cat zzzisa/listType10</text:p>
      <text:p text:style-name="P28"><text:s text:c="2"/>819 <text:s/>cat zzzisa/listType9</text:p>
      <text:p text:style-name="P28"><text:s text:c="2"/>820 <text:s/>grep <text:s/>-v "json_array" zzzisa/listType9 &gt;zzzisa/listType10</text:p>
      <text:p text:style-name="P28"><text:s text:c="2"/>821 <text:s/>cat zzzisa/listType10</text:p>
      <text:p text:style-name="P28"><text:s text:c="2"/>822 <text:s/>grep "array" zzzisa/listType10</text:p>
      <text:p text:style-name="P28"><text:s text:c="2"/>823 <text:s/>grep <text:s/>-v "array" zzzisa/listType10 &gt;zzzisa/listType11</text:p>
      <text:p text:style-name="P28"><text:s text:c="2"/>824 <text:s/>cat zzzisa/listType11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Helvetica" svg:font-family="Helvetica, Arial, sans-serif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CJK JP Regular1" svg:font-family="'Noto Sans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" style:font-family-asian="'Noto Sans CJK JP Regular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CJK JP Regular1" style:font-family-asian="'Noto Sans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26:42.478619167</meta:creation-date>
    <meta:generator>LibreOffice/6.0.4.2$Linux_X86_64 LibreOffice_project/9b0d9b32d5dcda91d2f1a96dc04c645c450872bf</meta:generator>
    <dc:date>2018-07-13T15:20:20.750675631</dc:date>
    <meta:editing-duration>P1DT22H28M49S</meta:editing-duration>
    <meta:editing-cycles>55</meta:editing-cycles>
    <meta:document-statistic meta:table-count="0" meta:image-count="0" meta:object-count="3" meta:page-count="23" meta:paragraph-count="712" meta:word-count="4589" meta:character-count="39354" meta:non-whitespace-character-count="306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ddddd" fo:wrap-option="wrap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ichierOrm-valid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Doctrine <text:s text:c="3"/>/Resources/config/doctrine/</text:p>
          </table:table-cell>
          <table:table-cell table:style-name="ce5" office:value-type="string" calcext:value-type="string">
            <text:p>Models <text:s text:c="37"/>/Model/</text:p>
          </table:table-cell>
          <table:table-cell table:style-name="ce5" office:value-type="string" calcext:value-type="string">
            <text:p>validation.yml</text:p>
          </table:table-cell>
          <table:table-cell table:style-name="ce5" office:value-type="string" calcext:value-type="string">
            <text:p>nb champs simples</text:p>
          </table:table-cell>
        </table:table-row>
        <table:table-row table:style-name="ro2">
          <table:table-cell office:value-type="string" calcext:value-type="string">
            <text:p>AccessToken.orm.xml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tion.orm.xml</text:p>
          </table:table-cell>
          <table:table-cell office:value-type="string" calcext:value-type="string">
            <text:p>Action.ph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ddress.orm.xml</text:p>
          </table:table-cell>
          <table:table-cell office:value-type="string" calcext:value-type="string">
            <text:p>Address.php</text:p>
          </table:table-cell>
          <table:table-cell office:value-type="string" calcext:value-type="string">
            <text:p>Address: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AdjustmentMapping.orm.xml</text:p>
          </table:table-cell>
          <table:table-cell office:value-type="string" calcext:value-type="string">
            <text:p>AdjustmentMapping.ph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justment.orm.xml</text:p>
          </table:table-cell>
          <table:table-cell office:value-type="string" calcext:value-type="string">
            <text:p>Adjustment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lfiKeycard.orm.xml</text:p>
          </table:table-cell>
          <table:table-cell/>
          <table:table-cell office:value-type="string" calcext:value-type="string">
            <text:p>AlfiKeycard: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partment.orm.xml</text:p>
          </table:table-cell>
          <table:table-cell office:value-type="string" calcext:value-type="string">
            <text:p>Apartment.php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piToken.orm.xml</text:p>
          </table:table-cell>
          <table:table-cell office:value-type="string" calcext:value-type="string">
            <text:p>ApiToken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sset.orm.xml</text:p>
          </table:table-cell>
          <table:table-cell office:value-type="string" calcext:value-type="string">
            <text:p>Asset.php</text:p>
          </table:table-cell>
          <table:table-cell office:value-type="string" calcext:value-type="string">
            <text:p>Asset: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uthCode.orm.xml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nkCard.orm.xm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ankTransaction.orm.xml</text:p>
          </table:table-cell>
          <table:table-cell office:value-type="string" calcext:value-type="string">
            <text:p>BankTransaction.php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ankTransfer.orm.xml</text:p>
          </table:table-cell>
          <table:table-cell/>
          <table:table-cell office:value-type="string" calcext:value-type="string">
            <text:p>BankTransfer: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okingOrderitem.orm.xml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ookingOrder.orm.xml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BookingUnit.orm.xml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lendarPrice.orm.xml</text:p>
          </table:table-cell>
          <table:table-cell office:value-type="string" calcext:value-type="string">
            <text:p>CalendarPrice.php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ampaign.orm.xml</text:p>
          </table:table-cell>
          <table:table-cell office:value-type="string" calcext:value-type="string">
            <text:p>Campaign.php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shDeskData.orm.xml</text:p>
          </table:table-cell>
          <table:table-cell office:value-type="string" calcext:value-type="string">
            <text:p>CashDeskData.php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ashdeskSale.orm.xml</text:p>
          </table:table-cell>
          <table:table-cell office:value-type="string" calcext:value-type="string">
            <text:p>CashdeskSale.php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atalogImport.orm.xml</text:p>
          </table:table-cell>
          <table:table-cell office:value-type="string" calcext:value-type="string">
            <text:p>CatalogImport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atalog.orm.xml</text:p>
          </table:table-cell>
          <table:table-cell office:value-type="string" calcext:value-type="string">
            <text:p>Catalog.php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lient.orm.xml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deBatch.orm.xml</text:p>
          </table:table-cell>
          <table:table-cell office:value-type="string" calcext:value-type="string">
            <text:p>CodeBatch.php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nfigfield.orm.xml</text:p>
          </table:table-cell>
          <table:table-cell office:value-type="string" calcext:value-type="string">
            <text:p>Configfield.php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nsumercategory.orm.xml</text:p>
          </table:table-cell>
          <table:table-cell office:value-type="string" calcext:value-type="string">
            <text:p>Consumercategory.php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ontact.orm.xml</text:p>
          </table:table-cell>
          <table:table-cell office:value-type="string" calcext:value-type="string">
            <text:p>Contact.php</text:p>
          </table:table-cell>
          <table:table-cell office:value-type="string" calcext:value-type="string">
            <text:p>Contact: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Contractor.orm.xml</text:p>
          </table:table-cell>
          <table:table-cell office:value-type="string" calcext:value-type="string">
            <text:p>Contractor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ountry.orm.xml</text:p>
          </table:table-cell>
          <table:table-cell office:value-type="string" calcext:value-type="string">
            <text:p>Country.ph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upon.orm.xml</text:p>
          </table:table-cell>
          <table:table-cell office:value-type="string" calcext:value-type="string">
            <text:p>Coupon.php</text:p>
          </table:table-cell>
          <table:table-cell office:value-type="string" calcext:value-type="string">
            <text:p>Coupon: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ci4crmTracking.orm.xml</text:p>
          </table:table-cell>
          <table:table-cell office:value-type="string" calcext:value-type="string">
            <text:p>Dci4crmTracking.php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etectionStrategy.orm.xml</text:p>
          </table:table-cell>
          <table:table-cell office:value-type="string" calcext:value-type="string">
            <text:p>DetectionStrategy.php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vice.orm.xml</text:p>
          </table:table-cell>
          <table:table-cell office:value-type="string" calcext:value-type="string">
            <text:p>Device.php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ocument.orm.xml</text:p>
          </table:table-cell>
          <table:table-cell office:value-type="string" calcext:value-type="string">
            <text:p>Document.php</text:p>
          </table:table-cell>
          <table:table-cell office:value-type="string" calcext:value-type="string">
            <text:p>Document: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xclusion.orm.xml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xternalNumber.orm.xml</text:p>
          </table:table-cell>
          <table:table-cell office:value-type="string" calcext:value-type="string">
            <text:p>ExternalNumber.ph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ernalReference.orm.xml</text:p>
          </table:table-cell>
          <table:table-cell office:value-type="string" calcext:value-type="string">
            <text:p>ExternalReference.ph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eld.orm.xml</text:p>
          </table:table-cell>
          <table:table-cell office:value-type="string" calcext:value-type="string">
            <text:p>Field.php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iledayProcessing.orm.xml</text:p>
          </table:table-cell>
          <table:table-cell office:value-type="string" calcext:value-type="string">
            <text:p>FiledayProcessing.php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ollowUp.orm.xml</text:p>
          </table:table-cell>
          <table:table-cell office:value-type="string" calcext:value-type="string">
            <text:p>FollowUp.php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te.orm.xml</text:p>
          </table:table-cell>
          <table:table-cell office:value-type="string" calcext:value-type="string">
            <text:p>Gate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roupDevice.orm.xml</text:p>
          </table:table-cell>
          <table:table-cell office:value-type="string" calcext:value-type="string">
            <text:p>GroupDevice.php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roupfield.orm.xml</text:p>
          </table:table-cell>
          <table:table-cell office:value-type="string" calcext:value-type="string">
            <text:p>Groupfield.php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roupInstance.orm.xml</text:p>
          </table:table-cell>
          <table:table-cell office:value-type="string" calcext:value-type="string">
            <text:p>GroupInstance.php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istory.orm.xml</text:p>
          </table:table-cell>
          <table:table-cell office:value-type="string" calcext:value-type="string">
            <text:p>History.php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eycardNumber.orm.xml</text:p>
          </table:table-cell>
          <table:table-cell office:value-type="string" calcext:value-type="string">
            <text:p>KeycardNumber.php</text:p>
          </table:table-cell>
          <table:table-cell office:value-type="string" calcext:value-type="string">
            <text:p>KeycardNumber: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eycard.orm.xml</text:p>
          </table:table-cell>
          <table:table-cell office:value-type="string" calcext:value-type="string">
            <text:p>Keycard.php</text:p>
          </table:table-cell>
          <table:table-cell office:value-type="string" calcext:value-type="string">
            <text:p>Keycard: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andate.orm.xml</text:p>
          </table:table-cell>
          <table:table-cell office:value-type="string" calcext:value-type="string">
            <text:p>Mandate.ph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essageTracking.orm.xml</text:p>
          </table:table-cell>
          <table:table-cell office:value-type="string" calcext:value-type="string">
            <text:p>MessageTracking.php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0:21:21.09322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ichierOrm-valid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0">
          <table:table-cell table:number-columns-repeated="4"/>
        </table:table-row>
        <table:table-row table:style-name="ro1">
          <table:table-cell table:style-name="ce3" office:value-type="string" calcext:value-type="string">
            <text:p>MulticashdeskMaster.orm.xml</text:p>
          </table:table-cell>
          <table:table-cell table:style-name="ce3" office:value-type="string" calcext:value-type="string">
            <text:p>MulticashdeskMaster.php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MulticashdeskSlave.orm.xml</text:p>
          </table:table-cell>
          <table:table-cell table:style-name="ce3" office:value-type="string" calcext:value-type="string">
            <text:p>MulticashdeskSlave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OpenActivationItem.orm.xml</text:p>
          </table:table-cell>
          <table:table-cell table:style-name="ce3"/>
          <table:table-cell table:style-name="ce3" office:value-type="string" calcext:value-type="string">
            <text:p>OpenActivationItem: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OpenActivation.orm.xml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penKeycard.orm.xml</text:p>
          </table:table-cell>
          <table:table-cell table:style-name="ce3"/>
          <table:table-cell table:style-name="ce3" office:value-type="string" calcext:value-type="string">
            <text:p>OpenKeycard: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rderitem.orm.xml</text:p>
          </table:table-cell>
          <table:table-cell table:style-name="ce3" office:value-type="string" calcext:value-type="string">
            <text:p>Orderitem.php</text:p>
          </table:table-cell>
          <table:table-cell table:style-name="ce3"/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Order.orm.xml</text:p>
          </table:table-cell>
          <table:table-cell table:style-name="ce3" office:value-type="string" calcext:value-type="string">
            <text:p>Order.php</text:p>
          </table:table-cell>
          <table:table-cell table:style-name="ce3" office:value-type="string" calcext:value-type="string">
            <text:p>Order: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Partner.orm.xml</text:p>
          </table:table-cell>
          <table:table-cell table:style-name="ce3" office:value-type="string" calcext:value-type="string">
            <text:p>Partner.php</text:p>
          </table:table-cell>
          <table:table-cell table:style-name="ce3" office:value-type="string" calcext:value-type="string">
            <text:p>Partner: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PartnerPrice.orm.xml</text:p>
          </table:table-cell>
          <table:table-cell table:style-name="ce3" office:value-type="string" calcext:value-type="string">
            <text:p>PartnerPrice.php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PaymentConfig.orm.xml</text:p>
          </table:table-cell>
          <table:table-cell table:style-name="ce3" office:value-type="string" calcext:value-type="string">
            <text:p>PaymentConfig.php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PaymentMean.orm.xml</text:p>
          </table:table-cell>
          <table:table-cell table:style-name="ce3" office:value-type="string" calcext:value-type="string">
            <text:p>PaymentMean.php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Payment.orm.xml</text:p>
          </table:table-cell>
          <table:table-cell table:style-name="ce3" office:value-type="string" calcext:value-type="string">
            <text:p>Payment.php</text:p>
          </table:table-cell>
          <table:table-cell table:style-name="ce3" office:value-type="string" calcext:value-type="string">
            <text:p>Payment: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PermissionOperation.orm.xml</text:p>
          </table:table-cell>
          <table:table-cell table:style-name="ce3" office:value-type="string" calcext:value-type="string">
            <text:p>PermissionOperation.php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ermission.orm.xml</text:p>
          </table:table-cell>
          <table:table-cell table:style-name="ce3" office:value-type="string" calcext:value-type="string">
            <text:p>Permission.php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PickupSite.orm.xml</text:p>
          </table:table-cell>
          <table:table-cell table:style-name="ce3" office:value-type="string" calcext:value-type="string">
            <text:p>PickupSite.php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Pricecategory.orm.xml</text:p>
          </table:table-cell>
          <table:table-cell table:style-name="ce3" office:value-type="string" calcext:value-type="string">
            <text:p>Pricecategory.php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PriceCheck.orm.xml</text:p>
          </table:table-cell>
          <table:table-cell table:style-name="ce3" office:value-type="string" calcext:value-type="string">
            <text:p>PriceCheck.php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rice.orm.xml</text:p>
          </table:table-cell>
          <table:table-cell table:style-name="ce3" office:value-type="string" calcext:value-type="string">
            <text:p>Price.php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rintableDocument.orm.xml</text:p>
          </table:table-cell>
          <table:table-cell table:style-name="ce3" office:value-type="string" calcext:value-type="string">
            <text:p>PrintableDocument.php</text:p>
          </table:table-cell>
          <table:table-cell table:style-name="ce3" office:value-type="string" calcext:value-type="string">
            <text:p>PrintableDocument: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rocessing.orm.xml</text:p>
          </table:table-cell>
          <table:table-cell table:style-name="ce3" office:value-type="string" calcext:value-type="string">
            <text:p>Processing.php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Productcategory.orm.xml</text:p>
          </table:table-cell>
          <table:table-cell table:style-name="ce3" office:value-type="string" calcext:value-type="string">
            <text:p>Productcategory.php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ProductChildren.orm.xml</text:p>
          </table:table-cell>
          <table:table-cell table:style-name="ce3" office:value-type="string" calcext:value-type="string">
            <text:p>ProductChildren.php</text:p>
          </table:table-cell>
          <table:table-cell table:style-name="ce3" office:value-type="string" calcext:value-type="string">
            <text:p>ProductChildren: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ProductExclusion.orm.xml</text:p>
          </table:table-cell>
          <table:table-cell table:style-name="ce3" office:value-type="string" calcext:value-type="string">
            <text:p>ProductExclusion.ph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roduct.orm.xml</text:p>
          </table:table-cell>
          <table:table-cell table:style-name="ce3" office:value-type="string" calcext:value-type="string">
            <text:p>Product.php</text:p>
          </table:table-cell>
          <table:table-cell table:style-name="ce3"/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string" calcext:value-type="string">
            <text:p>Promotion.orm.xml</text:p>
          </table:table-cell>
          <table:table-cell table:style-name="ce3" office:value-type="string" calcext:value-type="string">
            <text:p>Promotion.php</text:p>
          </table:table-cell>
          <table:table-cell table:style-name="ce3" office:value-type="string" calcext:value-type="string">
            <text:p>Promotion: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string" calcext:value-type="string">
            <text:p>ProposalGenerator.orm.xml</text:p>
          </table:table-cell>
          <table:table-cell table:style-name="ce3" office:value-type="string" calcext:value-type="string">
            <text:p>ProposalGenerator.php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RefreshToken.orm.xml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enewal.orm.xml</text:p>
          </table:table-cell>
          <table:table-cell table:style-name="ce3" office:value-type="string" calcext:value-type="string">
            <text:p>Renewal.php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Right.orm.xml</text:p>
          </table:table-cell>
          <table:table-cell table:style-name="ce3" office:value-type="string" calcext:value-type="string">
            <text:p>Right.php</text:p>
          </table:table-cell>
          <table:table-cell table:style-name="ce3" office:value-type="string" calcext:value-type="string">
            <text:p>Right: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Rule.orm.xml</text:p>
          </table:table-cell>
          <table:table-cell table:style-name="ce3" office:value-type="string" calcext:value-type="string">
            <text:p>Rule.php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leschannelConfiguration.orm.xml</text:p>
          </table:table-cell>
          <table:table-cell table:style-name="ce3" office:value-type="string" calcext:value-type="string">
            <text:p>SaleschannelConfiguration.php</text:p>
          </table:table-cell>
          <table:table-cell table:style-name="ce3" office:value-type="string" calcext:value-type="string">
            <text:p>SaleschannelConfiguration: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Schedule.orm.xml</text:p>
          </table:table-cell>
          <table:table-cell table:style-name="ce3" office:value-type="string" calcext:value-type="string">
            <text:p>Schedule.php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eason.orm.xml</text:p>
          </table:table-cell>
          <table:table-cell table:style-name="ce3" office:value-type="string" calcext:value-type="string">
            <text:p>Season.php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ShipmentItem.orm.xml</text:p>
          </table:table-cell>
          <table:table-cell table:style-name="ce3" office:value-type="string" calcext:value-type="string">
            <text:p>ShipmentItem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hipment.orm.xml</text:p>
          </table:table-cell>
          <table:table-cell table:style-name="ce3" office:value-type="string" calcext:value-type="string">
            <text:p>Shipment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hippingCategory.orm.xml</text:p>
          </table:table-cell>
          <table:table-cell table:style-name="ce3" office:value-type="string" calcext:value-type="string">
            <text:p>ShippingCategory.php</text:p>
          </table:table-cell>
          <table:table-cell table:style-name="ce3" office:value-type="string" calcext:value-type="string">
            <text:p>ShippingCategory: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hippingMethod.orm.xml</text:p>
          </table:table-cell>
          <table:table-cell table:style-name="ce3" office:value-type="string" calcext:value-type="string">
            <text:p>ShippingMethod.php</text:p>
          </table:table-cell>
          <table:table-cell table:style-name="ce3" office:value-type="string" calcext:value-type="string">
            <text:p>ShippingMethod: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hippingRule.orm.xml</text:p>
          </table:table-cell>
          <table:table-cell table:style-name="ce3" office:value-type="string" calcext:value-type="string">
            <text:p>ShippingRule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kidataKeycard.orm.xml</text:p>
          </table:table-cell>
          <table:table-cell table:style-name="ce3"/>
          <table:table-cell table:style-name="ce3" office:value-type="string" calcext:value-type="string">
            <text:p>SkidataKeycard: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kiday.orm.xml</text:p>
          </table:table-cell>
          <table:table-cell table:style-name="ce3" office:value-type="string" calcext:value-type="string">
            <text:p>Skiday.php</text:p>
          </table:table-cell>
          <table:table-cell table:style-name="ce3"/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Sponsorship.orm.xml</text:p>
          </table:table-cell>
          <table:table-cell table:style-name="ce3" office:value-type="string" calcext:value-type="string">
            <text:p>Sponsorship.php</text:p>
          </table:table-cell>
          <table:table-cell table:style-name="ce3" office:value-type="string" calcext:value-type="string">
            <text:p>Sponsorship: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Tagging.orm.xml</text:p>
          </table:table-cell>
          <table:table-cell table:style-name="ce3" office:value-type="string" calcext:value-type="string">
            <text:p>Tagging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ag.orm.xml</text:p>
          </table:table-cell>
          <table:table-cell table:style-name="ce3" office:value-type="string" calcext:value-type="string">
            <text:p>Tag.ph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arifsector.orm.xml</text:p>
          </table:table-cell>
          <table:table-cell table:style-name="ce3" office:value-type="string" calcext:value-type="string">
            <text:p>Tarifsector.php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Taxonomy.orm.xml</text:p>
          </table:table-cell>
          <table:table-cell table:style-name="ce3" office:value-type="string" calcext:value-type="string">
            <text:p>Taxonomy.php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axon.orm.xml</text:p>
          </table:table-cell>
          <table:table-cell table:style-name="ce3" office:value-type="string" calcext:value-type="string">
            <text:p>Taxon.php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amaxessKeycard.orm.xml</text:p>
          </table:table-cell>
          <table:table-cell table:style-name="ce3"/>
          <table:table-cell table:style-name="ce3" office:value-type="string" calcext:value-type="string">
            <text:p>TeamaxessKeycard: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mplateCategory.orm.xml</text:p>
          </table:table-cell>
          <table:table-cell table:style-name="ce3" office:value-type="string" calcext:value-type="string">
            <text:p>TemplateCategory.php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Template.orm.xml</text:p>
          </table:table-cell>
          <table:table-cell table:style-name="ce3" office:value-type="string" calcext:value-type="string">
            <text:p>Template.php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TemplateSection.orm.xml</text:p>
          </table:table-cell>
          <table:table-cell table:style-name="ce3" office:value-type="string" calcext:value-type="string">
            <text:p>TemplateSection.php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0:23:04.598075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ichierOrm-valid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0">
          <table:table-cell table:number-columns-repeated="4"/>
        </table:table-row>
        <table:table-row table:style-name="ro1">
          <table:table-cell table:style-name="ce3" office:value-type="string" calcext:value-type="string">
            <text:p>TicketEventDataAttrib.orm.xml</text:p>
          </table:table-cell>
          <table:table-cell table:style-name="ce3" office:value-type="string" calcext:value-type="string">
            <text:p>TicketEventDataAttrib.ph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icketEventData.orm.xml</text:p>
          </table:table-cell>
          <table:table-cell table:style-name="ce3" office:value-type="string" calcext:value-type="string">
            <text:p>TicketEventData.php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TicketOrderitem.orm.xml</text:p>
          </table:table-cell>
          <table:table-cell table:style-name="ce3"/>
          <table:table-cell table:style-name="ce3" office:value-type="string" calcext:value-type="string">
            <text:p>TicketOrderitem: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TrackingCampaign.orm.xml</text:p>
          </table:table-cell>
          <table:table-cell table:style-name="ce3" office:value-type="string" calcext:value-type="string">
            <text:p>TrackingCampaign.php</text:p>
          </table:table-cell>
          <table:table-cell table:style-name="ce3" office:value-type="string" calcext:value-type="string">
            <text:p>TrackingCampaign: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Tracking.orm.xml</text:p>
          </table:table-cell>
          <table:table-cell table:style-name="ce3" office:value-type="string" calcext:value-type="string">
            <text:p>Tracking.php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rackingProcessingDate.orm.xml</text:p>
          </table:table-cell>
          <table:table-cell table:style-name="ce3" office:value-type="string" calcext:value-type="string">
            <text:p>TrackingProcessingDate.php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rackingProcessing.orm.xml</text:p>
          </table:table-cell>
          <table:table-cell table:style-name="ce3" office:value-type="string" calcext:value-type="string">
            <text:p>TrackingProcessing.php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Translation.orm.xml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Transmission.orm.xml</text:p>
          </table:table-cell>
          <table:table-cell table:style-name="ce3" office:value-type="string" calcext:value-type="string">
            <text:p>Transmission.php</text:p>
          </table:table-cell>
          <table:table-cell table:style-name="ce3"/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string" calcext:value-type="string">
            <text:p>User.orm.xml</text:p>
          </table:table-cell>
          <table:table-cell table:style-name="ce3" office:value-type="string" calcext:value-type="string">
            <text:p>User.php</text:p>
          </table:table-cell>
          <table:table-cell table:style-name="ce3" office:value-type="string" calcext:value-type="string">
            <text:p>User: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UserPreference.orm.xml</text:p>
          </table:table-cell>
          <table:table-cell table:style-name="ce3" office:value-type="string" calcext:value-type="string">
            <text:p>UserPreference.php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Validitycategory.orm.xml</text:p>
          </table:table-cell>
          <table:table-cell table:style-name="ce3" office:value-type="string" calcext:value-type="string">
            <text:p>Validitycategory.php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Validityperiod.orm.xml</text:p>
          </table:table-cell>
          <table:table-cell table:style-name="ce3" office:value-type="string" calcext:value-type="string">
            <text:p>Validityperiod.php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Variant.orm.xml</text:p>
          </table:table-cell>
          <table:table-cell table:style-name="ce3" office:value-type="string" calcext:value-type="string">
            <text:p>Variant.php</text:p>
          </table:table-cell>
          <table:table-cell table:style-name="ce3" office:value-type="string" calcext:value-type="string">
            <text:p>Variant: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VoucherCode.orm.xml</text:p>
          </table:table-cell>
          <table:table-cell table:style-name="ce3" office:value-type="string" calcext:value-type="string">
            <text:p>VoucherCode.php</text:p>
          </table:table-cell>
          <table:table-cell table:style-name="ce3" office:value-type="string" calcext:value-type="string">
            <text:p>VoucherCode: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Webhook.orm.xml</text:p>
          </table:table-cell>
          <table:table-cell table:style-name="ce3" office:value-type="string" calcext:value-type="string">
            <text:p>Webhook.php</text:p>
          </table:table-cell>
          <table:table-cell table:style-name="ce3" office:value-type="string" calcext:value-type="string">
            <text:p>Webhook: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ebInstance.orm.xml</text:p>
          </table:table-cell>
          <table:table-cell table:style-name="ce3" office:value-type="string" calcext:value-type="string">
            <text:p>WebInstance.php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Website.orm.xml</text:p>
          </table:table-cell>
          <table:table-cell table:style-name="ce3" office:value-type="string" calcext:value-type="string">
            <text:p>Website.php</text:p>
          </table:table-cell>
          <table:table-cell table:style-name="ce3"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ZoneMember.orm.xml</text:p>
          </table:table-cell>
          <table:table-cell table:style-name="ce3" office:value-type="string" calcext:value-type="string">
            <text:p>ZoneMember.php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Zone.orm.xml</text:p>
          </table:table-cell>
          <table:table-cell table:style-name="ce3" office:value-type="string" calcext:value-type="string">
            <text:p>Zone.php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Models sans .orm : 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artDeliveryMode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Cartitem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FinalizationOrder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Opencard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Proposal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RestResponse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imulation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SkiCase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Uploadable.php</text:p>
          </table:table-cell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UserCheckoutIdentification.php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0:23:34.525759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